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3ee0edf"/>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c7613d" officeooo:paragraph-rsid="03c7613d"/>
    </style:style>
    <style:style style:name="P112" style:family="paragraph" style:parent-style-name="Standard">
      <style:text-properties style:text-underline-style="none" officeooo:rsid="038ae80b" officeooo:paragraph-rsid="039742cc"/>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0a15e37" officeooo:paragraph-rsid="009be8d5"/>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42804e6"/>
    </style:style>
    <style:style style:name="P119" style:family="paragraph" style:parent-style-name="Standard">
      <style:text-properties officeooo:paragraph-rsid="0426db7b"/>
    </style:style>
    <style:style style:name="P120" style:family="paragraph" style:parent-style-name="Standard">
      <style:text-properties fo:color="#000000" loext:opacity="100%" officeooo:paragraph-rsid="0426db7b"/>
    </style:style>
    <style:style style:name="P121"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26db7b" style:font-size-asian="12pt" style:font-style-asian="normal" style:font-weight-asian="normal" style:font-size-complex="12pt" style:font-style-complex="normal" style:font-weight-complex="normal"/>
    </style:style>
    <style:style style:name="P122" style:family="paragraph" style:parent-style-name="Standard">
      <style:text-properties fo:color="#ff4000" loext:opacity="100%" fo:font-weight="normal" officeooo:rsid="006fbec8" officeooo:paragraph-rsid="01316e26" style:font-weight-asian="normal" style:font-weight-complex="normal"/>
    </style:style>
    <style:style style:name="P123" style:family="paragraph" style:parent-style-name="Standard">
      <style:text-properties fo:color="#ff4000" loext:opacity="100%" fo:font-weight="normal" officeooo:rsid="011d20f8" officeooo:paragraph-rsid="01316e26" style:font-weight-asian="normal" style:font-weight-complex="normal"/>
    </style:style>
    <style:style style:name="P124"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5" style:family="paragraph" style:parent-style-name="Standard">
      <style:text-properties officeooo:paragraph-rsid="01316e26"/>
    </style:style>
    <style:style style:name="P126" style:family="paragraph" style:parent-style-name="Standard">
      <style:text-properties fo:color="#ff4000" loext:opacity="100%" style:text-underline-style="none" officeooo:rsid="006eb73e" officeooo:paragraph-rsid="006eba39"/>
    </style:style>
    <style:style style:name="P127" style:family="paragraph" style:parent-style-name="Standard">
      <style:text-properties fo:color="#ff4000" loext:opacity="100%" style:text-underline-style="none" officeooo:rsid="0052b987" officeooo:paragraph-rsid="009f616e"/>
    </style:style>
    <style:style style:name="P128" style:family="paragraph" style:parent-style-name="Standard">
      <style:text-properties fo:color="#ff4000" loext:opacity="100%" style:text-underline-style="none" officeooo:rsid="0052b987" officeooo:paragraph-rsid="005f2654"/>
    </style:style>
    <style:style style:name="P129" style:family="paragraph" style:parent-style-name="Standard">
      <style:text-properties fo:color="#ff4000" loext:opacity="100%" style:text-underline-style="none" officeooo:rsid="0052b987" officeooo:paragraph-rsid="0052b987"/>
    </style:style>
    <style:style style:name="P130" style:family="paragraph" style:parent-style-name="Standard">
      <style:text-properties fo:color="#ff4000" loext:opacity="100%" style:text-underline-style="none" officeooo:rsid="005328dd" officeooo:paragraph-rsid="005328dd"/>
    </style:style>
    <style:style style:name="P131" style:family="paragraph" style:parent-style-name="Standard">
      <style:text-properties style:text-underline-style="none" officeooo:rsid="00502dfd" officeooo:paragraph-rsid="0052b987"/>
    </style:style>
    <style:style style:name="P132" style:family="paragraph" style:parent-style-name="Standard">
      <style:text-properties style:text-underline-style="none" officeooo:rsid="0269331c" officeooo:paragraph-rsid="0269331c"/>
    </style:style>
    <style:style style:name="P133" style:family="paragraph" style:parent-style-name="Standard">
      <style:text-properties style:text-underline-style="none" officeooo:rsid="02bd28bc" officeooo:paragraph-rsid="02bd28bc"/>
    </style:style>
    <style:style style:name="P134"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5" style:family="paragraph" style:parent-style-name="Standard">
      <style:text-properties style:text-underline-style="none" fo:font-weight="normal" officeooo:rsid="0285cf56" officeooo:paragraph-rsid="0285cf56" style:font-weight-asian="normal" style:font-weight-complex="normal"/>
    </style:style>
    <style:style style:name="P136" style:family="paragraph" style:parent-style-name="Standard">
      <style:text-properties style:text-underline-style="none" fo:font-weight="normal" officeooo:rsid="0285cf56" officeooo:paragraph-rsid="029e958f" style:font-weight-asian="normal" style:font-weight-complex="normal"/>
    </style:style>
    <style:style style:name="P137"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2440b80"/>
    </style:style>
    <style:style style:name="T238" style:family="text">
      <style:text-properties officeooo:rsid="0256211f"/>
    </style:style>
    <style:style style:name="T239" style:family="text">
      <style:text-properties officeooo:rsid="0257ff7a"/>
    </style:style>
    <style:style style:name="T240" style:family="text">
      <style:text-properties fo:font-family="'Liberation Serif'" style:font-family-generic="roman" officeooo:rsid="0256211f"/>
    </style:style>
    <style:style style:name="T241" style:family="text">
      <style:text-properties style:text-position="super 58%" fo:font-family="'Liberation Serif'" style:font-family-generic="roman" officeooo:rsid="0256211f"/>
    </style:style>
    <style:style style:name="T242" style:family="text">
      <style:text-properties style:text-position="0% 100%" fo:font-family="'Liberation Serif'" style:font-family-generic="roman" officeooo:rsid="0256211f"/>
    </style:style>
    <style:style style:name="T243" style:family="text">
      <style:text-properties style:text-position="0% 100%" fo:font-family="'Liberation Serif'" style:font-family-generic="roman" officeooo:rsid="0257517c"/>
    </style:style>
    <style:style style:name="T244" style:family="text">
      <style:text-properties style:text-position="super 58%" fo:font-family="'Liberation Serif'" style:font-family-generic="roman" officeooo:rsid="0257517c"/>
    </style:style>
    <style:style style:name="T245" style:family="text">
      <style:text-properties style:text-position="0% 100%" style:font-name="Bukyvede" officeooo:rsid="0257517c"/>
    </style:style>
    <style:style style:name="T246" style:family="text">
      <style:text-properties style:text-position="0% 100%" style:font-name="Bukyvede" style:text-underline-style="solid" style:text-underline-width="auto" style:text-underline-color="font-color" officeooo:rsid="0257517c"/>
    </style:style>
    <style:style style:name="T247" style:family="text">
      <style:text-properties style:text-position="0% 100%" style:font-name="Liberation Serif1" officeooo:rsid="0257517c"/>
    </style:style>
    <style:style style:name="T248" style:family="text">
      <style:text-properties style:text-position="0% 100%" fo:font-family="'Menaion Medieval'" style:font-pitch="variable" officeooo:rsid="0257517c"/>
    </style:style>
    <style:style style:name="T249" style:family="text">
      <style:text-properties style:text-position="0% 100%" fo:font-family="'Menaion Medieval'" style:font-pitch="variable" style:text-underline-style="solid" style:text-underline-width="auto" style:text-underline-color="font-color" officeooo:rsid="0257517c"/>
    </style:style>
    <style:style style:name="T250" style:family="text">
      <style:text-properties style:text-position="0% 100%" style:font-name="Liberation Serif1" style:text-underline-style="none" officeooo:rsid="0257a2e2"/>
    </style:style>
    <style:style style:name="T251" style:family="text">
      <style:text-properties style:text-position="0% 100%" style:font-name="Liberation Serif1" style:text-underline-style="none" officeooo:rsid="0257ff7a"/>
    </style:style>
    <style:style style:name="T252" style:family="text">
      <style:text-properties style:text-position="0% 100%" style:font-name="Liberation Serif1" style:text-underline-style="none" officeooo:rsid="025a3cde"/>
    </style:style>
    <style:style style:name="T253" style:family="text">
      <style:text-properties style:font-name="Liberation Serif1" officeooo:rsid="014821fb"/>
    </style:style>
    <style:style style:name="T254" style:family="text">
      <style:text-properties style:font-name="Liberation Serif1" officeooo:rsid="014968aa"/>
    </style:style>
    <style:style style:name="T255" style:family="text">
      <style:text-properties style:font-name="Liberation Serif1" officeooo:rsid="01bcd17a"/>
    </style:style>
    <style:style style:name="T256" style:family="text">
      <style:text-properties style:font-name="Liberation Serif1" officeooo:rsid="014c9cfc"/>
    </style:style>
    <style:style style:name="T257" style:family="text">
      <style:text-properties officeooo:rsid="014968aa"/>
    </style:style>
    <style:style style:name="T258" style:family="text">
      <style:text-properties style:font-name="Liberation Serif1" officeooo:rsid="0149b70a"/>
    </style:style>
    <style:style style:name="T259" style:family="text">
      <style:text-properties style:font-name="Liberation Serif1" officeooo:rsid="0149ffed"/>
    </style:style>
    <style:style style:name="T260" style:family="text">
      <style:text-properties style:font-name="Liberation Serif1" officeooo:rsid="0194d977"/>
    </style:style>
    <style:style style:name="T261" style:family="text">
      <style:text-properties style:font-name="Liberation Serif1" officeooo:rsid="019792aa"/>
    </style:style>
    <style:style style:name="T262" style:family="text">
      <style:text-properties style:font-name="Bukyvede" officeooo:rsid="0194d977"/>
    </style:style>
    <style:style style:name="T263" style:family="text">
      <style:text-properties style:font-name="Liberation Serif1" officeooo:rsid="0195cd91"/>
    </style:style>
    <style:style style:name="T264" style:family="text">
      <style:text-properties style:font-name="Bukyvede" officeooo:rsid="019792aa"/>
    </style:style>
    <style:style style:name="T265" style:family="text">
      <style:text-properties style:font-name="Liberation Serif1" officeooo:rsid="0199f306"/>
    </style:style>
    <style:style style:name="T266" style:family="text">
      <style:text-properties style:font-name="Liberation Serif1" officeooo:rsid="01b148c7"/>
    </style:style>
    <style:style style:name="T267" style:family="text">
      <style:text-properties style:font-name="Liberation Serif1" officeooo:rsid="01af5b1b"/>
    </style:style>
    <style:style style:name="T268" style:family="text">
      <style:text-properties style:font-name="Liberation Serif1" officeooo:rsid="01977e4f"/>
    </style:style>
    <style:style style:name="T269" style:family="text">
      <style:text-properties style:font-name="Bukyvede" officeooo:rsid="0195cd91"/>
    </style:style>
    <style:style style:name="T270" style:family="text">
      <style:text-properties style:font-name="Liberation Serif1" officeooo:rsid="019837e1"/>
    </style:style>
    <style:style style:name="T271" style:family="text">
      <style:text-properties style:font-name="Liberation Serif1" fo:font-style="italic" officeooo:rsid="019792aa" style:font-style-asian="italic" style:font-style-complex="italic"/>
    </style:style>
    <style:style style:name="T272" style:family="text">
      <style:text-properties style:font-name="Liberation Serif1" fo:font-style="normal" officeooo:rsid="019792aa" style:font-style-asian="normal" style:font-style-complex="normal"/>
    </style:style>
    <style:style style:name="T273" style:family="text">
      <style:text-properties style:font-name="Liberation Serif1" fo:font-style="normal" officeooo:rsid="026d12e4" style:font-style-asian="normal" style:font-style-complex="normal"/>
    </style:style>
    <style:style style:name="T274" style:family="text">
      <style:text-properties style:font-name="Liberation Serif1" fo:font-style="normal" officeooo:rsid="019bbbe2" style:font-style-asian="normal" style:font-style-complex="normal"/>
    </style:style>
    <style:style style:name="T275" style:family="text">
      <style:text-properties style:font-name="Liberation Serif1" fo:font-style="normal" officeooo:rsid="019837e1" style:font-style-asian="normal" style:font-style-complex="normal"/>
    </style:style>
    <style:style style:name="T276" style:family="text">
      <style:text-properties style:font-name="Liberation Serif1" fo:font-style="normal" officeooo:rsid="01a12e5a" style:font-style-asian="normal" style:font-style-complex="normal"/>
    </style:style>
    <style:style style:name="T277" style:family="text">
      <style:text-properties style:font-name="Liberation Serif1" fo:font-style="normal" officeooo:rsid="01c08e4e" style:font-style-asian="normal" style:font-style-complex="normal"/>
    </style:style>
    <style:style style:name="T278" style:family="text">
      <style:text-properties style:font-name="Liberation Serif1" fo:font-style="normal" officeooo:rsid="019bd78a" style:font-style-asian="normal" style:font-style-complex="normal"/>
    </style:style>
    <style:style style:name="T279" style:family="text">
      <style:text-properties officeooo:rsid="019bd78a"/>
    </style:style>
    <style:style style:name="T280" style:family="text">
      <style:text-properties officeooo:rsid="027d02b6"/>
    </style:style>
    <style:style style:name="T281" style:family="text">
      <style:text-properties style:text-underline-style="solid" style:text-underline-width="auto" style:text-underline-color="font-color" officeooo:rsid="019bd78a"/>
    </style:style>
    <style:style style:name="T282" style:family="text">
      <style:text-properties style:text-underline-style="none" officeooo:rsid="019bd78a"/>
    </style:style>
    <style:style style:name="T283" style:family="text">
      <style:text-properties style:text-underline-style="none" officeooo:rsid="01c188d3"/>
    </style:style>
    <style:style style:name="T284" style:family="text">
      <style:text-properties style:text-underline-style="none" officeooo:rsid="019d9229"/>
    </style:style>
    <style:style style:name="T285" style:family="text">
      <style:text-properties fo:font-style="italic" style:text-underline-style="none" officeooo:rsid="019bd78a" style:font-style-asian="italic" style:font-style-complex="italic"/>
    </style:style>
    <style:style style:name="T286" style:family="text">
      <style:text-properties officeooo:rsid="01ac804c"/>
    </style:style>
    <style:style style:name="T287" style:family="text">
      <style:text-properties fo:font-style="italic" officeooo:rsid="01ac804c" style:font-style-asian="italic" style:font-style-complex="italic"/>
    </style:style>
    <style:style style:name="T288" style:family="text">
      <style:text-properties officeooo:rsid="026d7b22"/>
    </style:style>
    <style:style style:name="T289" style:family="text">
      <style:text-properties officeooo:rsid="01df6160"/>
    </style:style>
    <style:style style:name="T290" style:family="text">
      <style:text-properties officeooo:rsid="026ec80c"/>
    </style:style>
    <style:style style:name="T291" style:family="text">
      <style:text-properties officeooo:rsid="01a1efcc"/>
    </style:style>
    <style:style style:name="T292" style:family="text">
      <style:text-properties fo:font-style="italic" style:font-style-asian="italic" style:font-style-complex="italic"/>
    </style:style>
    <style:style style:name="T293" style:family="text">
      <style:text-properties officeooo:rsid="01baf7d1"/>
    </style:style>
    <style:style style:name="T294" style:family="text">
      <style:text-properties officeooo:rsid="01abd12a"/>
    </style:style>
    <style:style style:name="T295" style:family="text">
      <style:text-properties officeooo:rsid="019fdaeb"/>
    </style:style>
    <style:style style:name="T296" style:family="text">
      <style:text-properties officeooo:rsid="0209b14d"/>
    </style:style>
    <style:style style:name="T297" style:family="text">
      <style:text-properties fo:font-style="italic" officeooo:rsid="019fdaeb" style:font-style-asian="italic" style:font-style-complex="italic"/>
    </style:style>
    <style:style style:name="T298" style:family="text">
      <style:text-properties officeooo:rsid="01a372bb"/>
    </style:style>
    <style:style style:name="T299" style:family="text">
      <style:text-properties style:font-name="Bukyvede" style:text-underline-style="solid" style:text-underline-width="auto" style:text-underline-color="font-color"/>
    </style:style>
    <style:style style:name="T300" style:family="text">
      <style:text-properties style:font-name="Bukyvede"/>
    </style:style>
    <style:style style:name="T301" style:family="text">
      <style:text-properties officeooo:rsid="019e723d"/>
    </style:style>
    <style:style style:name="T302" style:family="text">
      <style:text-properties fo:font-style="italic" officeooo:rsid="019e723d" style:font-style-asian="italic" style:font-style-complex="italic"/>
    </style:style>
    <style:style style:name="T303" style:family="text">
      <style:text-properties officeooo:rsid="01b9000a"/>
    </style:style>
    <style:style style:name="T304" style:family="text">
      <style:text-properties fo:font-style="italic" officeooo:rsid="01b9000a" style:font-style-asian="italic" style:font-style-complex="italic"/>
    </style:style>
    <style:style style:name="T305" style:family="text">
      <style:text-properties officeooo:rsid="01a02dd4"/>
    </style:style>
    <style:style style:name="T306" style:family="text">
      <style:text-properties officeooo:rsid="01a0581b"/>
    </style:style>
    <style:style style:name="T307" style:family="text">
      <style:text-properties officeooo:rsid="01a478ab"/>
    </style:style>
    <style:style style:name="T308" style:family="text">
      <style:text-properties officeooo:rsid="01a5c70f"/>
    </style:style>
    <style:style style:name="T309" style:family="text">
      <style:text-properties style:font-name="Liberation Serif1" officeooo:rsid="009c688a"/>
    </style:style>
    <style:style style:name="T310" style:family="text">
      <style:text-properties style:font-name="Liberation Serif1"/>
    </style:style>
    <style:style style:name="T311" style:family="text">
      <style:text-properties style:font-name="Liberation Serif1" fo:font-size="12pt" style:font-size-asian="12pt" style:font-size-complex="12pt"/>
    </style:style>
    <style:style style:name="T312" style:family="text">
      <style:text-properties style:font-name="Liberation Serif1" officeooo:rsid="0187cee0"/>
    </style:style>
    <style:style style:name="T313" style:family="text">
      <style:text-properties style:font-name="Liberation Serif1" officeooo:rsid="0135bc07"/>
    </style:style>
    <style:style style:name="T314" style:family="text">
      <style:text-properties style:font-name="Liberation Serif1" officeooo:rsid="01771427"/>
    </style:style>
    <style:style style:name="T315" style:family="text">
      <style:text-properties style:font-name="Liberation Serif1" officeooo:rsid="0160260f"/>
    </style:style>
    <style:style style:name="T316" style:family="text">
      <style:text-properties style:font-name="Liberation Serif1" officeooo:rsid="02096cda"/>
    </style:style>
    <style:style style:name="T317" style:family="text">
      <style:text-properties officeooo:rsid="016f96c4"/>
    </style:style>
    <style:style style:name="T318" style:family="text">
      <style:text-properties officeooo:rsid="016dee3f"/>
    </style:style>
    <style:style style:name="T319" style:family="text">
      <style:text-properties style:text-position="super 58%" officeooo:rsid="016dee3f"/>
    </style:style>
    <style:style style:name="T320" style:family="text">
      <style:text-properties style:text-position="0% 100%" officeooo:rsid="016dee3f"/>
    </style:style>
    <style:style style:name="T321" style:family="text">
      <style:text-properties fo:font-style="normal" style:font-style-asian="normal" style:font-style-complex="normal"/>
    </style:style>
    <style:style style:name="T322" style:family="text">
      <style:text-properties fo:font-style="normal" officeooo:rsid="016dee3f" style:font-style-asian="normal" style:font-style-complex="normal"/>
    </style:style>
    <style:style style:name="T323" style:family="text">
      <style:text-properties fo:font-style="normal" officeooo:rsid="01771427" style:font-style-asian="normal" style:font-style-complex="normal"/>
    </style:style>
    <style:style style:name="T324" style:family="text">
      <style:text-properties fo:font-style="normal" officeooo:rsid="01b1fce2" style:font-style-asian="normal" style:font-style-complex="normal"/>
    </style:style>
    <style:style style:name="T325" style:family="text">
      <style:text-properties fo:font-style="italic" officeooo:rsid="016dee3f" style:font-style-asian="italic" style:font-style-complex="italic"/>
    </style:style>
    <style:style style:name="T326" style:family="text">
      <style:text-properties fo:font-style="normal" officeooo:rsid="01b3208c" style:font-style-asian="normal" style:font-style-complex="normal"/>
    </style:style>
    <style:style style:name="T327" style:family="text">
      <style:text-properties fo:font-style="normal" officeooo:rsid="018abf13" style:font-style-asian="normal" style:font-style-complex="normal"/>
    </style:style>
    <style:style style:name="T328" style:family="text">
      <style:text-properties fo:font-family="'Liberation Serif'" style:font-family-generic="roman" fo:font-style="italic" officeooo:rsid="016dee3f" style:font-style-asian="italic" style:font-style-complex="italic"/>
    </style:style>
    <style:style style:name="T329" style:family="text">
      <style:text-properties fo:font-style="normal" officeooo:rsid="016e77ec" style:font-style-asian="normal" style:font-style-complex="normal"/>
    </style:style>
    <style:style style:name="T330" style:family="text">
      <style:text-properties fo:font-style="normal" officeooo:rsid="018b928d" style:font-style-asian="normal" style:font-style-complex="normal"/>
    </style:style>
    <style:style style:name="T331" style:family="text">
      <style:text-properties fo:font-style="italic" officeooo:rsid="016e77ec" style:font-style-asian="italic" style:font-style-complex="italic"/>
    </style:style>
    <style:style style:name="T332" style:family="text">
      <style:text-properties fo:font-style="italic" style:text-underline-style="solid" style:text-underline-width="auto" style:text-underline-color="font-color" officeooo:rsid="016e77ec" style:font-style-asian="italic" style:font-style-complex="italic"/>
    </style:style>
    <style:style style:name="T333" style:family="text">
      <style:text-properties fo:font-family="'Liberation Serif'" style:font-family-generic="roman" fo:font-style="italic" officeooo:rsid="016e77ec" style:font-style-asian="italic" style:font-style-complex="italic"/>
    </style:style>
    <style:style style:name="T334" style:family="text">
      <style:text-properties fo:font-family="'Liberation Serif'" style:font-family-generic="roman" fo:font-style="normal" officeooo:rsid="016e77ec" style:font-style-asian="normal" style:font-style-complex="normal"/>
    </style:style>
    <style:style style:name="T335"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36" style:family="text">
      <style:text-properties fo:font-family="'Liberation Serif'" style:font-family-generic="roman" fo:font-style="normal" officeooo:rsid="01b412d8" style:font-style-asian="normal" style:font-style-complex="normal"/>
    </style:style>
    <style:style style:name="T337" style:family="text">
      <style:text-properties fo:font-family="'Liberation Serif'" style:font-family-generic="roman" fo:font-style="normal" officeooo:rsid="01732ed8" style:font-style-asian="normal" style:font-style-complex="normal"/>
    </style:style>
    <style:style style:name="T338" style:family="text">
      <style:text-properties fo:font-style="normal" officeooo:rsid="018d7f76" style:font-style-asian="normal" style:font-style-complex="normal"/>
    </style:style>
    <style:style style:name="T339" style:family="text">
      <style:text-properties fo:color="#000000" loext:opacity="100%" style:font-name="Liberation Serif1" fo:font-style="normal" officeooo:rsid="01771427" style:font-style-asian="normal" style:font-style-complex="normal"/>
    </style:style>
    <style:style style:name="T340" style:family="text">
      <style:text-properties fo:color="#000000" loext:opacity="100%" style:font-name="Liberation Serif1" fo:font-style="normal" officeooo:rsid="016e77ec" style:font-style-asian="normal" style:font-style-complex="normal"/>
    </style:style>
    <style:style style:name="T341" style:family="text">
      <style:text-properties fo:color="#000000" loext:opacity="100%" style:font-name="Liberation Serif1" fo:font-style="normal" officeooo:rsid="016f96c4" style:font-style-asian="normal" style:font-style-complex="normal"/>
    </style:style>
    <style:style style:name="T342" style:family="text">
      <style:text-properties fo:color="#000000" loext:opacity="100%" style:font-name="Bukyvede" fo:font-style="normal" officeooo:rsid="016e77ec" style:font-style-asian="normal" style:font-style-complex="normal"/>
    </style:style>
    <style:style style:name="T343" style:family="text">
      <style:text-properties fo:color="#000000" loext:opacity="100%" style:font-name="Liberation Serif1" fo:font-style="normal" officeooo:rsid="0170e69f" style:font-style-asian="normal" style:font-style-complex="normal"/>
    </style:style>
    <style:style style:name="T344" style:family="text">
      <style:text-properties fo:color="#000000" loext:opacity="100%" style:font-name="Bukyvede" fo:font-style="normal" officeooo:rsid="0170e69f" style:font-style-asian="normal" style:font-style-complex="normal"/>
    </style:style>
    <style:style style:name="T34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46" style:family="text">
      <style:text-properties fo:color="#000000" loext:opacity="100%" style:font-name="Liberation Serif1" fo:font-style="normal" officeooo:rsid="0171be65" style:font-style-asian="normal" style:font-style-complex="normal"/>
    </style:style>
    <style:style style:name="T347" style:family="text">
      <style:text-properties fo:color="#000000" loext:opacity="100%" style:font-name="Liberation Serif1" fo:font-style="normal" officeooo:rsid="01754fc8" style:font-style-asian="normal" style:font-style-complex="normal"/>
    </style:style>
    <style:style style:name="T348" style:family="text">
      <style:text-properties fo:color="#000000" loext:opacity="100%" style:font-name="Bukyvede" fo:font-style="normal" style:text-underline-style="none" officeooo:rsid="01771427" style:font-style-asian="normal" style:font-style-complex="normal"/>
    </style:style>
    <style:style style:name="T349" style:family="text">
      <style:text-properties fo:color="#000000" loext:opacity="100%" style:font-name="Bukyvede" fo:font-style="normal" officeooo:rsid="01771427" style:font-style-asian="normal" style:font-style-complex="normal"/>
    </style:style>
    <style:style style:name="T350"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1" style:family="text">
      <style:text-properties fo:color="#bf0041" loext:opacity="100%" style:font-name="Liberation Serif1" fo:font-style="normal" officeooo:rsid="01d98b71" style:font-style-asian="normal" style:font-style-complex="normal"/>
    </style:style>
    <style:style style:name="T352" style:family="text">
      <style:text-properties fo:color="#000000" loext:opacity="100%" style:font-name="Liberation Serif1" fo:font-style="normal" officeooo:rsid="0179ae22" style:font-style-asian="normal" style:font-style-complex="normal"/>
    </style:style>
    <style:style style:name="T353" style:family="text">
      <style:text-properties officeooo:rsid="017f734c"/>
    </style:style>
    <style:style style:name="T354" style:family="text">
      <style:text-properties officeooo:rsid="017e47da"/>
    </style:style>
    <style:style style:name="T355" style:family="text">
      <style:text-properties officeooo:rsid="019125e7"/>
    </style:style>
    <style:style style:name="T356" style:family="text">
      <style:text-properties officeooo:rsid="0180616b"/>
    </style:style>
    <style:style style:name="T357" style:family="text">
      <style:text-properties officeooo:rsid="01930b95"/>
    </style:style>
    <style:style style:name="T358" style:family="text">
      <style:text-properties style:font-name="Bookerly" fo:font-size="10pt" officeooo:rsid="00b0d7b5" style:font-size-asian="10pt" style:font-size-complex="10pt"/>
    </style:style>
    <style:style style:name="T359" style:family="text">
      <style:text-properties style:font-name="Bookerly" fo:font-size="10pt" officeooo:rsid="017f734c" style:font-size-asian="10pt" style:font-size-complex="10pt"/>
    </style:style>
    <style:style style:name="T360" style:family="text">
      <style:text-properties style:font-name="Liberation Serif1" fo:font-size="10pt" officeooo:rsid="017f734c" style:font-size-asian="10pt" style:font-size-complex="10pt"/>
    </style:style>
    <style:style style:name="T361" style:family="text">
      <style:text-properties officeooo:rsid="02f961e0"/>
    </style:style>
    <style:style style:name="T362" style:family="text">
      <style:text-properties style:text-position="super 58%"/>
    </style:style>
    <style:style style:name="T363" style:family="text">
      <style:text-properties officeooo:rsid="0270be1f"/>
    </style:style>
    <style:style style:name="T364" style:family="text">
      <style:text-properties style:font-name="Bukyvede" officeooo:rsid="0270be1f"/>
    </style:style>
    <style:style style:name="T365" style:family="text">
      <style:text-properties officeooo:rsid="02725277"/>
    </style:style>
    <style:style style:name="T366" style:family="text">
      <style:text-properties style:text-position="super 58%" officeooo:rsid="02725277"/>
    </style:style>
    <style:style style:name="T367" style:family="text">
      <style:text-properties style:font-name="Bukyvede" officeooo:rsid="02725277"/>
    </style:style>
    <style:style style:name="T368" style:family="text">
      <style:text-properties style:font-name="Bukyvede" officeooo:rsid="0272ddba"/>
    </style:style>
    <style:style style:name="T369" style:family="text">
      <style:text-properties style:font-name="Liberation Serif1" officeooo:rsid="0272ddba"/>
    </style:style>
    <style:style style:name="T370" style:family="text">
      <style:text-properties style:font-name="Liberation Serif1" officeooo:rsid="02725277"/>
    </style:style>
    <style:style style:name="T371" style:family="text">
      <style:text-properties style:font-name="Liberation Serif1" officeooo:rsid="02755d66"/>
    </style:style>
    <style:style style:name="T372" style:family="text">
      <style:text-properties officeooo:rsid="0272d3d8"/>
    </style:style>
    <style:style style:name="T373" style:family="text">
      <style:text-properties officeooo:rsid="0272ddba"/>
    </style:style>
    <style:style style:name="T374" style:family="text">
      <style:text-properties fo:font-style="italic" officeooo:rsid="02725277" style:font-style-asian="italic" style:font-style-complex="italic"/>
    </style:style>
    <style:style style:name="T375" style:family="text">
      <style:text-properties officeooo:rsid="0273718d"/>
    </style:style>
    <style:style style:name="T376" style:family="text">
      <style:text-properties officeooo:rsid="0278f058"/>
    </style:style>
    <style:style style:name="T377" style:family="text">
      <style:text-properties officeooo:rsid="0276f2d7"/>
    </style:style>
    <style:style style:name="T378" style:family="text">
      <style:text-properties fo:font-family="'Liberation Serif'" style:font-family-generic="roman" officeooo:rsid="0273718d"/>
    </style:style>
    <style:style style:name="T379" style:family="text">
      <style:text-properties style:font-name="Liberation Serif1" officeooo:rsid="0273718d"/>
    </style:style>
    <style:style style:name="T380" style:family="text">
      <style:text-properties fo:font-family="'Liberation Serif'" style:font-family-generic="roman" officeooo:rsid="027bc112"/>
    </style:style>
    <style:style style:name="T381" style:family="text">
      <style:text-properties style:text-position="super 58%" style:font-name="Liberation Serif1" officeooo:rsid="0273718d"/>
    </style:style>
    <style:style style:name="T382" style:family="text">
      <style:text-properties style:font-name="Liberation Serif1" style:text-underline-style="none" officeooo:rsid="0273718d"/>
    </style:style>
    <style:style style:name="T383" style:family="text">
      <style:text-properties fo:color="#000000" loext:opacity="100%" style:font-name="Liberation Serif1" style:text-underline-style="none" officeooo:rsid="0273718d"/>
    </style:style>
    <style:style style:name="T384" style:family="text">
      <style:text-properties fo:color="#000000" loext:opacity="100%" fo:font-family="'Liberation Serif'" style:font-family-generic="roman" style:text-underline-style="none" officeooo:rsid="027bc112"/>
    </style:style>
    <style:style style:name="T385" style:family="text">
      <style:text-properties fo:color="#000000" loext:opacity="100%" fo:font-family="'Liberation Serif'" style:font-family-generic="roman" style:text-underline-style="none" officeooo:rsid="0273718d"/>
    </style:style>
    <style:style style:name="T386" style:family="text">
      <style:text-properties fo:color="#000000" loext:opacity="100%" style:font-name="Liberation Serif1" style:text-underline-style="none" officeooo:rsid="02755d66"/>
    </style:style>
    <style:style style:name="T387" style:family="text">
      <style:text-properties fo:color="#000000" loext:opacity="100%" style:font-name="Liberation Serif1" style:text-underline-style="none" officeooo:rsid="02c57b9d"/>
    </style:style>
    <style:style style:name="T388" style:family="text">
      <style:text-properties fo:color="#000000" loext:opacity="100%" style:font-name="Liberation Serif1" style:text-underline-style="none" officeooo:rsid="02c8f684"/>
    </style:style>
    <style:style style:name="T389" style:family="text">
      <style:text-properties fo:color="#000000" loext:opacity="100%" style:font-name="Liberation Serif1" style:text-underline-style="none" officeooo:rsid="02757d4c"/>
    </style:style>
    <style:style style:name="T390" style:family="text">
      <style:text-properties fo:color="#000000" loext:opacity="100%" style:font-name="Liberation Serif1" style:text-underline-style="none" officeooo:rsid="02781fc5"/>
    </style:style>
    <style:style style:name="T391" style:family="text">
      <style:text-properties officeooo:rsid="02892f84"/>
    </style:style>
    <style:style style:name="T392" style:family="text">
      <style:text-properties officeooo:rsid="01ca3e5f"/>
    </style:style>
    <style:style style:name="T393" style:family="text">
      <style:text-properties officeooo:rsid="02609662"/>
    </style:style>
    <style:style style:name="T394" style:family="text">
      <style:text-properties officeooo:rsid="0261f19c"/>
    </style:style>
    <style:style style:name="T395" style:family="text">
      <style:text-properties officeooo:rsid="02092c19"/>
    </style:style>
    <style:style style:name="T396" style:family="text">
      <style:text-properties officeooo:rsid="0208edf7"/>
    </style:style>
    <style:style style:name="T397" style:family="text">
      <style:text-properties officeooo:rsid="01ceccad"/>
    </style:style>
    <style:style style:name="T398" style:family="text">
      <style:text-properties officeooo:rsid="01f852e5"/>
    </style:style>
    <style:style style:name="T399" style:family="text">
      <style:text-properties style:font-name="Bookerly" fo:font-size="11pt" officeooo:rsid="01f852e5" style:font-size-asian="11pt" style:font-size-complex="11pt"/>
    </style:style>
    <style:style style:name="T400" style:family="text">
      <style:text-properties officeooo:rsid="02455cfe"/>
    </style:style>
    <style:style style:name="T401" style:family="text">
      <style:text-properties officeooo:rsid="01cf3e5d"/>
    </style:style>
    <style:style style:name="T402" style:family="text">
      <style:text-properties officeooo:rsid="01d00e16"/>
    </style:style>
    <style:style style:name="T403" style:family="text">
      <style:text-properties officeooo:rsid="023c6746"/>
    </style:style>
    <style:style style:name="T404" style:family="text">
      <style:text-properties officeooo:rsid="023d85b1"/>
    </style:style>
    <style:style style:name="T405" style:family="text">
      <style:text-properties officeooo:rsid="02302c08"/>
    </style:style>
    <style:style style:name="T406" style:family="text">
      <style:text-properties officeooo:rsid="020ce2ce"/>
    </style:style>
    <style:style style:name="T407" style:family="text">
      <style:text-properties officeooo:rsid="0292548e"/>
    </style:style>
    <style:style style:name="T408" style:family="text">
      <style:text-properties officeooo:rsid="01f054f0"/>
    </style:style>
    <style:style style:name="T409" style:family="text">
      <style:text-properties officeooo:rsid="01ea7145"/>
    </style:style>
    <style:style style:name="T410" style:family="text">
      <style:text-properties officeooo:rsid="01ecc85c"/>
    </style:style>
    <style:style style:name="T411" style:family="text">
      <style:text-properties officeooo:rsid="01e97d9f"/>
    </style:style>
    <style:style style:name="T412" style:family="text">
      <style:text-properties style:font-name="Bukyvede" officeooo:rsid="01e97d9f"/>
    </style:style>
    <style:style style:name="T413" style:family="text">
      <style:text-properties style:font-name="Liberation Serif1" officeooo:rsid="01e97d9f"/>
    </style:style>
    <style:style style:name="T414" style:family="text">
      <style:text-properties style:font-name="Liberation Serif1" officeooo:rsid="01ea7145"/>
    </style:style>
    <style:style style:name="T415" style:family="text">
      <style:text-properties officeooo:rsid="01eb2bbb"/>
    </style:style>
    <style:style style:name="T416" style:family="text">
      <style:text-properties officeooo:rsid="021889f4"/>
    </style:style>
    <style:style style:name="T417" style:family="text">
      <style:text-properties officeooo:rsid="0233966d"/>
    </style:style>
    <style:style style:name="T418" style:family="text">
      <style:text-properties officeooo:rsid="0219dae1"/>
    </style:style>
    <style:style style:name="T419" style:family="text">
      <style:text-properties officeooo:rsid="021fb9a5"/>
    </style:style>
    <style:style style:name="T420" style:family="text">
      <style:text-properties officeooo:rsid="021ff84d"/>
    </style:style>
    <style:style style:name="T421" style:family="text">
      <style:text-properties officeooo:rsid="0229178f"/>
    </style:style>
    <style:style style:name="T422" style:family="text">
      <style:text-properties officeooo:rsid="0378851f"/>
    </style:style>
    <style:style style:name="T423" style:family="text">
      <style:text-properties officeooo:rsid="021aee08"/>
    </style:style>
    <style:style style:name="T424" style:family="text">
      <style:text-properties officeooo:rsid="021b7b4e"/>
    </style:style>
    <style:style style:name="T425" style:family="text">
      <style:text-properties officeooo:rsid="021c46e2"/>
    </style:style>
    <style:style style:name="T426" style:family="text">
      <style:text-properties officeooo:rsid="03085e76"/>
    </style:style>
    <style:style style:name="T427" style:family="text">
      <style:text-properties officeooo:rsid="0378fb5c"/>
    </style:style>
    <style:style style:name="T428" style:family="text">
      <style:text-properties officeooo:rsid="039ed65b"/>
    </style:style>
    <style:style style:name="T429" style:family="text">
      <style:text-properties officeooo:rsid="0379c631"/>
    </style:style>
    <style:style style:name="T430" style:family="text">
      <style:text-properties officeooo:rsid="037a63e4"/>
    </style:style>
    <style:style style:name="T431" style:family="text">
      <style:text-properties officeooo:rsid="039f5bba"/>
    </style:style>
    <style:style style:name="T432" style:family="text">
      <style:text-properties officeooo:rsid="01f25462"/>
    </style:style>
    <style:style style:name="T433" style:family="text">
      <style:text-properties officeooo:rsid="02126660"/>
    </style:style>
    <style:style style:name="T434" style:family="text">
      <style:text-properties officeooo:rsid="01ee9806"/>
    </style:style>
    <style:style style:name="T435" style:family="text">
      <style:text-properties style:font-name="Bukyvede" officeooo:rsid="01f25462"/>
    </style:style>
    <style:style style:name="T436" style:family="text">
      <style:text-properties fo:font-style="italic" officeooo:rsid="01f25462" style:font-style-asian="italic" style:font-style-complex="italic"/>
    </style:style>
    <style:style style:name="T437" style:family="text">
      <style:text-properties officeooo:rsid="01f5fdc9"/>
    </style:style>
    <style:style style:name="T438" style:family="text">
      <style:text-properties officeooo:rsid="01f2905d"/>
    </style:style>
    <style:style style:name="T439" style:family="text">
      <style:text-properties fo:font-family="'Menaion Medieval'" style:font-pitch="variable" officeooo:rsid="01f2905d"/>
    </style:style>
    <style:style style:name="T440" style:family="text">
      <style:text-properties style:font-name="Liberation Serif1" officeooo:rsid="01f2905d"/>
    </style:style>
    <style:style style:name="T441" style:family="text">
      <style:text-properties style:font-name="Liberation Serif1" officeooo:rsid="01f40933"/>
    </style:style>
    <style:style style:name="T442" style:family="text">
      <style:text-properties style:font-name="Liberation Serif1" officeooo:rsid="01f5fdc9"/>
    </style:style>
    <style:style style:name="T443" style:family="text">
      <style:text-properties officeooo:rsid="02d0b4c6"/>
    </style:style>
    <style:style style:name="T444" style:family="text">
      <style:text-properties officeooo:rsid="02f84bd2"/>
    </style:style>
    <style:style style:name="T445" style:family="text">
      <style:text-properties officeooo:rsid="0316955a"/>
    </style:style>
    <style:style style:name="T446" style:family="text">
      <style:text-properties officeooo:rsid="030eedc6"/>
    </style:style>
    <style:style style:name="T447" style:family="text">
      <style:text-properties style:font-name="Bukyvede" officeooo:rsid="030eedc6"/>
    </style:style>
    <style:style style:name="T448" style:family="text">
      <style:text-properties officeooo:rsid="0312de70"/>
    </style:style>
    <style:style style:name="T449" style:family="text">
      <style:text-properties officeooo:rsid="03113a40"/>
    </style:style>
    <style:style style:name="T450" style:family="text">
      <style:text-properties style:font-name="Bukyvede" officeooo:rsid="0312de70"/>
    </style:style>
    <style:style style:name="T451" style:family="text">
      <style:text-properties style:font-name="Bukyvede" style:text-underline-style="solid" style:text-underline-width="auto" style:text-underline-color="font-color" officeooo:rsid="0312de70"/>
    </style:style>
    <style:style style:name="T452" style:family="text">
      <style:text-properties style:font-name="Bukyvede" officeooo:rsid="0316955a"/>
    </style:style>
    <style:style style:name="T453" style:family="text">
      <style:text-properties officeooo:rsid="0318d78d"/>
    </style:style>
    <style:style style:name="T454" style:family="text">
      <style:text-properties style:font-name="Bukyvede" officeooo:rsid="0318d78d"/>
    </style:style>
    <style:style style:name="T455" style:family="text">
      <style:text-properties style:font-name="Bukyvede" style:text-underline-style="solid" style:text-underline-width="auto" style:text-underline-color="font-color" officeooo:rsid="0318d78d"/>
    </style:style>
    <style:style style:name="T456"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7"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8" style:family="text">
      <style:text-properties officeooo:rsid="03177049"/>
    </style:style>
    <style:style style:name="T459" style:family="text">
      <style:text-properties style:font-name="Bukyvede" officeooo:rsid="0314a744"/>
    </style:style>
    <style:style style:name="T460" style:family="text">
      <style:text-properties style:font-name="Bukyvede" style:text-underline-style="solid" style:text-underline-width="auto" style:text-underline-color="font-color" officeooo:rsid="0314a744"/>
    </style:style>
    <style:style style:name="T461" style:family="text">
      <style:text-properties style:font-name="Bukyvede" officeooo:rsid="03177049"/>
    </style:style>
    <style:style style:name="T462" style:family="text">
      <style:text-properties officeooo:rsid="031813ce"/>
    </style:style>
    <style:style style:name="T463" style:family="text">
      <style:text-properties officeooo:rsid="031a04c3"/>
    </style:style>
    <style:style style:name="T464" style:family="text">
      <style:text-properties officeooo:rsid="031a6fe6"/>
    </style:style>
    <style:style style:name="T465" style:family="text">
      <style:text-properties officeooo:rsid="0381688d"/>
    </style:style>
    <style:style style:name="T466" style:family="text">
      <style:text-properties officeooo:rsid="031ae9d4"/>
    </style:style>
    <style:style style:name="T467" style:family="text">
      <style:text-properties style:font-name="Bukyvede" officeooo:rsid="031ae9d4"/>
    </style:style>
    <style:style style:name="T468" style:family="text">
      <style:text-properties style:font-name="Bukyvede" style:text-underline-style="solid" style:text-underline-width="auto" style:text-underline-color="font-color" officeooo:rsid="031ae9d4"/>
    </style:style>
    <style:style style:name="T469" style:family="text">
      <style:text-properties officeooo:rsid="031c5ef2"/>
    </style:style>
    <style:style style:name="T470" style:family="text">
      <style:text-properties officeooo:rsid="031eab1f"/>
    </style:style>
    <style:style style:name="T471" style:family="text">
      <style:text-properties style:font-name="Bukyvede" officeooo:rsid="0326fd59"/>
    </style:style>
    <style:style style:name="T472" style:family="text">
      <style:text-properties style:font-name="Bukyvede" style:text-underline-style="solid" style:text-underline-width="auto" style:text-underline-color="font-color" officeooo:rsid="0326fd59"/>
    </style:style>
    <style:style style:name="T473" style:family="text">
      <style:text-properties officeooo:rsid="0326fd59"/>
    </style:style>
    <style:style style:name="T47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7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7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2"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83" style:family="text">
      <style:text-properties officeooo:rsid="031f4f5a"/>
    </style:style>
    <style:style style:name="T484" style:family="text">
      <style:text-properties officeooo:rsid="0388294f"/>
    </style:style>
    <style:style style:name="T485" style:family="text">
      <style:text-properties officeooo:rsid="0332d856"/>
    </style:style>
    <style:style style:name="T486" style:family="text">
      <style:text-properties style:font-name="Bukyvede" officeooo:rsid="031f4f5a"/>
    </style:style>
    <style:style style:name="T487" style:family="text">
      <style:text-properties style:text-underline-style="solid" style:text-underline-width="auto" style:text-underline-color="font-color" officeooo:rsid="031f4f5a"/>
    </style:style>
    <style:style style:name="T488" style:family="text">
      <style:text-properties officeooo:rsid="031fa424"/>
    </style:style>
    <style:style style:name="T489" style:family="text">
      <style:text-properties style:font-name="Bukyvede" style:text-underline-style="solid" style:text-underline-width="auto" style:text-underline-color="font-color" officeooo:rsid="031f4f5a"/>
    </style:style>
    <style:style style:name="T490" style:family="text">
      <style:text-properties officeooo:rsid="0323f274"/>
    </style:style>
    <style:style style:name="T491" style:family="text">
      <style:text-properties officeooo:rsid="0320a76c"/>
    </style:style>
    <style:style style:name="T492" style:family="text">
      <style:text-properties officeooo:rsid="0383450f"/>
    </style:style>
    <style:style style:name="T493" style:family="text">
      <style:text-properties officeooo:rsid="03250faf"/>
    </style:style>
    <style:style style:name="T494" style:family="text">
      <style:text-properties officeooo:rsid="030f2bb8"/>
    </style:style>
    <style:style style:name="T495" style:family="text">
      <style:text-properties officeooo:rsid="032c3546"/>
    </style:style>
    <style:style style:name="T496" style:family="text">
      <style:text-properties officeooo:rsid="033c85b9"/>
    </style:style>
    <style:style style:name="T497" style:family="text">
      <style:text-properties officeooo:rsid="03381cde"/>
    </style:style>
    <style:style style:name="T498" style:family="text">
      <style:text-properties officeooo:rsid="0336d6a6"/>
    </style:style>
    <style:style style:name="T499" style:family="text">
      <style:text-properties officeooo:rsid="0346debb"/>
    </style:style>
    <style:style style:name="T500" style:family="text">
      <style:text-properties officeooo:rsid="0340c970"/>
    </style:style>
    <style:style style:name="T501" style:family="text">
      <style:text-properties officeooo:rsid="033e7dbf"/>
    </style:style>
    <style:style style:name="T502" style:family="text">
      <style:text-properties officeooo:rsid="0341f3f8"/>
    </style:style>
    <style:style style:name="T503" style:family="text">
      <style:text-properties officeooo:rsid="036d392c"/>
    </style:style>
    <style:style style:name="T504" style:family="text">
      <style:text-properties officeooo:rsid="0341fd57"/>
    </style:style>
    <style:style style:name="T505" style:family="text">
      <style:text-properties officeooo:rsid="0343419d"/>
    </style:style>
    <style:style style:name="T506" style:family="text">
      <style:text-properties officeooo:rsid="034a23bf"/>
    </style:style>
    <style:style style:name="T507" style:family="text">
      <style:text-properties officeooo:rsid="03473728"/>
    </style:style>
    <style:style style:name="T508" style:family="text">
      <style:text-properties style:font-name="Bukyvede" officeooo:rsid="03473728"/>
    </style:style>
    <style:style style:name="T509" style:family="text">
      <style:text-properties officeooo:rsid="0347d1b2"/>
    </style:style>
    <style:style style:name="T510" style:family="text">
      <style:text-properties officeooo:rsid="038355ed"/>
    </style:style>
    <style:style style:name="T511" style:family="text">
      <style:text-properties officeooo:rsid="0350919a"/>
    </style:style>
    <style:style style:name="T512" style:family="text">
      <style:text-properties officeooo:rsid="0384724a"/>
    </style:style>
    <style:style style:name="T513" style:family="text">
      <style:text-properties officeooo:rsid="035ca462"/>
    </style:style>
    <style:style style:name="T514" style:family="text">
      <style:text-properties officeooo:rsid="03574d4d"/>
    </style:style>
    <style:style style:name="T515" style:family="text">
      <style:text-properties officeooo:rsid="0358fa1c"/>
    </style:style>
    <style:style style:name="T516" style:family="text">
      <style:text-properties style:font-name="Bukyvede" officeooo:rsid="0358fa1c"/>
    </style:style>
    <style:style style:name="T517" style:family="text">
      <style:text-properties officeooo:rsid="0386549a"/>
    </style:style>
    <style:style style:name="T518" style:family="text">
      <style:text-properties officeooo:rsid="035a8093"/>
    </style:style>
    <style:style style:name="T519" style:family="text">
      <style:text-properties style:font-name="Bukyvede" officeooo:rsid="035a8093"/>
    </style:style>
    <style:style style:name="T520" style:family="text">
      <style:text-properties style:font-name="Bukyvede" style:text-underline-style="solid" style:text-underline-width="auto" style:text-underline-color="font-color" officeooo:rsid="035a8093"/>
    </style:style>
    <style:style style:name="T521" style:family="text">
      <style:text-properties style:text-underline-style="solid" style:text-underline-width="auto" style:text-underline-color="font-color" officeooo:rsid="035a8093"/>
    </style:style>
    <style:style style:name="T522" style:family="text">
      <style:text-properties officeooo:rsid="035a9e23"/>
    </style:style>
    <style:style style:name="T523" style:family="text">
      <style:text-properties fo:font-style="italic" officeooo:rsid="035a9e23" style:font-style-asian="italic" style:font-style-complex="italic"/>
    </style:style>
    <style:style style:name="T524" style:family="text">
      <style:text-properties fo:font-style="normal" officeooo:rsid="035b66f9" style:font-style-asian="normal" style:font-style-complex="normal"/>
    </style:style>
    <style:style style:name="T525" style:family="text">
      <style:text-properties fo:font-style="normal" officeooo:rsid="035e83a3" style:font-style-asian="normal" style:font-style-complex="normal"/>
    </style:style>
    <style:style style:name="T526" style:family="text">
      <style:text-properties fo:font-style="normal" officeooo:rsid="036050dc" style:font-style-asian="normal" style:font-style-complex="normal"/>
    </style:style>
    <style:style style:name="T527" style:family="text">
      <style:text-properties fo:font-style="normal" officeooo:rsid="03606ba7" style:font-style-asian="normal" style:font-style-complex="normal"/>
    </style:style>
    <style:style style:name="T528" style:family="text">
      <style:text-properties fo:font-style="normal" officeooo:rsid="030eedc6" style:font-style-asian="normal" style:font-style-complex="normal"/>
    </style:style>
    <style:style style:name="T529" style:family="text">
      <style:text-properties officeooo:rsid="0365c259"/>
    </style:style>
    <style:style style:name="T530" style:family="text">
      <style:text-properties style:font-name="Bukyvede" officeooo:rsid="0365c259"/>
    </style:style>
    <style:style style:name="T531" style:family="text">
      <style:text-properties fo:font-family="'Menaion Medieval'" style:font-pitch="variable" officeooo:rsid="0365c259"/>
    </style:style>
    <style:style style:name="T532" style:family="text">
      <style:text-properties officeooo:rsid="03677049"/>
    </style:style>
    <style:style style:name="T533" style:family="text">
      <style:text-properties fo:font-family="'Menaion Medieval'" style:font-pitch="variable" officeooo:rsid="03677049"/>
    </style:style>
    <style:style style:name="T534" style:family="text">
      <style:text-properties officeooo:rsid="038a2974"/>
    </style:style>
    <style:style style:name="T535" style:family="text">
      <style:text-properties officeooo:rsid="034e92ff"/>
    </style:style>
    <style:style style:name="T536" style:family="text">
      <style:text-properties officeooo:rsid="036ea65e"/>
    </style:style>
    <style:style style:name="T537" style:family="text">
      <style:text-properties officeooo:rsid="036b682a"/>
    </style:style>
    <style:style style:name="T538" style:family="text">
      <style:text-properties officeooo:rsid="03730632"/>
    </style:style>
    <style:style style:name="T539" style:family="text">
      <style:text-properties officeooo:rsid="037441fe"/>
    </style:style>
    <style:style style:name="T540" style:family="text">
      <style:text-properties officeooo:rsid="0375794d"/>
    </style:style>
    <style:style style:name="T541" style:family="text">
      <style:text-properties officeooo:rsid="037023ef"/>
    </style:style>
    <style:style style:name="T542" style:family="text">
      <style:text-properties officeooo:rsid="03777de9"/>
    </style:style>
    <style:style style:name="T543" style:family="text">
      <style:text-properties officeooo:rsid="03d49fb5"/>
    </style:style>
    <style:style style:name="T544" style:family="text">
      <style:text-properties officeooo:rsid="0237b8eb"/>
    </style:style>
    <style:style style:name="T545" style:family="text">
      <style:text-properties officeooo:rsid="022a7eaa"/>
    </style:style>
    <style:style style:name="T546" style:family="text">
      <style:text-properties officeooo:rsid="023832c8"/>
    </style:style>
    <style:style style:name="T547" style:family="text">
      <style:text-properties fo:font-style="italic" style:text-underline-style="solid" style:text-underline-width="auto" style:text-underline-color="font-color" style:font-style-asian="italic" style:font-style-complex="italic"/>
    </style:style>
    <style:style style:name="T548" style:family="text">
      <style:text-properties officeooo:rsid="02a64369"/>
    </style:style>
    <style:style style:name="T549" style:family="text">
      <style:text-properties officeooo:rsid="022b7e0d"/>
    </style:style>
    <style:style style:name="T550" style:family="text">
      <style:text-properties fo:font-style="italic" officeooo:rsid="022b7e0d" style:font-style-asian="italic" style:font-style-complex="italic"/>
    </style:style>
    <style:style style:name="T551" style:family="text">
      <style:text-properties style:font-style-asian="normal" style:font-style-complex="normal"/>
    </style:style>
    <style:style style:name="T552" style:family="text">
      <style:text-properties style:font-name="Bukyvede" style:font-style-asian="normal" style:font-style-complex="normal"/>
    </style:style>
    <style:style style:name="T553" style:family="text">
      <style:text-properties style:font-name="Bukyvede" fo:letter-spacing="normal" style:font-size-asian="12pt" style:font-style-asian="normal" style:font-size-complex="12pt" style:font-style-complex="normal"/>
    </style:style>
    <style:style style:name="T554" style:family="text">
      <style:text-properties style:font-name="Liberation Serif1" fo:letter-spacing="normal" style:font-size-asian="12pt" style:font-style-asian="normal" style:font-size-complex="12pt" style:font-style-complex="normal"/>
    </style:style>
    <style:style style:name="T555" style:family="text">
      <style:text-properties style:font-name="Liberation Serif1" fo:letter-spacing="normal" fo:font-style="italic" style:font-size-asian="12pt" style:font-style-asian="italic" style:font-size-complex="12pt" style:font-style-complex="italic"/>
    </style:style>
    <style:style style:name="T556" style:family="text">
      <style:text-properties style:font-name="Liberation Serif1" fo:letter-spacing="normal" officeooo:rsid="0294b6fe" style:font-size-asian="12pt" style:font-style-asian="normal" style:font-size-complex="12pt" style:font-style-complex="normal"/>
    </style:style>
    <style:style style:name="T557" style:family="text">
      <style:text-properties style:font-name="Liberation Serif1" fo:letter-spacing="normal" officeooo:rsid="02c31a3e" style:font-size-asian="12pt" style:font-style-asian="normal" style:font-size-complex="12pt" style:font-style-complex="normal"/>
    </style:style>
    <style:style style:name="T558" style:family="text">
      <style:text-properties officeooo:rsid="030265ab"/>
    </style:style>
    <style:style style:name="T559" style:family="text">
      <style:text-properties officeooo:rsid="02ff8620"/>
    </style:style>
    <style:style style:name="T560" style:family="text">
      <style:text-properties officeooo:rsid="03041ece"/>
    </style:style>
    <style:style style:name="T561" style:family="text">
      <style:text-properties officeooo:rsid="0300a062"/>
    </style:style>
    <style:style style:name="T562" style:family="text">
      <style:text-properties officeooo:rsid="0343a465"/>
    </style:style>
    <style:style style:name="T563" style:family="text">
      <style:text-properties officeooo:rsid="030646db"/>
    </style:style>
    <style:style style:name="T564" style:family="text">
      <style:text-properties style:font-name="Liberation Serif1" fo:letter-spacing="normal" officeooo:rsid="02f9af10" style:font-size-asian="12pt" style:font-style-asian="normal" style:font-size-complex="12pt" style:font-style-complex="normal"/>
    </style:style>
    <style:style style:name="T565" style:family="text">
      <style:text-properties style:font-name="Liberation Serif1" fo:letter-spacing="normal" officeooo:rsid="02962747" style:font-size-asian="12pt" style:font-style-asian="normal" style:font-size-complex="12pt" style:font-style-complex="normal"/>
    </style:style>
    <style:style style:name="T566" style:family="text">
      <style:text-properties style:font-name="Bukyvede" fo:letter-spacing="normal" officeooo:rsid="02962747" style:font-size-asian="12pt" style:font-style-asian="normal" style:font-size-complex="12pt" style:font-style-complex="normal"/>
    </style:style>
    <style:style style:name="T567" style:family="text">
      <style:text-properties style:font-name="Liberation Serif1" fo:letter-spacing="normal" officeooo:rsid="02a64369" style:font-size-asian="12pt" style:font-style-asian="normal" style:font-size-complex="12pt" style:font-style-complex="normal"/>
    </style:style>
    <style:style style:name="T568" style:family="text">
      <style:text-properties style:font-name="Liberation Serif1" fo:letter-spacing="normal" fo:font-style="italic" officeooo:rsid="02a64369" style:font-size-asian="12pt" style:font-style-asian="italic" style:font-size-complex="12pt" style:font-style-complex="italic"/>
    </style:style>
    <style:style style:name="T569" style:family="text">
      <style:text-properties style:font-name="Liberation Serif1" fo:letter-spacing="normal" officeooo:rsid="03d7c56a" style:font-size-asian="12pt" style:font-style-asian="normal" style:font-size-complex="12pt" style:font-style-complex="normal"/>
    </style:style>
    <style:style style:name="T570" style:family="text">
      <style:text-properties style:font-name="Liberation Serif1" fo:letter-spacing="normal" officeooo:rsid="02c1ff47" style:font-size-asian="12pt" style:font-style-asian="normal" style:font-size-complex="12pt" style:font-style-complex="normal"/>
    </style:style>
    <style:style style:name="T571" style:family="text">
      <style:text-properties style:font-name="Liberation Serif1" fo:letter-spacing="normal" officeooo:rsid="02c31559" style:font-size-asian="12pt" style:font-style-asian="normal" style:font-size-complex="12pt" style:font-style-complex="normal"/>
    </style:style>
    <style:style style:name="T572" style:family="text">
      <style:text-properties style:font-name="Liberation Serif1" fo:letter-spacing="normal" officeooo:rsid="02c43dcd" style:font-size-asian="12pt" style:font-style-asian="normal" style:font-size-complex="12pt" style:font-style-complex="normal"/>
    </style:style>
    <style:style style:name="T573" style:family="text">
      <style:text-properties style:font-name="Bukyvede" fo:letter-spacing="normal" officeooo:rsid="02c43dcd" style:font-size-asian="12pt" style:font-style-asian="normal" style:font-size-complex="12pt" style:font-style-complex="normal"/>
    </style:style>
    <style:style style:name="T574"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75" style:family="text">
      <style:text-properties style:font-name="Liberation Serif1" fo:letter-spacing="normal" officeooo:rsid="03da6e4c" style:font-size-asian="12pt" style:font-style-asian="normal" style:font-size-complex="12pt" style:font-style-complex="normal"/>
    </style:style>
    <style:style style:name="T576" style:family="text">
      <style:text-properties style:font-name="Liberation Serif1" fo:letter-spacing="normal" officeooo:rsid="03717c26" style:font-size-asian="12pt" style:font-style-asian="normal" style:font-size-complex="12pt" style:font-style-complex="normal"/>
    </style:style>
    <style:style style:name="T577" style:family="text">
      <style:text-properties style:font-name="Bukyvede" fo:letter-spacing="normal" officeooo:rsid="02f9af10" style:font-size-asian="12pt" style:font-style-asian="normal" style:font-size-complex="12pt" style:font-style-complex="normal"/>
    </style:style>
    <style:style style:name="T578"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79" style:family="text">
      <style:text-properties officeooo:rsid="022c7532"/>
    </style:style>
    <style:style style:name="T580" style:family="text">
      <style:text-properties officeooo:rsid="022c9ba3"/>
    </style:style>
    <style:style style:name="T581" style:family="text">
      <style:text-properties officeooo:rsid="027a1823"/>
    </style:style>
    <style:style style:name="T582" style:family="text">
      <style:text-properties fo:font-style="italic" officeooo:rsid="022c9ba3" style:font-style-asian="italic" style:font-style-complex="italic"/>
    </style:style>
    <style:style style:name="T583" style:family="text">
      <style:text-properties fo:font-style="italic" officeooo:rsid="028a8154" style:font-style-asian="normal" style:font-style-complex="normal"/>
    </style:style>
    <style:style style:name="T584" style:family="text">
      <style:text-properties officeooo:rsid="028e446b" style:font-style-asian="normal" style:font-style-complex="normal"/>
    </style:style>
    <style:style style:name="T585" style:family="text">
      <style:text-properties officeooo:rsid="028a8154" style:font-style-asian="normal" style:font-style-complex="normal"/>
    </style:style>
    <style:style style:name="T586" style:family="text">
      <style:text-properties officeooo:rsid="028ba0f0" style:font-style-asian="normal" style:font-style-complex="normal"/>
    </style:style>
    <style:style style:name="T587" style:family="text">
      <style:text-properties officeooo:rsid="028bca4d" style:font-style-asian="normal" style:font-style-complex="normal"/>
    </style:style>
    <style:style style:name="T588" style:family="text">
      <style:text-properties style:font-name="Bukyvede" officeooo:rsid="028e446b" style:font-style-asian="normal" style:font-style-complex="normal"/>
    </style:style>
    <style:style style:name="T589" style:family="text">
      <style:text-properties style:font-name="Liberation Serif1" officeooo:rsid="028e446b" style:font-style-asian="normal" style:font-style-complex="normal"/>
    </style:style>
    <style:style style:name="T590" style:family="text">
      <style:text-properties style:font-name="Liberation Serif1" officeooo:rsid="028a8154" style:font-style-asian="normal" style:font-style-complex="normal"/>
    </style:style>
    <style:style style:name="T591" style:family="text">
      <style:text-properties style:font-name="Liberation Serif1" officeooo:rsid="02c015eb" style:font-style-asian="normal" style:font-style-complex="normal"/>
    </style:style>
    <style:style style:name="T592" style:family="text">
      <style:text-properties officeooo:rsid="01634c4e"/>
    </style:style>
    <style:style style:name="T593" style:family="text">
      <style:text-properties style:font-name="Bukyvede" officeooo:rsid="02afcd6a"/>
    </style:style>
    <style:style style:name="T594" style:family="text">
      <style:text-properties officeooo:rsid="02e948ac"/>
    </style:style>
    <style:style style:name="T595" style:family="text">
      <style:text-properties officeooo:rsid="02ef9799"/>
    </style:style>
    <style:style style:name="T596" style:family="text">
      <style:text-properties officeooo:rsid="02be2f20"/>
    </style:style>
    <style:style style:name="T597" style:family="text">
      <style:text-properties officeooo:rsid="02e49caf"/>
    </style:style>
    <style:style style:name="T598" style:family="text">
      <style:text-properties style:text-position="super 58%" officeooo:rsid="02e49caf"/>
    </style:style>
    <style:style style:name="T599" style:family="text">
      <style:text-properties style:font-name="Bukyvede" style:text-underline-style="solid" style:text-underline-width="auto" style:text-underline-color="font-color" officeooo:rsid="02e49caf"/>
    </style:style>
    <style:style style:name="T600" style:family="text">
      <style:text-properties style:font-name="Bukyvede" officeooo:rsid="02e49caf"/>
    </style:style>
    <style:style style:name="T601" style:family="text">
      <style:text-properties style:text-underline-style="solid" style:text-underline-width="auto" style:text-underline-color="font-color" officeooo:rsid="02e49caf"/>
    </style:style>
    <style:style style:name="T602" style:family="text">
      <style:text-properties officeooo:rsid="02e61f5d"/>
    </style:style>
    <style:style style:name="T603" style:family="text">
      <style:text-properties style:text-underline-style="solid" style:text-underline-width="auto" style:text-underline-color="font-color" officeooo:rsid="02e61f5d"/>
    </style:style>
    <style:style style:name="T604" style:family="text">
      <style:text-properties officeooo:rsid="042ca095"/>
    </style:style>
    <style:style style:name="T605" style:family="text">
      <style:text-properties officeooo:rsid="02ed8af9"/>
    </style:style>
    <style:style style:name="T606" style:family="text">
      <style:text-properties style:font-name="Bukyvede" officeooo:rsid="02b82944"/>
    </style:style>
    <style:style style:name="T607" style:family="text">
      <style:text-properties officeooo:rsid="02b82944"/>
    </style:style>
    <style:style style:name="T608" style:family="text">
      <style:text-properties fo:color="#ff0000" loext:opacity="100%" officeooo:rsid="042ca095"/>
    </style:style>
    <style:style style:name="T609" style:family="text">
      <style:text-properties style:font-name="Bukyvede" officeooo:rsid="042ca095"/>
    </style:style>
    <style:style style:name="T610" style:family="text">
      <style:text-properties officeooo:rsid="02b8e7f5"/>
    </style:style>
    <style:style style:name="T611" style:family="text">
      <style:text-properties officeooo:rsid="02afcd6a"/>
    </style:style>
    <style:style style:name="T612" style:family="text">
      <style:text-properties officeooo:rsid="03da94bc"/>
    </style:style>
    <style:style style:name="T613" style:family="text">
      <style:text-properties officeooo:rsid="03dbbb1e"/>
    </style:style>
    <style:style style:name="T614" style:family="text">
      <style:text-properties officeooo:rsid="03dca8ce"/>
    </style:style>
    <style:style style:name="T615" style:family="text">
      <style:text-properties officeooo:rsid="02eb7d68"/>
    </style:style>
    <style:style style:name="T616" style:family="text">
      <style:text-properties officeooo:rsid="02b0c3f9"/>
    </style:style>
    <style:style style:name="T617" style:family="text">
      <style:text-properties officeooo:rsid="02d7cd40"/>
    </style:style>
    <style:style style:name="T618" style:family="text">
      <style:text-properties officeooo:rsid="02b4364c"/>
    </style:style>
    <style:style style:name="T619" style:family="text">
      <style:text-properties officeooo:rsid="02d56d08"/>
    </style:style>
    <style:style style:name="T620" style:family="text">
      <style:text-properties officeooo:rsid="02d928b5"/>
    </style:style>
    <style:style style:name="T621" style:family="text">
      <style:text-properties fo:font-style="italic" officeooo:rsid="02b26e28" style:font-style-asian="italic" style:font-style-complex="italic"/>
    </style:style>
    <style:style style:name="T622" style:family="text">
      <style:text-properties officeooo:rsid="02b0c3f9" style:font-style-asian="normal" style:font-style-complex="normal"/>
    </style:style>
    <style:style style:name="T623" style:family="text">
      <style:text-properties officeooo:rsid="02b22e1f" style:font-style-asian="normal" style:font-style-complex="normal"/>
    </style:style>
    <style:style style:name="T624" style:family="text">
      <style:text-properties style:font-name="Bukyvede" officeooo:rsid="02b22e1f" style:font-style-asian="normal" style:font-style-complex="normal"/>
    </style:style>
    <style:style style:name="T625" style:family="text">
      <style:text-properties style:font-name="Liberation Serif1" officeooo:rsid="02b22e1f" style:font-style-asian="normal" style:font-style-complex="normal"/>
    </style:style>
    <style:style style:name="T626" style:family="text">
      <style:text-properties style:font-name="Liberation Serif1" officeooo:rsid="02d6ba4c" style:font-style-asian="normal" style:font-style-complex="normal"/>
    </style:style>
    <style:style style:name="T627" style:family="text">
      <style:text-properties style:font-name="Bukyvede" officeooo:rsid="02b24c55" style:font-style-asian="normal" style:font-style-complex="normal"/>
    </style:style>
    <style:style style:name="T628" style:family="text">
      <style:text-properties style:font-name="Liberation Serif1" officeooo:rsid="02b24c55" style:font-style-asian="normal" style:font-style-complex="normal"/>
    </style:style>
    <style:style style:name="T629" style:family="text">
      <style:text-properties style:font-name="Liberation Serif1" officeooo:rsid="02da17ac" style:font-style-asian="normal" style:font-style-complex="normal"/>
    </style:style>
    <style:style style:name="T630" style:family="text">
      <style:text-properties style:font-name="Liberation Serif1" officeooo:rsid="02dbf527" style:font-style-asian="normal" style:font-style-complex="normal"/>
    </style:style>
    <style:style style:name="T631" style:family="text">
      <style:text-properties style:font-name="Liberation Serif1" officeooo:rsid="02dda692" style:font-style-asian="normal" style:font-style-complex="normal"/>
    </style:style>
    <style:style style:name="T632" style:family="text">
      <style:text-properties style:font-name="Liberation Serif1" fo:font-style="italic" officeooo:rsid="02dda692" style:font-style-asian="italic" style:font-style-complex="italic"/>
    </style:style>
    <style:style style:name="T633" style:family="text">
      <style:text-properties style:font-name="Bukyvede" officeooo:rsid="02dbf527" style:font-style-asian="normal" style:font-style-complex="normal"/>
    </style:style>
    <style:style style:name="T634" style:family="text">
      <style:text-properties style:font-name="Liberation Serif1" style:font-style-asian="normal" style:font-style-complex="normal"/>
    </style:style>
    <style:style style:name="T635" style:family="text">
      <style:text-properties officeooo:rsid="02dda692"/>
    </style:style>
    <style:style style:name="T636" style:family="text">
      <style:text-properties officeooo:rsid="02dfa4b6"/>
    </style:style>
    <style:style style:name="T637" style:family="text">
      <style:text-properties officeooo:rsid="02e9fca8"/>
    </style:style>
    <style:style style:name="T638" style:family="text">
      <style:text-properties style:font-name="Liberation Serif1" officeooo:rsid="02e10bd7" style:font-style-asian="normal" style:font-style-complex="normal"/>
    </style:style>
    <style:style style:name="T639" style:family="text">
      <style:text-properties style:font-name="Liberation Serif1" officeooo:rsid="02e2b251" style:font-style-asian="normal" style:font-style-complex="normal"/>
    </style:style>
    <style:style style:name="T640" style:family="text">
      <style:text-properties style:font-name="Liberation Serif1" officeooo:rsid="02e14a64" style:font-style-asian="normal" style:font-style-complex="normal"/>
    </style:style>
    <style:style style:name="T641" style:family="text">
      <style:text-properties style:font-name="Liberation Serif1" fo:font-style="italic" officeooo:rsid="02e10bd7" style:font-style-asian="italic" style:font-style-complex="italic"/>
    </style:style>
    <style:style style:name="T642" style:family="text">
      <style:text-properties style:font-name="Liberation Serif1" officeooo:rsid="02f36433" style:font-style-asian="normal" style:font-style-complex="normal"/>
    </style:style>
    <style:style style:name="T643" style:family="text">
      <style:text-properties style:font-name="Liberation Serif1" officeooo:rsid="02f534f0" style:font-style-asian="normal" style:font-style-complex="normal"/>
    </style:style>
    <style:style style:name="T644" style:family="text">
      <style:text-properties officeooo:rsid="039581f8"/>
    </style:style>
    <style:style style:name="T645" style:family="text">
      <style:text-properties officeooo:rsid="038f7204"/>
    </style:style>
    <style:style style:name="T646" style:family="text">
      <style:text-properties officeooo:rsid="03912350"/>
    </style:style>
    <style:style style:name="T647" style:family="text">
      <style:text-properties officeooo:rsid="038fd09d"/>
    </style:style>
    <style:style style:name="T648" style:family="text">
      <style:text-properties officeooo:rsid="0395704c"/>
    </style:style>
    <style:style style:name="T649" style:family="text">
      <style:text-properties officeooo:rsid="03988028"/>
    </style:style>
    <style:style style:name="T650" style:family="text">
      <style:text-properties officeooo:rsid="03990a68"/>
    </style:style>
    <style:style style:name="T651" style:family="text">
      <style:text-properties officeooo:rsid="0431ee3f"/>
    </style:style>
    <style:style style:name="T652" style:family="text">
      <style:text-properties style:font-name="Bukyvede" officeooo:rsid="03988028"/>
    </style:style>
    <style:style style:name="T653" style:family="text">
      <style:text-properties style:font-name="Bukyvede" style:text-underline-style="solid" style:text-underline-width="auto" style:text-underline-color="font-color" officeooo:rsid="03988028"/>
    </style:style>
    <style:style style:name="T654" style:family="text">
      <style:text-properties fo:font-style="italic" officeooo:rsid="0431ee3f" style:font-style-asian="italic" style:font-style-complex="italic"/>
    </style:style>
    <style:style style:name="T655" style:family="text">
      <style:text-properties fo:font-style="italic" style:text-underline-style="solid" style:text-underline-width="auto" style:text-underline-color="font-color" officeooo:rsid="0431ee3f" style:font-style-asian="italic" style:font-style-complex="italic"/>
    </style:style>
    <style:style style:name="T656" style:family="text">
      <style:text-properties fo:font-style="normal" officeooo:rsid="0431ee3f" style:font-style-asian="normal" style:font-style-complex="normal"/>
    </style:style>
    <style:style style:name="T657" style:family="text">
      <style:text-properties style:font-name="Liberation Serif1" officeooo:rsid="0431ee3f"/>
    </style:style>
    <style:style style:name="T658" style:family="text">
      <style:text-properties style:font-name="Liberation Serif1" fo:font-style="italic" officeooo:rsid="0431ee3f" style:font-style-asian="italic" style:font-style-complex="italic"/>
    </style:style>
    <style:style style:name="T659" style:family="text">
      <style:text-properties style:font-name="Liberation Serif1" fo:font-style="normal" officeooo:rsid="0431ee3f" style:font-style-asian="normal" style:font-style-complex="normal"/>
    </style:style>
    <style:style style:name="T660" style:family="text">
      <style:text-properties style:font-name="Liberation Serif1" fo:font-style="normal" officeooo:rsid="03990a68" style:font-style-asian="normal" style:font-style-complex="normal"/>
    </style:style>
    <style:style style:name="T661" style:family="text">
      <style:text-properties style:font-name="Liberation Serif1" fo:font-style="italic" officeooo:rsid="03988028" style:font-style-asian="italic" style:font-style-complex="italic"/>
    </style:style>
    <style:style style:name="T662" style:family="text">
      <style:text-properties style:font-name="Liberation Serif1" officeooo:rsid="041bcba0"/>
    </style:style>
    <style:style style:name="T663" style:family="text">
      <style:text-properties style:font-name="Liberation Serif1" officeooo:rsid="04322087"/>
    </style:style>
    <style:style style:name="T664" style:family="text">
      <style:text-properties style:font-name="Liberation Serif1" officeooo:rsid="039accd2"/>
    </style:style>
    <style:style style:name="T665" style:family="text">
      <style:text-properties style:text-underline-style="solid" style:text-underline-width="auto" style:text-underline-color="font-color"/>
    </style:style>
    <style:style style:name="T666" style:family="text">
      <style:text-properties officeooo:rsid="039d59ee"/>
    </style:style>
    <style:style style:name="T667" style:family="text">
      <style:text-properties officeooo:rsid="03ab64f1"/>
    </style:style>
    <style:style style:name="T668" style:family="text">
      <style:text-properties officeooo:rsid="03a8bc77"/>
    </style:style>
    <style:style style:name="T669" style:family="text">
      <style:text-properties officeooo:rsid="03a92e93"/>
    </style:style>
    <style:style style:name="T670" style:family="text">
      <style:text-properties officeooo:rsid="03a99492"/>
    </style:style>
    <style:style style:name="T671" style:family="text">
      <style:text-properties style:font-name="Bukyvede" officeooo:rsid="03a99492"/>
    </style:style>
    <style:style style:name="T672" style:family="text">
      <style:text-properties officeooo:rsid="03ec8b8d"/>
    </style:style>
    <style:style style:name="T673" style:family="text">
      <style:text-properties officeooo:rsid="040f4935"/>
    </style:style>
    <style:style style:name="T674" style:family="text">
      <style:text-properties style:font-name="Bukyvede" officeooo:rsid="03ab64f1"/>
    </style:style>
    <style:style style:name="T675" style:family="text">
      <style:text-properties style:font-name="Liberation Serif1" officeooo:rsid="03ab64f1"/>
    </style:style>
    <style:style style:name="T676" style:family="text">
      <style:text-properties style:font-name="Liberation Serif1" fo:font-style="italic" officeooo:rsid="03ab64f1" style:font-style-asian="italic" style:font-style-complex="italic"/>
    </style:style>
    <style:style style:name="T677" style:family="text">
      <style:text-properties style:font-name="Liberation Serif1" fo:font-style="normal" officeooo:rsid="03ab64f1" style:font-style-asian="normal" style:font-style-complex="normal"/>
    </style:style>
    <style:style style:name="T678" style:family="text">
      <style:text-properties style:font-name="Liberation Serif1" fo:font-style="normal" officeooo:rsid="03b1f879" style:font-style-asian="normal" style:font-style-complex="normal"/>
    </style:style>
    <style:style style:name="T679" style:family="text">
      <style:text-properties style:font-name="Liberation Serif1" fo:font-style="italic" officeooo:rsid="03b1f879" style:font-style-asian="italic" style:font-style-complex="italic"/>
    </style:style>
    <style:style style:name="T680" style:family="text">
      <style:text-properties style:font-name="Liberation Serif1" fo:font-style="normal" officeooo:rsid="03ac18a2" style:font-style-asian="normal" style:font-style-complex="normal"/>
    </style:style>
    <style:style style:name="T681" style:family="text">
      <style:text-properties style:font-name="Bukyvede" fo:font-style="normal" officeooo:rsid="03a99492" style:font-style-asian="normal" style:font-style-complex="normal"/>
    </style:style>
    <style:style style:name="T682" style:family="text">
      <style:text-properties style:font-name="Liberation Serif1" fo:font-style="italic" officeooo:rsid="03ac18a2" style:font-style-asian="italic" style:font-style-complex="italic"/>
    </style:style>
    <style:style style:name="T683" style:family="text">
      <style:text-properties style:font-name="Liberation Serif1" fo:font-style="normal" officeooo:rsid="03ade10c" style:font-style-asian="normal" style:font-style-complex="normal"/>
    </style:style>
    <style:style style:name="T684" style:family="text">
      <style:text-properties style:font-name="Liberation Serif1" fo:font-style="italic" officeooo:rsid="03ade10c" style:font-style-asian="italic" style:font-style-complex="italic"/>
    </style:style>
    <style:style style:name="T685" style:family="text">
      <style:text-properties style:font-name="Liberation Serif1" fo:font-style="normal" officeooo:rsid="03b2302a" style:font-style-asian="normal" style:font-style-complex="normal"/>
    </style:style>
    <style:style style:name="T686" style:family="text">
      <style:text-properties style:font-name="Bukyvede" fo:font-style="normal" style:text-underline-style="solid" style:text-underline-width="auto" style:text-underline-color="font-color" officeooo:rsid="03b2302a" style:font-style-asian="normal" style:font-style-complex="normal"/>
    </style:style>
    <style:style style:name="T687" style:family="text">
      <style:text-properties style:font-name="Bukyvede" fo:font-style="normal" officeooo:rsid="03b2302a" style:font-style-asian="normal" style:font-style-complex="normal"/>
    </style:style>
    <style:style style:name="T688" style:family="text">
      <style:text-properties style:font-name="Liberation Serif1" fo:font-style="normal" officeooo:rsid="03b5d81a" style:font-style-asian="normal" style:font-style-complex="normal"/>
    </style:style>
    <style:style style:name="T689" style:family="text">
      <style:text-properties style:font-name="Liberation Serif1" fo:font-style="normal" style:text-underline-style="none" officeooo:rsid="03b9c4e3" style:font-style-asian="normal" style:font-style-complex="normal"/>
    </style:style>
    <style:style style:name="T690" style:family="text">
      <style:text-properties style:font-name="Liberation Serif1" fo:font-style="normal" style:text-underline-style="none" officeooo:rsid="03b2302a" style:font-style-asian="normal" style:font-style-complex="normal"/>
    </style:style>
    <style:style style:name="T691" style:family="text">
      <style:text-properties style:font-name="Liberation Serif1" fo:font-style="normal" style:text-underline-style="none" officeooo:rsid="03c3354d" style:font-style-asian="normal" style:font-style-complex="normal"/>
    </style:style>
    <style:style style:name="T692" style:family="text">
      <style:text-properties style:font-name="Liberation Serif1" fo:font-style="normal" style:text-underline-style="none" officeooo:rsid="03bd68b5" style:font-style-asian="normal" style:font-style-complex="normal"/>
    </style:style>
    <style:style style:name="T693" style:family="text">
      <style:text-properties style:font-name="Liberation Serif1" fo:font-style="normal" style:text-underline-style="none" officeooo:rsid="03958a30" style:font-style-asian="normal" style:font-style-complex="normal"/>
    </style:style>
    <style:style style:name="T694" style:family="text">
      <style:text-properties style:font-name="Bukyvede" fo:font-style="normal" style:text-underline-style="none" officeooo:rsid="03958a30" style:font-style-asian="normal" style:font-style-complex="normal"/>
    </style:style>
    <style:style style:name="T695" style:family="text">
      <style:text-properties style:font-name="Bukyvede" fo:font-style="normal" style:text-underline-style="solid" style:text-underline-width="auto" style:text-underline-color="font-color" officeooo:rsid="03958a30" style:font-style-asian="normal" style:font-style-complex="normal"/>
    </style:style>
    <style:style style:name="T696" style:family="text">
      <style:text-properties style:font-name="Liberation Serif1" fo:font-style="normal" style:text-underline-style="none" officeooo:rsid="0395e886" style:font-style-asian="normal" style:font-style-complex="normal"/>
    </style:style>
    <style:style style:name="T697" style:family="text">
      <style:text-properties style:font-name="Liberation Serif1" fo:font-style="normal" style:text-underline-style="none" officeooo:rsid="03ec8b8d" style:font-style-asian="normal" style:font-style-complex="normal"/>
    </style:style>
    <style:style style:name="T698" style:family="text">
      <style:text-properties style:font-name="Liberation Serif1" fo:font-style="normal" style:text-underline-style="none" officeooo:rsid="03bb175f" style:font-style-asian="normal" style:font-style-complex="normal"/>
    </style:style>
    <style:style style:name="T699" style:family="text">
      <style:text-properties style:font-name="Liberation Serif1" fo:font-style="normal" style:text-underline-style="none" officeooo:rsid="03bcc4d7" style:font-style-asian="normal" style:font-style-complex="normal"/>
    </style:style>
    <style:style style:name="T700" style:family="text">
      <style:text-properties style:font-name="Liberation Serif1" fo:font-style="normal" style:text-underline-style="none" officeooo:rsid="03bed3e1" style:font-style-asian="normal" style:font-style-complex="normal"/>
    </style:style>
    <style:style style:name="T701"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0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3" style:family="text">
      <style:text-properties style:font-name="Liberation Serif1" fo:font-style="normal" style:text-underline-style="none" officeooo:rsid="03c06544" style:font-style-asian="normal" style:font-style-complex="normal"/>
    </style:style>
    <style:style style:name="T704" style:family="text">
      <style:text-properties style:font-name="Liberation Serif1" fo:font-style="normal" style:text-underline-style="none" officeooo:rsid="03c1494b" style:font-style-asian="normal" style:font-style-complex="normal"/>
    </style:style>
    <style:style style:name="T705" style:family="text">
      <style:text-properties style:font-name="Liberation Serif1" fo:font-style="italic" style:text-underline-style="none" officeooo:rsid="03c06544" style:font-style-asian="italic" style:font-style-complex="italic"/>
    </style:style>
    <style:style style:name="T706" style:family="text">
      <style:text-properties style:text-underline-style="none" officeooo:rsid="0397f202"/>
    </style:style>
    <style:style style:name="T707" style:family="text">
      <style:text-properties style:text-underline-style="none" officeooo:rsid="03c1494b"/>
    </style:style>
    <style:style style:name="T708" style:family="text">
      <style:text-properties style:font-name="Bukyvede" style:text-underline-style="none" officeooo:rsid="03c1494b"/>
    </style:style>
    <style:style style:name="T709" style:family="text">
      <style:text-properties style:text-underline-style="none" officeooo:rsid="03c4bf1e"/>
    </style:style>
    <style:style style:name="T710" style:family="text">
      <style:text-properties style:font-name="Bukyvede" style:text-underline-style="none" officeooo:rsid="03c4bf1e"/>
    </style:style>
    <style:style style:name="T711" style:family="text">
      <style:text-properties style:font-name="Bukyvede" style:text-underline-style="solid" style:text-underline-width="auto" style:text-underline-color="font-color" officeooo:rsid="03c4bf1e"/>
    </style:style>
    <style:style style:name="T712" style:family="text">
      <style:text-properties style:font-name="Liberation Serif1" style:text-underline-style="none" officeooo:rsid="03c4bf1e"/>
    </style:style>
    <style:style style:name="T713" style:family="text">
      <style:text-properties style:text-underline-style="none" officeooo:rsid="03ca32a2"/>
    </style:style>
    <style:style style:name="T714" style:family="text">
      <style:text-properties style:text-underline-style="none" officeooo:rsid="03c545d4"/>
    </style:style>
    <style:style style:name="T715" style:family="text">
      <style:text-properties fo:font-style="italic" style:text-underline-style="none" officeooo:rsid="03c545d4" style:font-style-asian="italic" style:font-style-complex="italic"/>
    </style:style>
    <style:style style:name="T716" style:family="text">
      <style:text-properties style:text-underline-style="none" officeooo:rsid="03ccf416"/>
    </style:style>
    <style:style style:name="T717" style:family="text">
      <style:text-properties style:text-underline-style="none" officeooo:rsid="03cee4f3"/>
    </style:style>
    <style:style style:name="T718" style:family="text">
      <style:text-properties officeooo:rsid="03cb0722"/>
    </style:style>
    <style:style style:name="T719" style:family="text">
      <style:text-properties fo:font-style="italic" officeooo:rsid="03cb0722" style:font-style-asian="italic" style:font-style-complex="italic"/>
    </style:style>
    <style:style style:name="T720" style:family="text">
      <style:text-properties fo:font-style="normal" officeooo:rsid="03cb0722" style:font-style-asian="normal" style:font-style-complex="normal"/>
    </style:style>
    <style:style style:name="T721" style:family="text">
      <style:text-properties fo:font-style="normal" style:text-underline-style="solid" style:text-underline-width="auto" style:text-underline-color="font-color" officeooo:rsid="03cb0722" style:font-style-asian="normal" style:font-style-complex="normal"/>
    </style:style>
    <style:style style:name="T722" style:family="text">
      <style:text-properties fo:font-style="normal" officeooo:rsid="03e04e41" style:font-style-asian="normal" style:font-style-complex="normal"/>
    </style:style>
    <style:style style:name="T723" style:family="text">
      <style:text-properties fo:font-family="'Menaion Medieval'" style:font-pitch="variable" fo:font-style="normal" officeooo:rsid="03cb0722" style:font-style-asian="normal" style:font-style-complex="normal"/>
    </style:style>
    <style:style style:name="T724" style:family="text">
      <style:text-properties style:font-name="Liberation Serif1" fo:font-style="normal" officeooo:rsid="03cb0722" style:font-style-asian="normal" style:font-style-complex="normal"/>
    </style:style>
    <style:style style:name="T725" style:family="text">
      <style:text-properties officeooo:rsid="03e158fd"/>
    </style:style>
    <style:style style:name="T726" style:family="text">
      <style:text-properties officeooo:rsid="03e1c0a0"/>
    </style:style>
    <style:style style:name="T727" style:family="text">
      <style:text-properties officeooo:rsid="03e72a53"/>
    </style:style>
    <style:style style:name="T728" style:family="text">
      <style:text-properties officeooo:rsid="03e2e58e"/>
    </style:style>
    <style:style style:name="T729" style:family="text">
      <style:text-properties officeooo:rsid="03e3f6be"/>
    </style:style>
    <style:style style:name="T730" style:family="text">
      <style:text-properties officeooo:rsid="03e934ac"/>
    </style:style>
    <style:style style:name="T731"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32" style:family="text">
      <style:text-properties officeooo:rsid="03cee4f3"/>
    </style:style>
    <style:style style:name="T733" style:family="text">
      <style:text-properties officeooo:rsid="03d3116b"/>
    </style:style>
    <style:style style:name="T734"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35"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36"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37"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38"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39"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40"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41"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42"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43"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44"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45" style:family="text">
      <style:text-properties officeooo:rsid="03f4a282"/>
    </style:style>
    <style:style style:name="T746" style:family="text">
      <style:text-properties officeooo:rsid="040ab963"/>
    </style:style>
    <style:style style:name="T747" style:family="text">
      <style:text-properties fo:font-family="'Liberation Serif'" style:font-family-generic="roman"/>
    </style:style>
    <style:style style:name="T748" style:family="text">
      <style:text-properties fo:font-family="'Liberation Serif'" style:font-family-generic="roman" officeooo:rsid="03f56600"/>
    </style:style>
    <style:style style:name="T749" style:family="text">
      <style:text-properties style:font-name="Liberation Serif1" officeooo:rsid="03ff965f"/>
    </style:style>
    <style:style style:name="T750" style:family="text">
      <style:text-properties style:font-name="Liberation Serif1" officeooo:rsid="03ffb285"/>
    </style:style>
    <style:style style:name="T751" style:family="text">
      <style:text-properties style:font-name="Liberation Serif1" officeooo:rsid="03f69ae8"/>
    </style:style>
    <style:style style:name="T752" style:family="text">
      <style:text-properties style:font-name="Liberation Serif1" officeooo:rsid="03fb493a"/>
    </style:style>
    <style:style style:name="T753" style:family="text">
      <style:text-properties style:font-name="Liberation Serif1" officeooo:rsid="03fdd2ea"/>
    </style:style>
    <style:style style:name="T754" style:family="text">
      <style:text-properties style:font-name="Liberation Serif1" officeooo:rsid="03fbcfaf"/>
    </style:style>
    <style:style style:name="T755" style:family="text">
      <style:text-properties style:font-name="Liberation Serif1" officeooo:rsid="040be17f"/>
    </style:style>
    <style:style style:name="T756" style:family="text">
      <style:text-properties style:font-name="Bukyvede" officeooo:rsid="03fb493a"/>
    </style:style>
    <style:style style:name="T757" style:family="text">
      <style:text-properties style:font-name="Bukyvede" style:text-underline-style="solid" style:text-underline-width="auto" style:text-underline-color="font-color" officeooo:rsid="03fb493a"/>
    </style:style>
    <style:style style:name="T758" style:family="text">
      <style:text-properties style:font-name="Liberation Serif1" officeooo:rsid="03ffee65"/>
    </style:style>
    <style:style style:name="T759" style:family="text">
      <style:text-properties style:font-name="Liberation Serif1" officeooo:rsid="04346fc3"/>
    </style:style>
    <style:style style:name="T760" style:family="text">
      <style:text-properties style:font-name="Liberation Serif1" officeooo:rsid="03ffce21"/>
    </style:style>
    <style:style style:name="T761" style:family="text">
      <style:text-properties style:font-name="Liberation Serif1" officeooo:rsid="04040b35"/>
    </style:style>
    <style:style style:name="T762" style:family="text">
      <style:text-properties style:font-name="Liberation Serif1" fo:font-style="italic" officeooo:rsid="03ffce21" style:font-style-asian="italic" style:font-style-complex="italic"/>
    </style:style>
    <style:style style:name="T763" style:family="text">
      <style:text-properties style:font-name="Liberation Serif1" fo:font-style="italic" officeooo:rsid="03ffee65" style:font-style-asian="italic" style:font-style-complex="italic"/>
    </style:style>
    <style:style style:name="T764" style:family="text">
      <style:text-properties style:font-name="Liberation Serif1" fo:font-style="normal" officeooo:rsid="03ffee65" style:font-style-asian="normal" style:font-style-complex="normal"/>
    </style:style>
    <style:style style:name="T765" style:family="text">
      <style:text-properties style:font-name="Liberation Serif1" fo:font-style="normal" officeooo:rsid="0401bcb7" style:font-style-asian="normal" style:font-style-complex="normal"/>
    </style:style>
    <style:style style:name="T766" style:family="text">
      <style:text-properties style:font-name="Liberation Serif1" fo:font-style="normal" officeooo:rsid="03ffce21" style:font-style-asian="normal" style:font-style-complex="normal"/>
    </style:style>
    <style:style style:name="T767" style:family="text">
      <style:text-properties style:font-name="Liberation Serif1" fo:font-style="normal" officeooo:rsid="043cb587" style:font-style-asian="normal" style:font-style-complex="normal"/>
    </style:style>
    <style:style style:name="T768" style:family="text">
      <style:text-properties style:font-name="Liberation Serif1" fo:font-style="normal" officeooo:rsid="04029828" style:font-style-asian="normal" style:font-style-complex="normal"/>
    </style:style>
    <style:style style:name="T769" style:family="text">
      <style:text-properties style:font-name="Liberation Serif1" fo:font-style="normal" officeooo:rsid="040becf5" style:font-style-asian="normal" style:font-style-complex="normal"/>
    </style:style>
    <style:style style:name="T770" style:family="text">
      <style:text-properties style:font-name="Liberation Serif1" fo:font-style="normal" officeooo:rsid="04346fc3" style:font-style-asian="normal" style:font-style-complex="normal"/>
    </style:style>
    <style:style style:name="T771" style:family="text">
      <style:text-properties style:font-name="Liberation Serif1" fo:font-style="italic" officeooo:rsid="04346fc3" style:font-style-asian="italic" style:font-style-complex="italic"/>
    </style:style>
    <style:style style:name="T772"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73" style:family="text">
      <style:text-properties style:font-name="Liberation Serif1" fo:font-style="normal" officeooo:rsid="04364de3" style:font-style-asian="normal" style:font-style-complex="normal"/>
    </style:style>
    <style:style style:name="T774" style:family="text">
      <style:text-properties style:font-name="Liberation Serif1" fo:font-style="normal" officeooo:rsid="043a5270" style:font-style-asian="normal" style:font-style-complex="normal"/>
    </style:style>
    <style:style style:name="T775"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76" style:family="text">
      <style:text-properties style:font-name="Liberation Serif1" fo:font-style="normal" style:text-underline-style="none" officeooo:rsid="04364de3" style:font-style-asian="normal" style:font-style-complex="normal"/>
    </style:style>
    <style:style style:name="T777" style:family="text">
      <style:text-properties officeooo:rsid="039742cc"/>
    </style:style>
    <style:style style:name="T778" style:family="text">
      <style:text-properties officeooo:rsid="038ec1e5"/>
    </style:style>
    <style:style style:name="T779" style:family="text">
      <style:text-properties officeooo:rsid="03d17373"/>
    </style:style>
    <style:style style:name="T780" style:family="text">
      <style:text-properties officeooo:rsid="042ab08c"/>
    </style:style>
    <style:style style:name="T781" style:family="text">
      <style:text-properties officeooo:rsid="043771ad"/>
    </style:style>
    <style:style style:name="T782" style:family="text">
      <style:text-properties style:text-underline-style="none" fo:font-weight="normal" officeooo:rsid="0052d06c" style:font-weight-asian="normal" style:font-weight-complex="normal"/>
    </style:style>
    <style:style style:name="T783" style:family="text">
      <style:text-properties style:text-underline-style="none" fo:font-weight="normal" officeooo:rsid="005f2654" style:font-weight-asian="normal" style:font-weight-complex="normal"/>
    </style:style>
    <style:style style:name="T784" style:family="text">
      <style:text-properties style:text-underline-style="none" fo:font-weight="normal" officeooo:rsid="011eef0d" style:font-weight-asian="normal" style:font-weight-complex="normal"/>
    </style:style>
    <style:style style:name="T785" style:family="text">
      <style:text-properties style:text-underline-style="none" fo:font-weight="normal" officeooo:rsid="005328dd" style:font-weight-asian="normal" style:font-weight-complex="normal"/>
    </style:style>
    <style:style style:name="T786" style:family="text">
      <style:text-properties fo:font-family="'Liberation Serif'" style:font-family-generic="roman" style:text-underline-style="none" fo:font-weight="normal" officeooo:rsid="005f2654" style:font-weight-asian="normal" style:font-weight-complex="normal"/>
    </style:style>
    <style:style style:name="T787" style:family="text">
      <style:text-properties officeooo:rsid="04248ed8"/>
    </style:style>
    <style:style style:name="T788" style:family="text">
      <style:text-properties officeooo:rsid="04293330"/>
    </style:style>
    <style:style style:name="T789" style:family="text">
      <style:text-properties officeooo:rsid="042a1f6f"/>
    </style:style>
    <style:style style:name="T790" style:family="text">
      <style:text-properties fo:font-style="italic" officeooo:rsid="042a1f6f" style:font-style-asian="italic" style:font-style-complex="italic"/>
    </style:style>
    <style:style style:name="T791" style:family="text">
      <style:text-properties fo:font-style="normal" officeooo:rsid="042a1f6f" style:font-style-asian="normal" style:font-style-complex="normal"/>
    </style:style>
    <style:style style:name="T792" style:family="text">
      <style:text-properties style:text-underline-style="none" fo:font-weight="normal" officeooo:rsid="014ec294" style:font-weight-asian="normal" style:font-weight-complex="normal"/>
    </style:style>
    <style:style style:name="T793"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794"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795"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796"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797"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798"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799"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00"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01"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02"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03"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04"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05"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06"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07"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08"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09"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10" style:family="text">
      <style:text-properties fo:color="#000000" loext:opacity="100%"/>
    </style:style>
    <style:style style:name="T811" style:family="text">
      <style:text-properties fo:color="#000000" loext:opacity="100%" fo:font-style="italic" style:font-style-asian="italic" style:font-style-complex="italic"/>
    </style:style>
    <style:style style:name="T812" style:family="text">
      <style:text-properties officeooo:rsid="014fb0b3"/>
    </style:style>
    <style:style style:name="T813"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14" style:family="text">
      <style:text-properties style:text-position="super 67%" officeooo:rsid="014fb0b3"/>
    </style:style>
    <style:style style:name="T815" style:family="text">
      <style:text-properties officeooo:rsid="02003990"/>
    </style:style>
    <style:style style:name="T816" style:family="text">
      <style:text-properties officeooo:rsid="020176bd"/>
    </style:style>
    <style:style style:name="T817" style:family="text">
      <style:text-properties fo:color="#ff4000" loext:opacity="100%" fo:font-weight="normal" officeooo:rsid="006fbec8" style:font-weight-asian="normal" style:font-weight-complex="normal"/>
    </style:style>
    <style:style style:name="T818" style:family="text">
      <style:text-properties fo:color="#ff4000" loext:opacity="100%" fo:font-weight="normal" officeooo:rsid="00740f8f" style:font-weight-asian="normal" style:font-weight-complex="normal"/>
    </style:style>
    <style:style style:name="T819" style:family="text">
      <style:text-properties fo:color="#ff4000" loext:opacity="100%" fo:font-weight="normal" officeooo:rsid="00707f76" style:font-weight-asian="normal" style:font-weight-complex="normal"/>
    </style:style>
    <style:style style:name="T820" style:family="text">
      <style:text-properties fo:color="#ff4000" loext:opacity="100%" style:font-name="Bukyvede" fo:font-weight="normal" officeooo:rsid="006fbec8" style:font-weight-asian="normal" style:font-weight-complex="normal"/>
    </style:style>
    <style:style style:name="T821" style:family="text">
      <style:text-properties fo:color="#ff4000" loext:opacity="100%" style:font-name="Liberation Serif1" fo:font-weight="normal" officeooo:rsid="00722373" style:font-weight-asian="normal" style:font-weight-complex="normal"/>
    </style:style>
    <style:style style:name="T822" style:family="text">
      <style:text-properties fo:color="#ff4000" loext:opacity="100%" style:font-name="Liberation Serif1" fo:font-weight="normal" officeooo:rsid="00740f8f" style:font-weight-asian="normal" style:font-weight-complex="normal"/>
    </style:style>
    <style:style style:name="T823" style:family="text">
      <style:text-properties fo:color="#ff4000" loext:opacity="100%" fo:font-weight="normal" officeooo:rsid="0071da0f" style:font-weight-asian="normal" style:font-weight-complex="normal"/>
    </style:style>
    <style:style style:name="T824" style:family="text">
      <style:text-properties fo:color="#ff4000" loext:opacity="100%" style:font-name="Bukyvede" fo:font-weight="normal" officeooo:rsid="0071da0f" style:font-weight-asian="normal" style:font-weight-complex="normal"/>
    </style:style>
    <style:style style:name="T825" style:family="text">
      <style:text-properties fo:color="#ff4000" loext:opacity="100%" fo:font-weight="normal" officeooo:rsid="00722373" style:font-weight-asian="normal" style:font-weight-complex="normal"/>
    </style:style>
    <style:style style:name="T826" style:family="text">
      <style:text-properties fo:color="#ff4000" loext:opacity="100%" fo:font-weight="normal" officeooo:rsid="00ab5804" style:font-weight-asian="normal" style:font-weight-complex="normal"/>
    </style:style>
    <style:style style:name="T827" style:family="text">
      <style:text-properties fo:color="#ff4000" loext:opacity="100%" fo:font-weight="normal" officeooo:rsid="00ac34a7" style:font-weight-asian="normal" style:font-weight-complex="normal"/>
    </style:style>
    <style:style style:name="T828" style:family="text">
      <style:text-properties fo:color="#ff4000" loext:opacity="100%" style:font-name="Bukyvede" fo:font-weight="normal" officeooo:rsid="00ac34a7" style:font-weight-asian="normal" style:font-weight-complex="normal"/>
    </style:style>
    <style:style style:name="T829" style:family="text">
      <style:text-properties style:font-name="Liberation Serif1" officeooo:rsid="009f616e"/>
    </style:style>
    <style:style style:name="T830" style:family="text">
      <style:text-properties style:font-name="Liberation Serif1" officeooo:rsid="00a0a933"/>
    </style:style>
    <style:style style:name="T831" style:family="text">
      <style:text-properties style:font-name="Bukyvede" officeooo:rsid="00a0a933"/>
    </style:style>
    <style:style style:name="T832" style:family="text">
      <style:text-properties fo:font-family="Bukyvede" officeooo:rsid="00a0a933"/>
    </style:style>
    <style:style style:name="T833" style:family="text">
      <style:text-properties style:font-name="Liberation Serif1" officeooo:rsid="00a15e37"/>
    </style:style>
    <style:style style:name="T834" style:family="text">
      <style:text-properties officeooo:rsid="00544ebf"/>
    </style:style>
    <style:style style:name="T835" style:family="text">
      <style:text-properties officeooo:rsid="02688c3e"/>
    </style:style>
    <style:style style:name="T836" style:family="text">
      <style:text-properties officeooo:rsid="02a1a489"/>
    </style:style>
    <style:style style:name="T837" style:family="text">
      <style:text-properties officeooo:rsid="027ce899"/>
    </style:style>
    <style:style style:name="T838" style:family="text">
      <style:text-properties officeooo:rsid="02899324"/>
    </style:style>
    <style:style style:name="T839" style:family="text">
      <style:text-properties officeooo:rsid="0288c7b9"/>
    </style:style>
    <style:style style:name="T840" style:family="text">
      <style:text-properties officeooo:rsid="02870ed3"/>
    </style:style>
    <style:style style:name="T841" style:family="text">
      <style:text-properties officeooo:rsid="02caf3f7"/>
    </style:style>
    <style:style style:name="T842" style:family="text">
      <style:text-properties officeooo:rsid="029e958f"/>
    </style:style>
    <style:style style:name="T843" style:family="text">
      <style:text-properties officeooo:rsid="02a6c3a2"/>
    </style:style>
    <style:style style:name="T844" style:family="text">
      <style:text-properties officeooo:rsid="029ff833"/>
    </style:style>
    <style:style style:name="T845" style:family="text">
      <style:text-properties style:text-underline-style="solid" style:text-underline-width="auto" style:text-underline-color="font-color" officeooo:rsid="029e958f"/>
    </style:style>
    <style:style style:name="T846" style:family="text">
      <style:text-properties officeooo:rsid="02a293ff"/>
    </style:style>
    <style:style style:name="T847" style:family="text">
      <style:text-properties officeooo:rsid="02a365c0"/>
    </style:style>
    <style:style style:name="T848" style:family="text">
      <style:text-properties officeooo:rsid="02a6801a"/>
    </style:style>
    <style:style style:name="T849" style:family="text">
      <style:text-properties officeooo:rsid="04254ca2"/>
    </style:style>
    <style:style style:name="T850" style:family="text">
      <style:text-properties officeooo:rsid="027e7311"/>
    </style:style>
    <style:style style:name="T851"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 (N.Sl.) and *‑omь</text:span> <text:span text:style-name="T236">(S.Sl.), </text:span><text:span text:style-name="T237">which </text:span><text:span text:style-name="T238">are most commonly (e.g. Olander 2015:168) thought to be analogical replacements of </text:span><text:span text:style-name="T239">the original instr. sg. ending</text:span><text:span text:style-name="T238"> ECS *‑</text:span><text:span text:style-name="T240">ā which is preserved in the adverb *vьčera ‘yesterday’, and the *‑tь (N.Sl.) vs *‑tъ (S.Sl.) verbal endings of 3</text:span><text:span text:style-name="T241">rd</text:span><text:span text:style-name="T242"> sg. and pl. present </text:span><text:span text:style-name="T243">(plus its extension to 2</text:span><text:span text:style-name="T244">nd</text:span><text:span text:style-name="T243"> and 3</text:span><text:span text:style-name="T244">rd</text:span><text:span text:style-name="T243"> sgl. aorists like OCS </text:span><text:span text:style-name="T245">начѧ</text:span><text:span text:style-name="T246">тъ</text:span><text:span text:style-name="T247">, OR (Uspenskij Sbornik) <text:s/></text:span><text:span text:style-name="T248">бꙑс</text:span><text:span text:style-name="T249">ть</text:span><text:span text:style-name="T247">, </text:span><text:span text:style-name="T248">нача</text:span><text:span text:style-name="T249">ть</text:span><text:span text:style-name="T250">). </text:span><text:span text:style-name="T251">Here I have no choice but to index them with dummy-symbols in the database: *‑Omь for the instr. sg. ending and *‑tQ for the </text:span><text:span text:style-name="T252">verb-endings</text:span><text:span text:style-name="T251">.</text:span><text:span text:style-name="T250"> </text:span></text:p></text:note-body></text:note></text:span></text:p>
      <text:p text:style-name="P55"/>
      <text:p text:style-name="P56"><text:span text:style-name="T253">The need for the</text:span><text:span text:style-name="T254"> retention of the</text:span><text:span text:style-name="T253"> /Ǣ/ archiphoneme</text:span><text:span text:style-name="T255">, </text:span><text:span text:style-name="T254">which represent</text:span><text:span text:style-name="T256">s</text:span><text:span text:style-name="T254"> merged Early Common Slavonic *ē *ā</text:span><text:span text:style-name="T253"> </text:span><text:span text:style-name="T254">in the position after palatal consonants, up to this point</text:span><text:span text:style-name="T256"> of LCS</text:span><text:span text:style-name="T254">, </text:span><text:span text:style-name="T253">is explored in detail in Winslow (2022)</text:span><text:span text:style-name="T254">, but t</text:span><text:span text:style-name="T256">he same</text:span><text:span text:style-name="T254"> archiphoneme (</text:span><text:span text:style-name="T256">along with</text:span><text:span text:style-name="T254"> its short counterpart /</text:span>Æ<text:span text:style-name="T257">/)</text:span><text:span text:style-name="T258"> was explicitly posited by Kortlandt</text:span><text:span text:style-name="T256"> as far back as 1979 (p.266)</text:span><text:span text:style-name="T259"> as part of his ECS system</text:span><text:span text:style-name="T258">. </text:span><text:span text:style-name="T260">In short, </text:span><text:span text:style-name="T261">a combination of: </text:span></text:p>
      <text:p text:style-name="P57"><text:span text:style-name="T261"><text:tab/>1.) </text:span><text:span text:style-name="T260">the lack of any device in the Glagolitic alphabet to render /ja ńa ŕa ĺa/ sequences (for which Glagolitic texts must use the jat' &lt;</text:span><text:span text:style-name="T262">ⱑ</text:span><text:span text:style-name="T260">&gt; letter whose base-value is /ě/)</text:span><text:span text:style-name="T261">; </text:span></text:p>
      <text:p text:style-name="P58"><text:span text:style-name="T261"><text:tab/>2.)</text:span><text:span text:style-name="T263"> overwhelming</text:span><text:span text:style-name="T261"> spellings of palatal-letter (&lt;</text:span><text:span text:style-name="T264">ⱍⱎⰶⱌ</text:span><text:span text:style-name="T261">&gt;) + jat' in the Kiev Folia (</text:span><text:span text:style-name="T263">the oldest and therefore least distant </text:span><text:span text:style-name="T265">ms. </text:span><text:span text:style-name="T263">from the </text:span><text:span text:style-name="T266">'</text:span><text:span text:style-name="T263">original</text:span><text:span text:style-name="T266">'</text:span><text:span text:style-name="T263"> </text:span><text:span text:style-name="T266">OCS,</text:span><text:span text:style-name="T263"> as first codified by Cyrill and Methodius</text:span><text:span text:style-name="T267"> and</text:span><text:span text:style-name="T261"> </text:span><text:span text:style-name="T263">for which the Glagolitic alphabet was devised</text:span><text:span text:style-name="T261">)</text:span><text:span text:style-name="T263"> </text:span><text:span text:style-name="T261">for the reflexes of LCS *č/š/ž/ћ + *Ǣ </text:span><text:span text:style-name="T263">(</text:span><text:span text:style-name="T268">e.g. </text:span><text:span text:style-name="T269">ⱁⰱⱑⱌⱑⰾⱏ</text:span><text:span text:style-name="T268"> &lt;*ob‑věћǢlъ</text:span><text:span text:style-name="T263">, </text:span><text:span text:style-name="T269">ⰴⱆⱎⱑⰿⰻ</text:span><text:span text:style-name="T268"> &lt;*dušǢmi),</text:span><text:span text:style-name="T263"> </text:span><text:span text:style-name="T261">as well as occasional traces of such spellings in later Glagolitic OCS (e.g. Psal. </text:span><text:span text:style-name="T264">ⱍⱑⱎⱗ </text:span><text:span text:style-name="T261">&lt;*čǢšę); and</text:span></text:p>
      <text:p text:style-name="P58"><text:span text:style-name="T270"><text:tab/></text:span><text:span text:style-name="T261">3.) the evidence of certain modern Bulgarian dialects, which have reflexes of LCS *ě in words like </text:span><text:span text:style-name="T271">ж'еба &lt;</text:span><text:span text:style-name="T272">*žǢba 'toad' </text:span><text:span text:style-name="T273">(Stojkov 1954: 74–78)</text:span><text:span text:style-name="T274">,</text:span></text:p>
      <text:p text:style-name="P59"/>
      <text:p text:style-name="P60"><text:span text:style-name="T275">all together point very strongly towards there having occurred a split on the Southeastern periphery of Slavic between LCS dialects which have /ě/ &lt; *Ǣ and the majority of the rest which got /a/, and that original OCS </text:span><text:span text:style-name="T276">('Urkirchenslavisch') </text:span><text:span text:style-name="T275">was a</text:span><text:span text:style-name="T277">n</text:span><text:span text:style-name="T275"> *Ǣ &gt; /ě/ dialect.</text:span><text:span text:style-name="T278"> I posit that *Ǣ remained until the opposition /a/:/ě/ after palatal consonants was reintroduced when PV2 and PV3 brought new soft-consonants /c ś </text:span>dź<text:span text:style-name="T279">/ into the system, which could be followed by both /a/ and /ě/: </text:span><text:span text:style-name="T280">fem. nom. sg. </text:span><text:span text:style-name="T279">/stь</text:span><text:span text:style-name="T281">dźa</text:span><text:span text:style-name="T279">/ &lt; *stьga (PV3) vs </text:span><text:span text:style-name="T280">fem. loc. sg.</text:span><text:span text:style-name="T279"> /no</text:span><text:span text:style-name="T281">dźě</text:span><text:span text:style-name="T282">/ &lt;*nogě (PV</text:span><text:span text:style-name="T283">2</text:span><text:span text:style-name="T282">) (Winslow 2022: 304-305). </text:span><text:span text:style-name="T284">Thus since</text:span><text:span text:style-name="T282"> my LCS system </text:span><text:span text:style-name="T284">is based on</text:span><text:span text:style-name="T282"> a point just </text:span><text:span text:style-name="T285">before</text:span><text:span text:style-name="T282"> PV2 and PV3, </text:span><text:span text:style-name="T284">I must also retain the *Ǣ archiphoneme.</text:span><text:span text:style-name="T284"><text:note text:id="ftn6" text:note-class="footnote"><text:note-citation>6</text:note-citation><text:note-body><text:p text:style-name="P61">It's possible to argue that <text:span text:style-name="T286">the </text:span>short *Æ <text:span text:style-name="T286">counterpart to *</text:span><text:span text:style-name="T287">Ǣ</text:span><text:span text:style-name="T286"> </text:span>persisted in E<text:span text:style-name="T288">ast </text:span>Sl<text:span text:style-name="T288">avic</text:span> until after the Fall of the Jers, and that the <text:span text:style-name="T288">ESl. </text:span>so-called e &gt; o shift before hard-consonants / back-vowelled syllables is actually just the resolution of this archiphoneme as /o/ (where <text:span text:style-name="T289">palatalisation </text:span>of the preceding consonant remained, <text:span text:style-name="T290">in </text:span><text:span text:style-name="T291">e.g. </text:span>Ukr. <text:span text:style-name="T292">бджола</text:span> &lt;*pъčÆla, or was newly phonemicised, <text:span text:style-name="T290">in </text:span><text:span text:style-name="T291">e.g. </text:span>Ru. <text:span text:style-name="T292">вёсла</text:span> &lt;*v'Æsla &lt;*vesla), and that there was never a stage whe<text:span text:style-name="T293">n</text:span> these words had /e/ (based among other things on &lt;о&gt; spellings regardless of stress after palatal-letters in very early texts, and even after the letters for secondarily-soft LCS plain consonants in the Birchbark <text:span text:style-name="T294">documents</text:span> (Le Feuvre 1993, Nakonečnyj 1962), but there isn't space to elaborate on the issue here (see Winslow 2022: 304 fn.16). <text:span text:style-name="T295">U</text:span>nlike <text:span text:style-name="T295">the situation with long</text:span> <text:span text:style-name="T296">*</text:span><text:span text:style-name="T297">Ǣ</text:span>,<text:span text:style-name="T295"> </text:span>OCS shows no sign of anything but an /e/ reflex<text:span text:style-name="T295"> of short *Æ</text:span> (and indeed the fact that the East Slavs inherited their writing system ultimately from <text:span text:style-name="T291">the Urkirchenslavisch system</text:span> designed for such a dialect, rather than one which had a clear way of writing &lt;soft consonant&gt; + &lt;o&gt;, is likely the reason that /o/ reflexes are <text:span text:style-name="T298">so </text:span>rarely detectable in the early texts, since &lt;e&gt; had to be used for both /e/ and /’o/, cf. the spelling <text:span text:style-name="T299">є̑</text:span><text:span text:style-name="T300">вшанъ</text:span> of the Kipchak word /jovşan/ ‘wormwood’ in the Hypatian Codex, whose modern cognates <text:span text:style-name="T301">(</text:span>Turkmen <text:span text:style-name="T292">ýow</text:span><text:span text:style-name="T302">ş</text:span><text:span text:style-name="T292">an</text:span><text:span text:style-name="T301"> /jowşan/</text:span>, Kazakh <text:span text:style-name="T292">жусан</text:span> /žuwsan/<text:span text:style-name="T303">, Azeri </text:span><text:span text:style-name="T304">yov</text:span><text:span text:style-name="T302">ş</text:span><text:span text:style-name="T304">an</text:span><text:span text:style-name="T301">)</text:span> unambiguously point to a Kipchak <text:span text:style-name="T305">/o</text:span><text:span text:style-name="T306">/</text:span>), and the history of the East Slavic /o/ reflexes remains the subject of much disagreement, so it's simpler for everyone <text:span text:style-name="T307">if I</text:span> continue the traditional practice of writing LCS *e<text:span text:style-name="T308"> after palatals</text:span>, even if that strictly speaking is inconsistent with my use of *<text:span text:style-name="T297">Ǣ</text:span><text:span text:style-name="T295">.</text:span></text:p></text:note-body></text:note></text:span><text:span text:style-name="T282"> </text:span></text:p>
      <text:p text:style-name="P62"><text:soft-page-break/></text:p>
      <text:p text:style-name="P63"><text:span text:style-name="T309">T</text:span><text:span text:style-name="T310">he syllabic liquids </text:span><text:span text:style-name="T311">/ŕ̥ ĺ̥ r̥ l̥/</text:span><text:span text:style-name="T310"> </text:span><text:span text:style-name="T309">are included </text:span><text:span text:style-name="T310">as unitary vocalic phonemes,</text:span><text:span text:style-name="T312"> following Schenker (1995: 94),</text:span><text:span text:style-name="T310"> rather than as combinations of /ь ъ/ + /ŕ ĺ r</text:span><text:span text:style-name="T309"> </text:span><text:span text:style-name="T310">l/, because these groups descend from PIE syllabic liquids and many descendant </text:span><text:span text:style-name="T312">South </text:span><text:span text:style-name="T310">Slavic dialects which retain syllabic liquids in this position</text:span><text:span text:style-name="T313"> (</text:span><text:span text:style-name="T312">including </text:span><text:span text:style-name="T314">most of</text:span><text:span text:style-name="T313"> those underlying canonical OCS)</text:span><text:span text:style-name="T310"> do not show any evidence of an intervening oral-vowel + liquid stage (such a view is shared by Bethin 199</text:span><text:span text:style-name="T315">8</text:span><text:span text:style-name="T310">: 71-72; cf. also Bulgarian dialectal evidence in Stojkov 1954: 130-131, where hard consonants precede reflexes of the LCS /ĺ</text:span><text:span text:style-name="T316">̥</text:span><text:span text:style-name="T310"> ŕ</text:span><text:span text:style-name="T316">̥</text:span><text:span text:style-name="T310">/ even in dialects with secondarily-palatalised consonants before fallen weak LCS /ь/).</text:span></text:p>
      <text:p text:style-name="P64">The need for both front and back *ŕ̥ *r̥ is unambiguously shown by the East Slavic reflexes /er/ and /or/ (<text:span text:style-name="T317">Ru. </text:span><text:span text:style-name="T292">смерть</text:span>, <text:span text:style-name="T292">морковь</text:span>), but *ĺ̥ vs *l̥ is more complicated: PIE<text:span text:style-name="T318"> *pl̥nos,</text:span> *<text:span text:style-name="T318">wl̥k</text:span><text:span text:style-name="T319">w</text:span><text:span text:style-name="T320">os &gt;</text:span> Lithuanian<text:span text:style-name="T292"> pilnas</text:span><text:span text:style-name="T321"> 'full',</text:span><text:span text:style-name="T292"> wilkas</text:span><text:span text:style-name="T321"> 'wolf'</text:span><text:span text:style-name="T292"> </text:span><text:span text:style-name="T321">(LCS *pĺ̥nъ</text:span><text:span text:style-name="T322">, *vĺ̥kъ</text:span><text:span text:style-name="T321">) vs</text:span><text:span text:style-name="T323"> Lith.</text:span><text:span text:style-name="T292"> stulpas</text:span><text:span text:style-name="T321"> (LCS *stl̥pъ 'pillar') suggests that Balto-Slavic had differentiated front/back variants of the PIE syllabic </text:span><text:span text:style-name="T324">*l̥</text:span><text:span text:style-name="T322"> (Bethin 1998: 69)</text:span><text:span text:style-name="T325">, </text:span><text:span text:style-name="T322">but the ancestor to East Slavic backed all vowels preceding tautosyllabic /l/ (Ru. молоко &lt; Proto-ESl. *molko <text:s/>&lt; LCS *melko &gt; OCS млѣко), and thus only has /</text:span><text:span text:style-name="T326">ol</text:span><text:span text:style-name="T322">/ reflexes here: Ru. </text:span><text:span text:style-name="T325">волк</text:span><text:span text:style-name="T322">, </text:span><text:span text:style-name="T325">столб</text:span><text:span text:style-name="T327">,</text:span><text:span text:style-name="T322"> </text:span><text:span text:style-name="T325">полный</text:span><text:span text:style-name="T322">. It's true that Polish has </text:span><text:span text:style-name="T325">wilk </text:span><text:span text:style-name="T322">and </text:span><text:span text:style-name="T325">milcze</text:span><text:span text:style-name="T328">ć</text:span><text:span text:style-name="T322"> (&lt;*mĺ̥čǢti), but the Polish reflexes are complicated and likely have more to do with the surrounding consonants: </text:span><text:span text:style-name="T321">*pĺ̥nъ</text:span><text:span text:style-name="T322"> </text:span><text:span text:style-name="T329">by contrast </text:span><text:span text:style-name="T322">gives </text:span><text:span text:style-name="T325">pe</text:span><text:span text:style-name="T328">ł</text:span><text:span text:style-name="T325">ny </text:span><text:span text:style-name="T322">with hardened /l/ and the Polish non-palatalising</text:span><text:span text:style-name="T330">-</text:span><text:span text:style-name="T322">/e/ reflex of *ъ</text:span><text:span text:style-name="T329">, and the differing reflexes in</text:span><text:span text:style-name="T331"> wi</text:span><text:span text:style-name="T332">erz</text:span><text:span text:style-name="T331">ch</text:span><text:span text:style-name="T329"> &lt;*vŕ̥xъ, <text:s/></text:span><text:span text:style-name="T333">ś</text:span><text:span text:style-name="T331">mi</text:span><text:span text:style-name="T332">er</text:span><text:span text:style-name="T328">ć</text:span><text:span text:style-name="T334"> &lt;*sъmŕ̥tь and </text:span><text:span text:style-name="T333">m</text:span><text:span text:style-name="T335">ar</text:span><text:span text:style-name="T333">twy</text:span><text:span text:style-name="T334"> &lt;*mŕ̥tvъ</text:span><text:span text:style-name="T336">jь</text:span><text:span text:style-name="T334"> rule out any explanation based on </text:span><text:span text:style-name="T337">the </text:span><text:span text:style-name="T334">nature of the LCS syllabic-liquid alone </text:span><text:span text:style-name="T329">(for </text:span><text:span text:style-name="T338">more </text:span><text:span text:style-name="T329">discussion see Bethin op. cit.: 73-75). </text:span></text:p>
      <text:p text:style-name="P65"><text:span text:style-name="T339">While m</text:span><text:span text:style-name="T340">ost OCS shows no sign at all of a front-back distinction</text:span><text:span text:style-name="T341"> in the syllabic-liquids</text:span><text:span text:style-name="T339"> and writes</text:span><text:span text:style-name="T340"> the reflexes of these groups </text:span><text:span text:style-name="T341">overwhelmingly</text:span><text:span text:style-name="T339"> with</text:span><text:span text:style-name="T340"> &lt;</text:span><text:span text:style-name="T342">ръ</text:span><text:span text:style-name="T340">&gt;</text:span><text:span text:style-name="T339"> and</text:span><text:span text:style-name="T340"> &lt;</text:span><text:span text:style-name="T342">лъ</text:span><text:span text:style-name="T340">&gt;,</text:span><text:span text:style-name="T341"> the Kiev Folia, which is the only OCS text that reflects a pre-Jer Shift stage and is very nearly flawless in its etymologically correct rendering of the jers, </text:span><text:span text:style-name="T343">also </text:span><text:span text:style-name="T341">spells *ŕ̥ *r̥ and *ĺ̥ <text:s/></text:span><text:span text:style-name="T343">as one would expect: </text:span><text:span text:style-name="T344">ⱄⰽⰲ</text:span><text:span text:style-name="T345">ⱃⱐ</text:span><text:span text:style-name="T344">ⱀ</text:span><text:span text:style-name="T343">‑ </text:span><text:span text:style-name="T344">ⱅⰲ</text:span><text:span text:style-name="T345">ⱃⱐ</text:span><text:span text:style-name="T344">ⰴ</text:span><text:span text:style-name="T343">‑</text:span><text:span text:style-name="T344"> ⱄ</text:span><text:span text:style-name="T345">ⱃⱐ</text:span><text:span text:style-name="T344">ⰴⱐⱌ</text:span><text:span text:style-name="T343">‑</text:span><text:span text:style-name="T344"> ⰴ</text:span><text:span text:style-name="T345">ⱃⱐ</text:span><text:span text:style-name="T344">ⰶ</text:span><text:span text:style-name="T343">‑</text:span><text:span text:style-name="T344"> </text:span><text:span text:style-name="T343">&lt;*ŕ̥, </text:span><text:span text:style-name="T344">ⱄⰽ</text:span><text:span text:style-name="T345">ⱃⱏ</text:span><text:span text:style-name="T344">ⰱⱐⱀⰹ</text:span><text:span text:style-name="T343"> &lt;*r̥, and </text:span><text:span text:style-name="T344">ⱀⰰⱂ</text:span><text:span text:style-name="T345">ⰾⱐ</text:span><text:span text:style-name="T344">ⱀⰵⱀⰺ</text:span><text:span text:style-name="T343"> &lt;*ĺ̥ </text:span><text:span text:style-name="T346">(Winslow 2022: 313)</text:span><text:span text:style-name="T347">,</text:span><text:span text:style-name="T346"> </text:span><text:span text:style-name="T343">and even Zographensis spells all 5 occurences of *vĺ̥k‑ 'wolf' with </text:span><text:span text:style-name="T344">ⰲ</text:span><text:span text:style-name="T345">ⰾⱐ</text:span><text:span text:style-name="T348">ⰽ</text:span><text:span text:style-name="T343">‑/</text:span><text:span text:style-name="T344">ⰲ</text:span><text:span text:style-name="T345">ⰾⱐ</text:span><text:span text:style-name="T344">ⱌ</text:span><text:span text:style-name="T343">‑ and all 15 instances of its *‑mĺ̥č‑ root with ‑</text:span><text:span text:style-name="T344">ⰿ</text:span><text:span text:style-name="T345">ⰾⱐ</text:span><text:span text:style-name="T344">ⱍ</text:span><text:span text:style-name="T343">‑</text:span><text:span text:style-name="T339"> (e.g. </text:span><text:span text:style-name="T349">ⱆⰿ</text:span><text:span text:style-name="T350">ⰾⱐ</text:span><text:span text:style-name="T349">ⱍⰰⱎⱔ</text:span><text:span text:style-name="T339">)</text:span><text:span text:style-name="T351">.</text:span><text:span text:style-name="T346"> </text:span><text:span text:style-name="T339">Therefore, taken as a whole the Slavic evidence </text:span><text:span text:style-name="T352">pretty securely points to front and back variants of both syllabic liquids,</text:span><text:span text:style-name="T339"> and for searching purposes it's far preferable to denote them with separate symbols</text:span><text:span text:style-name="T339"><text:note text:id="ftn7" text:note-class="footnote"><text:note-citation>7</text:note-citation><text:note-body><text:p text:style-name="P66">In the database I will have to use the single Unicode characters <text:span text:style-name="T353">&lt;</text:span>ṛ ṝ ḷ ḹ<text:span text:style-name="T353">&gt;</text:span>, rather than what's shown in my table, since the latter cannot actually be rendered without <text:span text:style-name="T354">using the letters for /r ŕ l ĺ/ plus the 'combining ring below' U+0325 symbol, which means searches for the consonant</text:span><text:span text:style-name="T355">al</text:span><text:span text:style-name="T354"> liquids on their own will also return results containing syllabic liquids.</text:span><text:span text:style-name="T353"> The same </text:span><text:span text:style-name="T356">problem affect</text:span><text:span text:style-name="T357">s</text:span><text:span text:style-name="T353"> /</text:span><text:span text:style-name="T358">ę̌</text:span><text:span text:style-name="T359"> </text:span><text:span text:style-name="T195">y̨</text:span><text:span text:style-name="T360">/, which I will have to replace with &lt;ḝ ỹ&gt;.</text:span></text:p></text:note-body></text:note></text:span><text:span text:style-name="T339"> rather than as the sequences /ьr ъr ьl ъl/</text:span><text:span text:style-name="T339"><text:note text:id="ftn8" text:note-class="footnote"><text:note-citation>8</text:note-citation><text:note-body><text:p text:style-name="P67">To my mind the only evidence in support of a genuine jer + liquid stage comes from the paradigms of verbs like OCS <text:span text:style-name="T300">сътрьти</text:span> &lt; *sъtŕ̥ti, where the syllabic /ŕ̥/ in the <text:span text:style-name="T361">stem</text:span> alternates with /ьr/ depending on the vocality of the following morpheme: the e.g. 3sg. pres. *sъtьretъ (Zogr., Supr. <text:span text:style-name="T300">сътьретъ</text:span>) or (one possibility of the) 3<text:span text:style-name="T362">rd</text:span> sg. aorist <text:span text:style-name="T363">*sъtьre (Supr. </text:span><text:span text:style-name="T364">съть҆ре</text:span><text:span text:style-name="T363">)</text:span> <text:span text:style-name="T365">must have /ьre/, while the 3</text:span><text:span text:style-name="T366">rd</text:span><text:span text:style-name="T365"> pl. aorist *sъtŕ̥šę (Supr. </text:span><text:span text:style-name="T367">сътръшꙙ</text:span><text:span text:style-name="T365">) and the other possibility for the 3</text:span><text:span text:style-name="T366">rd</text:span><text:span text:style-name="T365"> sg. aorist *sъtŕ̥ (Psal. Sin. </text:span><text:span text:style-name="T368">ⱄⱏⱅⱃⱐ</text:span><text:span text:style-name="T369">,</text:span><text:span text:style-name="T365"> or with a different prefix Mar. </text:span><text:span text:style-name="T368">ⱁⱅⱃⱏ </text:span><text:span text:style-name="T369">&lt;</text:span><text:span text:style-name="T370">*otŕ̥ </text:span><text:span text:style-name="T371">)</text:span><text:span text:style-name="T365">, being word-final or pre-consonantal, must be syllabic /ŕ̥/. The same </text:span><text:span text:style-name="T372">alter</text:span><text:span text:style-name="T373">n</text:span><text:span text:style-name="T372">ation occurs in the</text:span><text:span text:style-name="T365"> zero-grade forms of verbs like *umerti, </text:span><text:span text:style-name="T372">as is clear from the </text:span><text:span text:style-name="T365">Polish reflexes </text:span><text:span text:style-name="T374">umarł</text:span><text:span text:style-name="T365"> &lt;*umŕ̥lъ vs </text:span><text:span text:style-name="T374">umrę</text:span><text:span text:style-name="T365"> &lt;*umьrǫ. </text:span><text:span text:style-name="T375">The argument could be that at some stage, before the LCS tendency towards Open Syllables became dominant, the </text:span><text:span text:style-name="T376">stem</text:span><text:span text:style-name="T377">s</text:span><text:span text:style-name="T375"> in these paradigms w</text:span><text:span text:style-name="T377">ere</text:span><text:span text:style-name="T375"> surely unitary /t</text:span><text:span text:style-name="T378">ĭ</text:span><text:span text:style-name="T379">r/, /m</text:span><text:span text:style-name="T378">ĭ</text:span><text:span text:style-name="T379">r/, i.e. 3sg. aor. /s</text:span><text:span text:style-name="T380">ŭ</text:span><text:span text:style-name="T378">.</text:span><text:span text:style-name="T379">t</text:span><text:span text:style-name="T378">ĭ.</text:span><text:span text:style-name="T379">r</text:span><text:span text:style-name="T380">e</text:span><text:span text:style-name="T379">/ vs 3</text:span><text:span text:style-name="T381">rd</text:span><text:span text:style-name="T379">. pl. aor</text:span><text:span text:style-name="T382"> /</text:span><text:span text:style-name="T383">s</text:span><text:span text:style-name="T384">ŭ</text:span><text:span text:style-name="T385">.tĭ</text:span><text:span text:style-name="T383">r.šę/, </text:span><text:span text:style-name="T386">and that</text:span><text:span text:style-name="T383"> the latter’s closed /tĭr/ syllable was on</text:span><text:span text:style-name="T386">ly </text:span><text:span text:style-name="T383">forced to open itself up by changing to /tŕ̥/ </text:span><text:span text:style-name="T387">because of </text:span><text:span text:style-name="T388">the Law of Open Syllables</text:span><text:span text:style-name="T383">. </text:span><text:span text:style-name="T389">Thus at least one source of the syllabic-liquids could be shown to have developed from a vowel + liquid stage, but that stil</text:span><text:span text:style-name="T390">l </text:span><text:span text:style-name="T389">doesn’t prove that they all did, or that the change of /</text:span><text:span text:style-name="T383">ĭr/ </text:span><text:span text:style-name="T389">to /ŕ̥/ in these verb-forms was not merely a move to an already-existing syllabic-liquid phoneme.</text:span></text:p></text:note-body></text:note></text:span><text:span text:style-name="T339">. </text:span></text:p>
      <text:p text:style-name="P68"/>
      <text:p text:style-name="P69">Consonants</text:p>
      <text:p text:style-name="P70"/>
      <text:p text:style-name="P71">Dejotation</text:p>
      <text:p text:style-name="P72"><text:soft-page-break/>Reflexes of the so-called jot-palatalisation are <text:span text:style-name="T391">all </text:span>written <text:span text:style-name="T391">either </text:span>as unitary palatal phonemes, <text:span text:style-name="T391">or in the case of jot-palatalised labials as </text:span><text:span text:style-name="T392">/</text:span><text:span text:style-name="T391">vĺ </text:span><text:span text:style-name="T392">mĺ bĺ pĺ/</text:span><text:span text:style-name="T391">,</text:span> rather than as sequences of consonant + /j/, hence /ń ĺ ŕ/ for *nj *lj *rj. <text:span text:style-name="T392">The</text:span><text:span text:style-name="T393"> ‘dejotated’ </text:span><text:span text:style-name="T392">reflexes of *tj </text:span><text:span text:style-name="T394">(and </text:span><text:span text:style-name="T392">*kt+front-vowel</text:span><text:span text:style-name="T394">)</text:span><text:span text:style-name="T392"> </text:span><text:span text:style-name="T395">and </text:span><text:span text:style-name="T392">*dj are denoted using the modern Serbian Cyrillic letters /</text:span><text:span text:style-name="T395">ћ</text:span><text:span text:style-name="T392">/ and /</text:span><text:span text:style-name="T395">ђ</text:span><text:span text:style-name="T392">/ </text:span><text:span text:style-name="T396">respectively</text:span><text:span text:style-name="T392">, because </text:span><text:span text:style-name="T397">the </text:span><text:span text:style-name="T398">commonly used </text:span><text:span text:style-name="T397">alternatives, </text:span><text:span text:style-name="T398">i.e. /</text:span><text:span text:style-name="T399">ť ď</text:span><text:span text:style-name="T397">/ </text:span><text:span text:style-name="T400">(as used in e.g. Olander 2015) </text:span><text:span text:style-name="T398">or /ḱ ǵ/ </text:span><text:span text:style-name="T400">(as used by me in Winslow 2022)</text:span><text:span text:style-name="T398">, or variations thereof, are </text:span><text:span text:style-name="T397">visually too close to</text:span><text:span text:style-name="T401"> symbols used </text:span><text:span text:style-name="T402">elsewhere in the system. /ḱ, ǵ/</text:span><text:span text:style-name="T403"> </text:span><text:span text:style-name="T402">are </text:span><text:span text:style-name="T398">anyway </text:span><text:span text:style-name="T402">already used in my system for foreign /k, g/ before front-vowels</text:span><text:span text:style-name="T403">, and </text:span><text:span text:style-name="T398">/</text:span><text:span text:style-name="T399">ť ď</text:span><text:span text:style-name="T397">/</text:span><text:span text:style-name="T403"> </text:span><text:span text:style-name="T404">look</text:span><text:span text:style-name="T403"> too similar to the common denotations of secondarily-palatalised</text:span><text:span text:style-name="T404"> post-Jer Shift</text:span><text:span text:style-name="T403"> /t' d'/,</text:span><text:span text:style-name="T404"> as used</text:span><text:span text:style-name="T403"> in discussions of systems like Russian or Eastern Bulgarian where th</text:span><text:span text:style-name="T404">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0">ⰼ ⱋ</text:span>&gt; for both sets (i.e. alongside attested <text:span text:style-name="T300">ⰻⰼⰵⰿⱁⱀⱏ</text:span> &lt; ἡγεμών would have been **<text:span text:style-name="T300">ⱁⱄⱘⰼⰵⱀⰻ</text:span> &lt;*osǫђeni, and alongside attested <text:span text:style-name="T300">ⰴⱐⱋⰵⱃⱐ</text:span> &lt;*dъћerь would have been **<text:span text:style-name="T30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2">ќемер</text:span> &lt; Tk. <text:span text:style-name="T292">kemer</text:span> ‘belt’, <text:span text:style-name="T292">ќе</text:span> &lt; *[xъ]ћe[tъ]; <text:span text:style-name="T292">ѓон</text:span> &lt; Tk. <text:span text:style-name="T292">gön</text:span> ‘leather’, <text:span text:style-name="T292">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05">and so</text:span> must've fallen together in the CS period<text:span text:style-name="T406">,</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07">j/</text:span></text:p>
      <text:p text:style-name="P76"/>
      <text:p text:style-name="P77">Word-initial *jǢ‑/*a‑</text:p>
      <text:p text:style-name="P78">The tendency for ECS *ā- to have taken prothetic /j/ by LCS <text:span text:style-name="T408">times</text:span> (in accordance with the drive towards op<text:span text:style-name="T409">e</text:span>n syllables) can <text:span text:style-name="T409">make it difficult to distinguish these groups </text:span><text:span text:style-name="T410">from *jǢ‑ </text:span>in the absence of <text:soft-page-break/>wider Indo-European evidence. <text:span text:style-name="T409">N</text:span>ormally I’<text:span text:style-name="T409">ve</text:span> <text:span text:style-name="T411">follow</text:span><text:span text:style-name="T409">ed</text:span><text:span text:style-name="T411"> Derksen (2009), or the ESSJA, but for certain lexemes, e.g. *ama ‘pit’, which in OCS is spelt overwhelmingly with </text:span><text:span text:style-name="T412">ⱑⰿ</text:span><text:span text:style-name="T413">‑</text:span><text:span text:style-name="T411"> </text:span><text:span text:style-name="T409">or </text:span><text:span text:style-name="T412">ꙗм</text:span><text:span text:style-name="T411">‑, </text:span><text:span text:style-name="T409">the single Greek cognate </text:span><text:span text:style-name="T414">ἄμη </text:span><text:span text:style-name="T409">adduced by ESSJa I p.70 in favour of jot-less *am- i</text:span><text:span text:style-name="T415">s not enough to categorically exclude the alternative *jǢma.</text:span><text:span text:style-name="T416"> In particular the 1sg. nom. pronoun *azъ/jǢzъ is</text:span><text:span text:style-name="T417"> especially</text:span><text:span text:style-name="T416"> problematic</text:span><text:span text:style-name="T418">: </text:span><text:span text:style-name="T419">I follow </text:span><text:span text:style-name="T418">ESSJA I p.100</text:span><text:span text:style-name="T420"> which ultimately plumps for</text:span><text:span text:style-name="T418"> *azъ, </text:span><text:span text:style-name="T420">but </text:span><text:span text:style-name="T418">Derksen doesn't </text:span><text:span text:style-name="T421">discuss</text:span><text:span text:style-name="T418"> it at all. </text:span><text:span text:style-name="T422">(</text:span><text:span text:style-name="T421">A lengthy discussion of the evidence can be found in </text:span><text:span text:style-name="T423">T</text:span><text:span text:style-name="T418">eneva</text:span><text:span text:style-name="T424">'s</text:span><text:span text:style-name="T418"> (2012)</text:span><text:span text:style-name="T425"> article on the subject.</text:span><text:span text:style-name="T422">)</text:span></text:p>
      <text:p text:style-name="P79">Forms with insecure etymologies can’t under any methodology be u<text:span text:style-name="T426">se</text:span><text:span text:style-name="T422">d as good evidence in phonological investigations, so in difficult cases like the above I simply mark the lemma </text:span><text:span text:style-name="T427">in the database </text:span><text:span text:style-name="T428">and provide some short discussion,</text:span><text:span text:style-name="T427"> </text:span><text:span text:style-name="T429">so that </text:span><text:span text:style-name="T430">eventually the web-interface can flag such forms in some way </text:span><text:span text:style-name="T431">and</text:span><text:span text:style-name="T430"> </text:span><text:span text:style-name="T431">inform</text:span><text:span text:style-name="T430"> users </text:span><text:span text:style-name="T428">of </text:span><text:span text:style-name="T431">the specific difficulties.</text:span><text:span text:style-name="T428"> </text:span></text:p>
      <text:p text:style-name="P80">Like Derksen, I assume that roots going back to PIE jot-less long *ē <text:span text:style-name="T432">or dipthongal *oi-,</text:span> <text:span text:style-name="T433">e.g.</text:span> the root for ‘to eat’, PIE *h₁ēd, <text:span text:style-name="T434">all took prothetic *j and merged with *jǢ‑ from other sources, unlike Durnovo (1929: 54), who seems to think that </text:span><text:span text:style-name="T432">such a development was limited to Bulgarian and Macedonian dialects, including those underlying OCS (where in the Cyrillic mss. we get regular </text:span><text:span text:style-name="T435">ꙗсти</text:span><text:span text:style-name="T432"> etc.). Isolated nominal forms like Ru. </text:span><text:span text:style-name="T436">язва</text:span><text:span text:style-name="T432"> (which Derksen derives from a Balto-Slavic *oi‑ based on Lith. </text:span><text:span text:style-name="T436">aiža</text:span><text:span text:style-name="T432"> and Old Prussian </text:span><text:span text:style-name="T436">eyswo</text:span><text:span text:style-name="T432">) suggest that *ě reflexes in the modern forms of verbs like Ru. </text:span><text:span text:style-name="T436">ехать</text:span><text:span text:style-name="T432">, Pol. </text:span><text:span text:style-name="T436">jeść</text:span><text:span text:style-name="T432"> </text:span><text:span text:style-name="T437">are later</text:span><text:span text:style-name="T438"> generalis</text:span><text:span text:style-name="T437">ations</text:span><text:span text:style-name="T438"> from prefixed forms like OR </text:span><text:span text:style-name="T439">сънѣсти</text:span><text:span text:style-name="T440">, </text:span><text:span text:style-name="T441">where no jot-prothesis could take place </text:span><text:span text:style-name="T442">(cf. Schenker 1995: 88, Winslow 2022: 302 fn.14).</text:span></text:p>
      <text:p text:style-name="P81"/>
      <text:p text:style-name="P82">Jers before *j</text:p>
      <text:p text:style-name="P83"><text:span text:style-name="T443">As </text:span><text:span text:style-name="T444">explored more fully</text:span><text:span text:style-name="T443"> in Winslow (2022: 313-315),</text:span> <text:span text:style-name="T445">OCS spellings seem to suggest that free-variation between </text:span><text:span text:style-name="T446">&lt;</text:span><text:span text:style-name="T447">ь,ъ</text:span><text:span text:style-name="T446">&gt; </text:span><text:span text:style-name="T445">and</text:span><text:span text:style-name="T446"> &lt;</text:span><text:span text:style-name="T447">и,ъі</text:span><text:span text:style-name="T446">&gt; </text:span><text:span text:style-name="T445">was a feature of the pre-Jer Shift Urkirchenslavisch orthographic system for conveying the</text:span><text:span text:style-name="T444"> </text:span><text:span text:style-name="T445">reflexes of the </text:span>sound-groups *ьj and *ъj <text:span text:style-name="T445">(</text:span>so-called ‘tense jers’<text:span text:style-name="T445">), </text:span><text:span text:style-name="T446">regardless of </text:span><text:span text:style-name="T445">whether they were in </text:span><text:span text:style-name="T446">strong </text:span><text:span text:style-name="T445">or </text:span><text:span text:style-name="T446">weak position. </text:span><text:span text:style-name="T445">T</text:span><text:span text:style-name="T448">he </text:span><text:span text:style-name="T449">e</text:span><text:span text:style-name="T448">xamples given were</text:span><text:span text:style-name="T449">: Zogr. </text:span><text:span text:style-name="T450">ⰸⱀⰰⰿⰵⱀ</text:span><text:span text:style-name="T451">ⱐ</text:span><text:span text:style-name="T450">ⱑ </text:span><text:span text:style-name="T445">vs</text:span><text:span text:style-name="T452"> </text:span><text:span text:style-name="T450">ⰸⱀⰰⰿⰵⱀ</text:span><text:span text:style-name="T451">ⰻ</text:span><text:span text:style-name="T450">ⱑ</text:span><text:span text:style-name="T449"> &lt;</text:span><text:span text:style-name="T445">*znamenьjǢ,</text:span> <text:span text:style-name="T450">ⱆⰴⰰⱃ</text:span><text:span text:style-name="T451">ⱐ</text:span><text:span text:style-name="T450">ⰺ </text:span>&lt;*udaŕь-jь<text:span text:style-name="T450"> </text:span><text:span text:style-name="T445">vs</text:span><text:span text:style-name="T450"> ⱁⰿⱁⱍ</text:span><text:span text:style-name="T451">ⰻ</text:span><text:span text:style-name="T450">ⰹ</text:span> &lt;*omočь-jь; <text:span text:style-name="T453">Mar.</text:span> <text:span text:style-name="T454">ⱁⱄⱘⰴⱔⱅ</text:span><text:span text:style-name="T455">ⱏ</text:span><text:span text:style-name="T454"> ⰹ</text:span><text:span text:style-name="T453"> vs </text:span><text:span text:style-name="T454">ⱁⱄⱘⰴⱔⱅ</text:span><text:span text:style-name="T455">ⱏⰹ</text:span><text:span text:style-name="T454"> ⰻ</text:span><text:span text:style-name="T300"> </text:span>&lt;<text:span text:style-name="T453">*osǫdętъ</text:span><text:span text:style-name="T456"> ‿</text:span><text:span text:style-name="T457">jь; </text:span>KF <text:span text:style-name="T450">ⰿⰻⰾⱁⱄⱅ</text:span><text:span text:style-name="T451">ⱐ</text:span><text:span text:style-name="T450">ⱙ</text:span><text:span text:style-name="T448"> </text:span><text:span text:style-name="T458">vs </text:span><text:span text:style-name="T450">ⰿⰻⰾⱁⱄⱅ</text:span><text:span text:style-name="T451">ⰻ</text:span><text:span text:style-name="T450">ⱙ</text:span> &lt;<text:span text:style-name="T458">*milostьjǫ,</text:span> <text:span text:style-name="T459">ⰲⱐⱄⰵⰿⱁⰳ</text:span><text:span text:style-name="T460">ⱏ</text:span><text:span text:style-name="T459">ⰹ</text:span><text:span text:style-name="T300"> </text:span><text:span text:style-name="T458">vs</text:span><text:span text:style-name="T461"> </text:span><text:span text:style-name="T459">ⰲⱐⱄⰵⰿⱁⰳ</text:span><text:span text:style-name="T460">ⱏⰻ</text:span><text:span text:style-name="T459">ⰹ </text:span>&lt; *vьx<text:span text:style-name="T462">o</text:span>mog<text:span text:style-name="T195">y̨</text:span>-jь). <text:span text:style-name="T463">Of importance here is the fact that the same orthographic system characterises both pre- </text:span><text:span text:style-name="T464">(</text:span><text:span text:style-name="T465">i.e. </text:span><text:span text:style-name="T464">KF)</text:span><text:span text:style-name="T463"> and post-Jer Shift texts; </text:span><text:span text:style-name="T466">that even in strong position in a text like Zographensis, which shows pretty clear signs of having undergone the Jer Shift, spellings like <text:s/></text:span><text:span text:style-name="T450">ⱆⰴⰰⱃ</text:span><text:span text:style-name="T451">ⱐ</text:span><text:span text:style-name="T450">ⰺ, </text:span><text:span text:style-name="T467">ⰱⱁⰾ҄</text:span><text:span text:style-name="T468">ⱐ</text:span><text:span text:style-name="T467">ⰹ, ⰲⱔⱎⱅ</text:span><text:span text:style-name="T468">ⱐ</text:span><text:span text:style-name="T467">ⰹ </text:span><text:span text:style-name="T469">for what in the live dialect underlying Zogr. must surely have been /udaŕij/, /boĺij/, /vęštij/, </text:span><text:span text:style-name="T470">are not infrequent</text:span><text:span text:style-name="T470"><text:note text:id="ftn10" text:note-class="footnote"><text:note-citation>10</text:note-citation><text:note-body><text:p text:style-name="P84">Marianus and Psalterium Sinaiticum, on the other hand, frequently show a Russian-style /ej/ reflex of strong tense *ьj: Psal. <text:span text:style-name="T300">ⰲⱃⰰⰱ</text:span><text:span text:style-name="T299">ⰵ</text:span><text:span text:style-name="T300">ⰹ</text:span> &lt;*vorbьjь, <text:span text:style-name="T300">ⱂⰾⱏⱅ</text:span><text:span text:style-name="T299">ⰵ</text:span><text:span text:style-name="T300">ⰹ</text:span> &lt;*plъtьjь, <text:span text:style-name="T300">ⰿⱐⱀ</text:span><text:span text:style-name="T299">ⰵ</text:span><text:span text:style-name="T300">ⰹ</text:span> &lt;*mьńьjь; Mar. <text:span text:style-name="T471">ⰸⰰⱂⱁⰲⱑⰴ</text:span><text:span text:style-name="T472">ⰵ</text:span><text:span text:style-name="T471">ⰻ</text:span><text:span text:style-name="T473"> &lt;*zapovědьjь, </text:span><text:span text:style-name="T471">ⱆⰴⰰⱃ</text:span><text:span text:style-name="T472">ⰵ</text:span><text:span text:style-name="T471">ⰻ</text:span><text:span text:style-name="T473"> &lt;*udaŕь</text:span><text:span text:style-name="T474">-jь, </text:span><text:span text:style-name="T475">ⰳ</text:span><text:span text:style-name="T474">ⰲ</text:span><text:span text:style-name="T475">ⱁⰸⰴ</text:span><text:span text:style-name="T476">ⰵ</text:span><text:span text:style-name="T475">ⰻⱀⱏⰹ</text:span><text:span text:style-name="T474">ⱗ &lt;*gvozdьjьny-j</text:span><text:span text:style-name="T477">ę̌</text:span><text:span text:style-name="T478">. </text:span><text:span text:style-name="T479">Psal. </text:span><text:span text:style-name="T480">(Psalm 21) </text:span><text:span text:style-name="T479">even has definite past. act. part. Nsg. masc. form </text:span><text:span text:style-name="T481">ⱄⱅⱃⱏⰳ</text:span><text:span text:style-name="T482">ⱁ</text:span><text:span text:style-name="T481">ⰹ </text:span><text:span text:style-name="T479">&lt;*jьstr̥gъ‑jь that suggests an /oj/ reflex of *ъjь.</text:span></text:p></text:note-body></text:note></text:span><text:span text:style-name="T470">. </text:span><text:span text:style-name="T483">Th</text:span><text:span text:style-name="T484">e fact that</text:span><text:span text:style-name="T483"> the same alternation occurs in the pre-Jer Shift KF (</text:span><text:span text:style-name="T485">i-stem </text:span><text:span text:style-name="T483">gen. plurals </text:span><text:span text:style-name="T486">ⰸⰰⱂⱁⰲⱑⰲ</text:span><text:span text:style-name="T487">ⱐ</text:span><text:span text:style-name="T486">ⰹ</text:span><text:span text:style-name="T483"> &lt;*zapovědьjь </text:span><text:span text:style-name="T488">vs</text:span><text:span text:style-name="T483"> </text:span><text:span text:style-name="T486">ⰾⱓⰴ</text:span><text:span text:style-name="T489">ⰻ</text:span><text:span text:style-name="T486">ⰺ</text:span><text:span text:style-name="T483"> &lt;*ĺudьjь) suggests that it is a common inheritance </text:span><text:span text:style-name="T488">from the Urkirchenslavisch </text:span><text:span text:style-name="T490">spelling </text:span><text:span text:style-name="T488">system, </text:span><text:span text:style-name="T491">and thus that in pre-Jer Shift Slavic </text:span><text:span text:style-name="T446">the difference between /</text:span><text:span text:style-name="T492">ь ъ/ and </text:span><text:span text:style-name="T446">/</text:span><text:span text:style-name="T492">i y/ </text:span><text:span text:style-name="T446">was neutralised before /j/, and we should perhaps posit archiphonemes </text:span><text:span text:style-name="T491">(which I call </text:span><text:span text:style-name="T446">/Î/ and /Ŷ/</text:span><text:span text:style-name="T491">)</text:span><text:span text:style-name="T446"> in this position. Th</text:span><text:span text:style-name="T493">ese archiphonemes are, in slightly different terms, effectively posited by</text:span><text:span text:style-name="T446"> Trubetzkoy </text:span><text:span text:style-name="T494">(1954: 70)</text:span><text:span text:style-name="T446"> </text:span><text:span text:style-name="T493">in his </text:span><text:span text:style-name="T446">analysis </text:span><text:span text:style-name="T493">of </text:span><text:span text:style-name="T495">the Urkirchenslavisch phoneme-system</text:span><text:span text:style-name="T495"><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2">vowels</text:span><text:span text:style-name="T321">, rather than before /j/.</text:span></text:p></text:note-body></text:note></text:span><text:span text:style-name="T495">.</text:span></text:p>
      <text:p text:style-name="P86">However, for simplicity and accessibility’s sake <text:span text:style-name="T496">it’s better to avoid</text:span><text:span text:style-name="T497"> overburdening </text:span><text:span text:style-name="T496">the indexing-s</text:span><text:span text:style-name="T497">ystem with </text:span><text:span text:style-name="T496">unfamiliar and controversial archiphoneme-symbols, so I keep </text:span><text:span text:style-name="T498">*ьj/*ъj </text:span><text:span text:style-name="T496">as the denotation</text:span><text:span text:style-name="T499">s</text:span><text:span text:style-name="T496"> for these groups. <text:line-break/></text:span><text:span text:style-name="T500">Difficulties arise </text:span><text:span text:style-name="T499">though</text:span><text:span text:style-name="T501"> when deciding how to </text:span><text:span text:style-name="T502">denote</text:span><text:span text:style-name="T501"> foreign sources of /ij/</text:span><text:span text:style-name="T50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0">приѩти</text:span> &lt;*prijęti or long-form adjectives like masc. nom. pl. <text:span text:style-name="T300">дроуѕии</text:span> &lt;*drugi-ji, but within roots it does seem restricted to these <text:span text:style-name="T503">post-LCS</text:span> loanwords.</text:p></text:note-body></text:note></text:span><text:span text:style-name="T501"> </text:span><text:span text:style-name="T504">which may or may not have been integrated i</text:span><text:span text:style-name="T505">nto </text:span><text:span text:style-name="T499">the native system as </text:span><text:span text:style-name="T506">reflexes of</text:span><text:span text:style-name="T499"> </text:span><text:span text:style-name="T446">/Î</text:span><text:span text:style-name="T499">j</text:span><text:span text:style-name="T446">/: </text:span><text:span text:style-name="T507">words like </text:span><text:span text:style-name="T508">мариꙗ</text:span><text:span text:style-name="T507"> &lt; Μαρία, </text:span><text:span text:style-name="T508">стадии</text:span><text:span text:style-name="T507"> &lt; στάδιον, </text:span><text:span text:style-name="T509">which are well-integrated into the morphological system as a fem. ja-stem and </text:span><text:soft-page-break/><text:span text:style-name="T509">masc. jo-stem respectively, </text:span><text:span text:style-name="T506">could either be reconstructed as </text:span><text:span text:style-name="T510">consciously-foreign </text:span><text:span text:style-name="T506">*marijǢ, *stadijь, </text:span><text:span text:style-name="T511">or as </text:span><text:span text:style-name="T512">nativised</text:span><text:span text:style-name="T511"> *marьjǢ, *stadьjь, but there are no occurrences of jer-spellings in </text:span><text:span text:style-name="T513">these words in</text:span><text:span text:style-name="T511"> the </text:span><text:span text:style-name="T514">OCS texts in TOROT</text:span><text:span text:style-name="T511">. </text:span><text:span text:style-name="T515">Other similarly-Greek words like </text:span><text:span text:style-name="T516">диꙗволъ </text:span><text:span text:style-name="T517">(&lt; διάβολος)</text:span><text:span text:style-name="T515">, </text:span><text:span text:style-name="T518">however, do show up in OCS with jer-spellings: Supr. </text:span><text:span text:style-name="T519">д</text:span><text:span text:style-name="T520">ь</text:span><text:span text:style-name="T519">ꙗ҅вола</text:span><text:span text:style-name="T511">, </text:span><text:span text:style-name="T518">Zogr. Luke 8 and Psal. Psalm 108 ⰴ</text:span><text:span text:style-name="T521">ⱐ</text:span><text:span text:style-name="T518">ⱑⰲⱁⰾⱏ, </text:span><text:span text:style-name="T522">which (alongside the modern Macedonian </text:span><text:span text:style-name="T523">ѓавол </text:span><text:span text:style-name="T524">with the </text:span><text:span text:style-name="T525">reflex of *ђ produced by the Macedonian </text:span><text:span text:style-name="T524">so-called ‘new jotation’ </text:span><text:span text:style-name="T525">of /d/ after the fallen jer brought it into contact with /j/) </text:span><text:span text:style-name="T526">clearly suggest an early adaption of this </text:span><text:span text:style-name="T527">foreign </text:span><text:span text:style-name="T526">/ij/-group to native /</text:span><text:span text:style-name="T528">Î</text:span><text:span text:style-name="T526">j/</text:span><text:span text:style-name="T518">. </text:span><text:span text:style-name="T522">Old Russian texts </text:span><text:span text:style-name="T529">even show spellings of </text:span><text:span text:style-name="T530">мариꙗ</text:span><text:span text:style-name="T529"> suggestive of full nativisation: Laurentian Primary Chronicle </text:span><text:span text:style-name="T531">м҃рья</text:span><text:span text:style-name="T529">, </text:span><text:span text:style-name="T531">м҃рьею</text:span><text:span text:style-name="T529">, </text:span><text:span text:style-name="T532">Zadonshchina </text:span><text:span text:style-name="T533">маря</text:span><text:span text:style-name="T532">, </text:span><text:span text:style-name="T533">марья</text:span><text:span text:style-name="T532">, </text:span><text:span text:style-name="T534">as well as </text:span><text:span text:style-name="T532">First Novgorod Chronicle gen. sg. </text:span><text:span text:style-name="T533">васильꙗ </text:span><text:span text:style-name="T532">(jo-stem </text:span><text:span text:style-name="T533">василии</text:span><text:span text:style-name="T532"> &lt; </text:span><text:span text:style-name="T535">Βασίλειος</text:span><text:span text:style-name="T532">).</text:span></text:p>
      <text:p text:style-name="P87"><text:span text:style-name="T536">Since</text:span><text:span text:style-name="T537"> </text:span><text:span text:style-name="T538">we </text:span><text:span text:style-name="T537">can’t ever be sure of the precise </text:span><text:span text:style-name="T539">timing or </text:span><text:span text:style-name="T537">route </text:span><text:span text:style-name="T539">by which</text:span><text:span text:style-name="T537"> these late borrowings entered </text:span><text:span text:style-name="T536">the various </text:span><text:span text:style-name="T537">Slavic </text:span><text:span text:style-name="T536">dialects, or of the extent of their adoption by Slavs beyond </text:span><text:span text:style-name="T540">a </text:span><text:span text:style-name="T536">tiny and often Greek-knowing scribal-class, the best solution is t</text:span><text:span text:style-name="T541">o set </text:span><text:span text:style-name="T542">all such</text:span><text:span text:style-name="T541"> foreign /ij/ groups apart from the native vocabulary by using an *ij reconstruction, even where we can be pretty sure that </text:span><text:span text:style-name="T517">early</text:span><text:span text:style-name="T541"> nativisation to reflexes of *ьj occurred: *dijǢvolъ, *vasilijь, *marijǢ etc.</text:span></text:p>
      <text:p text:style-name="P88"/>
      <text:p text:style-name="P89">Word-initial *jь‑/*ji‑/*i‑</text:p>
      <text:p text:style-name="P90">With <text:span text:style-name="T543">native Slavic </text:span>word-initial *ji-/*jь-, I follow Derksen's (2009: 16) practice of writing *jь-, even though Derksen himself (2003) has argued for a split between *ji- and *jь- conditioned <text:span text:style-name="T544">partly </text:span>by accentological factors (which, as stated above, I have chosen not to consider). Most of the modern languages reflect these groups as just /i-/, except for Czech and Ukrainian<text:span text:style-name="T545">:</text:span> forms like Cz. <text:span text:style-name="T292">jdou</text:span> and Ukr. (<text:span text:style-name="T546">after</text:span> vowels) <text:span text:style-name="T292">йдyть</text:span> appear to have treated the weak-jer in *jьd<text:span text:style-name="T545">ǫ</text:span>tь just like any other and retained the /j/, and Ukr. <text:span text:style-name="T292">ськати</text:span> &lt;*jьskati (with the restricted meaning ‘look for nits/fleas in someone's hair’ after the base-meaning ‘seek’ was transferred to the Polonism <text:span text:style-name="T292">шукати</text:span>) shows the expected Ukr. softening of the /s/ after fallen weak-jer in *ьsk groups (cf. <text:span text:style-name="T292">поль</text:span><text:span text:style-name="T547">сь</text:span><text:span text:style-name="T292">кий</text:span>).</text:p>
      <text:p text:style-name="P91"><text:span text:style-name="T548">I make a</text:span><text:span text:style-name="T407">n</text:span> exception for certain forms of the personal-pronoun *jь, however, and write *jimь, *jima, *jixъ *jimъ and *jimi for the masc/nt. instr. sg. and dat.<text:span text:style-name="T420">/i</text:span>nstr. dual<text:span text:style-name="T420">/</text:span>pl., because<text:span text:style-name="T549"> Czech here has</text:span><text:span text:style-name="T550"> jim jich jimi.</text:span></text:p>
      <text:p text:style-name="P92"><text:span text:style-name="T551">In badly-integrated clearly post-LCS foreign words, such as Biblical names like </text:span><text:span text:style-name="T552">иꙗковъ</text:span><text:span text:style-name="T551"> (borrowed via Gk. </text:span><text:span text:style-name="T292">Ἰακώβ</text:span><text:span text:style-name="T551">), or </text:span><text:span text:style-name="T553">ꙇꙉемонъ</text:span><text:span text:style-name="T554"> (&lt; </text:span><text:span text:style-name="T555">ἡγεμών</text:span><text:span text:style-name="T554">), I keep a bare initial *i‑, </text:span><text:span text:style-name="T556">though this is rather an arbitrary choice and done partly as a way of marking such words as no</text:span><text:span text:style-name="T557">n</text:span><text:span text:style-name="T556">-native</text:span><text:span text:style-name="T556"><text:note text:id="ftn13" text:note-class="footnote"><text:note-citation>13</text:note-citation><text:note-body><text:p text:style-name="P93">Spellings like Zogr. Mark 13:<text:span text:style-name="T558">3</text:span><text:span text:style-name="T310"> “</text:span><text:span text:style-name="T300">ⱂⰵⱅⱃⱏ. ⰺ ⱑⰽⱁⰲⱏ. ⰺ ⱁⰰⱀⱀⱏ.</text:span><text:span text:style-name="T310">” “Peter and Jacob and John” would suggest that t</text:span>his initial *i‑ can get dropped after an /i/ of a preceding word, <text:span text:style-name="T559">but whether this points to </text:span><text:span text:style-name="T560">a </text:span><text:span text:style-name="T559">dropping of the non-native *i‑, simple deletion of </text:span><text:span text:style-name="T561">a</text:span><text:span text:style-name="T559"> double /i i/ (haplology), or a native-like reflex of a weak-jer</text:span> /*i <text:span text:style-name="T562">*</text:span>jьjǢkovъ/ &gt; /i jakov/, <text:span text:style-name="T559">is not really knowable, so indexing such words with a markedly foreign </text:span><text:span text:style-name="T558">initial </text:span><text:span text:style-name="T559">*ij‑ group is </text:span><text:span text:style-name="T563">again </text:span><text:span text:style-name="T559">the best way of allowing such difficult cases to be investigated. </text:span></text:p></text:note-body></text:note></text:span><text:span text:style-name="T556"> </text:span><text:span text:style-name="T564">(cf. my treatment of foreign initial *e‑ below)</text:span><text:span text:style-name="T556">. </text:span><text:span text:style-name="T565">An exception is made for </text:span><text:span text:style-name="T566">исоусъ</text:span><text:span text:style-name="T565"> &lt; </text:span><text:span text:style-name="T567">Gk. </text:span><text:span text:style-name="T568">Ἰησοῦς</text:span><text:span text:style-name="T567">, </text:span><text:span text:style-name="T569">which I have as *jisusъ, </text:span><text:span text:style-name="T570">because of the greater likelihood that Slavs will have heard of Jesus even before </text:span><text:span text:style-name="T571">the first biblical translations, and because </text:span><text:span text:style-name="T572">spellings like Zogr. </text:span><text:span text:style-name="T573">ⰽ</text:span><text:span text:style-name="T574">ⱏⰹ</text:span><text:span text:style-name="T573"> ⰻ҃ⱄⱛ </text:span><text:span text:style-name="T564">suggest th</text:span><text:span text:style-name="T575">at it causes the</text:span><text:span text:style-name="T564"> same /Ŷ/ archiphoneme reflex of *ъ before </text:span><text:span text:style-name="T576">*</text:span><text:span text:style-name="T564">j as you get in </text:span><text:span text:style-name="T575">e.g. </text:span><text:span text:style-name="T576">native </text:span><text:span text:style-name="T564">Mar. </text:span><text:span text:style-name="T577">ⰲ</text:span><text:span text:style-name="T578">ⱏⰹ</text:span><text:span text:style-name="T577"> ⰻⱄⱅⰻⱀⱘ </text:span><text:span text:style-name="T564">&lt; *vъ ‿ jьstinǫ </text:span><text:span text:style-name="T576">(see above). </text:span></text:p>
      <text:p text:style-name="P94">Prefixed forms like *do‑jьti 'to come, arrive' for mor<text:span text:style-name="T579">p</text:span>hological reasons have to be distinguished from the class 4 verb *dojiti<text:span text:style-name="T580">/dojiši/dojimъ etc.</text:span> 'to breastfeed'<text:span text:style-name="T579"> (and its deriv</text:span><text:span text:style-name="T580">ed noun</text:span><text:span text:style-name="T579"> *doji</text:span><text:span text:style-name="T581">d</text:span><text:span text:style-name="T579">lika)</text:span>, <text:span text:style-name="T580">a difference which is reflected in the modern Ukrainian </text:span><text:span text:style-name="T582">дійти</text:span><text:span text:style-name="T580"> (&lt;*dojьti with compensatorily-lengthened /o/ &gt; /i/) vs </text:span><text:span text:style-name="T582">доїти</text:span><text:span text:style-name="T583">. </text:span><text:span text:style-name="T584">Thus </text:span><text:span text:style-name="T585">/</text:span><text:span text:style-name="T586">i/ can follow /j/ when </text:span><text:span text:style-name="T584">the former is part</text:span><text:span text:style-name="T586"> of </text:span><text:span text:style-name="T584">a </text:span><text:span text:style-name="T586">morpheme which just happen</text:span><text:span text:style-name="T584">s</text:span><text:span text:style-name="T586"> to be stuck onto a /j/-ending stem: </text:span><text:span text:style-name="T584">I similarly allow words like </text:span><text:span text:style-name="T587">*</text:span><text:span text:style-name="T586">šujika </text:span><text:span text:style-name="T584">(</text:span><text:span text:style-name="T588">шюица</text:span><text:span text:style-name="T584">) and</text:span><text:span text:style-name="T586"> </text:span><text:span text:style-name="T584">*vojinъ ‘warrior’ (</text:span><text:span text:style-name="T588">воинъ,</text:span><text:span text:style-name="T589"> as opposed to *vojьnъ</text:span><text:span text:style-name="T590">, </text:span><text:span text:style-name="T589">the gen. pl. of *vojьna</text:span><text:span text:style-name="T591">)</text:span><text:span text:style-name="T589">, or the loc. sg/pl. desinences of any jo-stem noun whose stem ends on /j/, e.g. Psal. </text:span><text:span text:style-name="T588">ⰶⱃⱑⰱⱐⰹ</text:span><text:span text:style-name="T589"> &lt;*žerbьji.</text:span></text:p>
      <text:p text:style-name="P95"/>
      <text:p text:style-name="P96">Word-initial *je‑/*e‑</text:p>
      <text:p text:style-name="P94"><text:span text:style-name="T592">No Glagolitic text makes any effort to distinguish /je/ (after vowels or word-initially) from post-consonantal /e/, writing both with &lt;</text:span><text:span text:style-name="T593">ⰵ</text:span><text:span text:style-name="T592">&gt;, unlike the situation with </text:span><text:span text:style-name="T594">the reflexes of</text:span><text:span text:style-name="T592"> </text:span><text:span text:style-name="T594">*</text:span><text:span text:style-name="T592">ję vs </text:span><text:span text:style-name="T594">*</text:span><text:span text:style-name="T592">ę, where in Zogr. and Mar. and partially in Assem. </text:span><text:span text:style-name="T595">(Velcheva 1981: p.168)</text:span><text:span text:style-name="T592"> </text:span><text:span text:style-name="T596">the </text:span><text:span text:style-name="T592">full front-nasal digraph &lt;</text:span><text:span text:style-name="T593">ⱗ</text:span><text:span text:style-name="T592">&gt; is </text:span><text:soft-page-break/><text:span text:style-name="T592">reserved for </text:span><text:span text:style-name="T594">*</text:span><text:span text:style-name="T592">ję, while just the second 'nasalising component' &lt;</text:span><text:span text:style-name="T593">ⱔ</text:span><text:span text:style-name="T592">&gt; is used for post-consontal </text:span><text:span text:style-name="T594">*</text:span><text:span text:style-name="T592">ę, </text:span><text:span text:style-name="T597">e.g. Mar. 3</text:span><text:span text:style-name="T598">rd</text:span><text:span text:style-name="T597"> pl. aorist </text:span><text:span text:style-name="T599">ⱗ</text:span><text:span text:style-name="T600">ⱄ</text:span><text:span text:style-name="T599">ⱔ</text:span><text:span text:style-name="T597"> &lt;*</text:span><text:span text:style-name="T601">ję</text:span><text:span text:style-name="T597">s</text:span><text:span text:style-name="T601">ę</text:span><text:span text:style-name="T597">, as opposed to KF </text:span><text:span text:style-name="T600">ⱂⱃⰹ</text:span><text:span text:style-name="T599">ⱗ</text:span><text:span text:style-name="T600">ⱅⰻ</text:span><text:span text:style-name="T597"> &lt;</text:span><text:span text:style-name="T602">*pri</text:span><text:span text:style-name="T603">ję</text:span><text:span text:style-name="T602">ti</text:span><text:span text:style-name="T597"> vs </text:span><text:span text:style-name="T600">ⰲⱏⰸ</text:span><text:span text:style-name="T599">ⱗ</text:span><text:span text:style-name="T600">ⰾⰹ</text:span><text:span text:style-name="T597"> &lt;</text:span><text:span text:style-name="T602">*vъz</text:span><text:span text:style-name="T603">ę</text:span><text:span text:style-name="T602">li</text:span><text:span text:style-name="T592"><text:note text:id="ftn14" text:note-class="footnote"><text:note-citation>14</text:note-citation><text:note-body><text:p text:style-name="P97">Psalterium Sinaiticum contains <text:span text:style-name="T604">at least five</text:span> occurrences of <text:span text:style-name="T605">non-digraph</text:span> &lt;<text:span text:style-name="T300">ⱔ</text:span>&gt;: <text:span text:style-name="T604">Eckhoff’s digitisation suggests </text:span><text:span text:style-name="T606">ⰱⱃⱑⰿⱔ</text:span><text:span text:style-name="T300">, </text:span><text:span text:style-name="T606">ⰲⱏⰸⰾⰰⱍⱔ</text:span><text:span text:style-name="T300">, </text:span><text:span text:style-name="T606">ⱄⱅⱐⰷⱔ</text:span><text:span text:style-name="T300">, </text:span><text:span text:style-name="T606">ⱅⱔ</text:span><text:span text:style-name="T300">, </text:span><text:span text:style-name="T606">ⱀⱔ</text:span><text:span text:style-name="T300">, </text:span><text:span text:style-name="T310">and</text:span><text:span text:style-name="T300"> </text:span><text:span text:style-name="T606">ⱂⱃⱁⰽⰾⱔⱅⱏ</text:span>, <text:span text:style-name="T604">but the last one</text:span><text:span text:style-name="T607"> </text:span><text:span text:style-name="T606">ⱂⱃⱁⰽⰾⱔⱅⱏ</text:span> <text:span text:style-name="T604">(which is from </text:span><text:span text:style-name="T607">Psalm 151 in the part </text:span><text:span text:style-name="T604">discovered in 1975)</text:span><text:span text:style-name="T607"> </text:span><text:span text:style-name="T604">comes from a mistake in Mareš’s (1997: </text:span><text:span text:style-name="T608">p.?</text:span><text:span text:style-name="T604">) Cyrillicised edition: the manuscript-photograph in Tarnanidis (1988: </text:span><text:span text:style-name="T608">p.?</text:span><text:span text:style-name="T604">) clearly shows </text:span><text:span text:style-name="T606">ⱂⱃⱁⰽⰾ</text:span><text:span text:style-name="T609">ⱗ</text:span><text:span text:style-name="T606">ⱅⱏ</text:span><text:span text:style-name="T610">.</text:span></text:p></text:note-body></text:note></text:span><text:span text:style-name="T592">. </text:span></text:p>
      <text:p text:style-name="P98">Glagolitic evidence alone <text:span text:style-name="T611">therefore </text:span>would suggest that foreign borrowing<text:span text:style-name="T611">s</text:span> with word-initial /e-/ were simply adapted to whatever the reflex of native LCS *je was. Suprasliensis, <text:span text:style-name="T612">though,</text:span> <text:span text:style-name="T613">w</text:span><text:span text:style-name="T614">hich uses the</text:span> jotated &lt;<text:span text:style-name="T300">ѥ</text:span>&gt; letter, does <text:span text:style-name="T612">in fact </text:span>make an extremely consistent <text:span text:style-name="T615">spelling </text:span>distinction between foreign borrowings and native Slavic words: <text:span text:style-name="T616">of the </text:span><text:span text:style-name="T617">157 occurrences of the </text:span><text:span text:style-name="T618">1</text:span><text:span text:style-name="T619">3</text:span><text:span text:style-name="T616"> foreign lemmas I have </text:span><text:span text:style-name="T620">so far </text:span><text:span text:style-name="T616">reconstructed with word-initial *e/*je‑ which appear in Supr. (</text:span><text:span text:style-name="T621">episkupъ, evanǵelьje, eǵüpьtъ, elisavetь, elinъ, evanǵelistъ, eǵüpьtьskъ, elinьskъ, episkupьstvo, evrejьskъ, elisejь, emъmausъ, etijopьskъ</text:span><text:span text:style-name="T622">), </text:span><text:span text:style-name="T623">the only spellings with </text:span><text:span text:style-name="T551">&lt;</text:span><text:span text:style-name="T552">ѥ</text:span><text:span text:style-name="T551">&gt; </text:span><text:span text:style-name="T623">are </text:span><text:span text:style-name="T624">ѥлисеи</text:span><text:span text:style-name="T625">,</text:span><text:span text:style-name="T623"> </text:span><text:span text:style-name="T624">ѥ͞ппъ, ѥ͑лини</text:span><text:span text:style-name="T625">, </text:span><text:span text:style-name="T626">and</text:span><text:span text:style-name="T624"> </text:span><text:span text:style-name="T627">ѥ҅лина</text:span><text:span text:style-name="T628">, </text:span><text:span text:style-name="T626">i.e. 4/157 </text:span><text:span text:style-name="T629">or 2.5%</text:span><text:span text:style-name="T626">. </text:span><text:span text:style-name="T630">By contrast, of the 3172 native Slavic words in Suprasliensis which I Autoreconstruct as starting with *je- (not all of whose lemmas start with *je-, </text:span><text:span text:style-name="T631">e.g. forms of *</text:span><text:span text:style-name="T632">byti</text:span><text:span text:style-name="T630">), just 8</text:span><text:span text:style-name="T631">8</text:span><text:span text:style-name="T630"> are written with initial &lt;</text:span><text:span text:style-name="T633">е</text:span><text:span text:style-name="T630">&gt;, vs 30</text:span><text:span text:style-name="T631">70</text:span><text:span text:style-name="T630"> with &lt;</text:span><text:span text:style-name="T552">ѥ</text:span><text:span text:style-name="T634">&gt;</text:span><text:span text:style-name="T634"><text:note text:id="ftn15" text:note-class="footnote"><text:note-citation>15</text:note-citation><text:note-body><text:p text:style-name="Footnote"><text:span text:style-name="T635">T</text:span>he leftover 14 are things like 1st. pres. dual. <text:span text:style-name="T300">и҅мавѣ</text:span> which <text:span text:style-name="T635">Eckhoff’s corpus wrongly</text:span> lemmatise<text:span text:style-name="T635">s</text:span> as *jьmati instead of *jьměti, and <text:span text:style-name="T636">which </text:span>thus get reconstructed as *jemĺevě <text:span text:style-name="T635">instead of *jьmavě. </text:span><text:span text:style-name="T594">At the time of writing only 3227/6862 Suprasliensis lemmas have been reconstructed, but those 3227 cover 89713/99194, or 90.4%, </text:span><text:span text:style-name="T637">of the words.</text:span></text:p></text:note-body></text:note></text:span><text:span text:style-name="T631">. </text:span><text:span text:style-name="T638">Thus 97.2% of native word-initial *je‑ in Suprasliensis is spelt with </text:span><text:span text:style-name="T630">&lt;</text:span><text:span text:style-name="T552">ѥ</text:span><text:span text:style-name="T634">&gt;, </text:span><text:span text:style-name="T638">while 97.5% of the </text:span><text:span text:style-name="T639">occurrences of the</text:span><text:span text:style-name="T638"> </text:span><text:span text:style-name="T640">clearly post-LCS Greek-mediated foreign borrowings</text:span><text:span text:style-name="T638"> </text:span><text:span text:style-name="T639">listed above </text:span><text:span text:style-name="T638">instead use plain </text:span><text:span text:style-name="T630">&lt;</text:span><text:span text:style-name="T633">е</text:span><text:span text:style-name="T630">&gt;, </text:span><text:span text:style-name="T638">suggesting that </text:span><text:span text:style-name="T641">some</text:span><text:span text:style-name="T638"> sort of difference was felt, at least by the scribes </text:span><text:span text:style-name="T640">of Suprasliensis, </text:span><text:span text:style-name="T639">and that we probably shouldn’t</text:span><text:span text:style-name="T638"> </text:span><text:span text:style-name="T639">index these with the same *je‑ as used for native forms. I therefore use non-jotated *e‑ for such foreign borrowings, and the extent to which they take prothetic *j‑ </text:span><text:span text:style-name="T642">and fall together with the native vocabularly </text:span><text:span text:style-name="T639">is left </text:span><text:span text:style-name="T642">as something for investigators to determine </text:span><text:span text:style-name="T643">based on the evidence of each manuscript</text:span><text:span text:style-name="T642">. </text:span></text:p>
      <text:p text:style-name="P99"/>
      <text:p text:style-name="P100">Prefixes</text:p>
      <text:p text:style-name="P101">The last particularity of my LCS <text:span text:style-name="T644">indexing-system</text:span> worth mentioning relates to the handling of consonant-clusters in prefixes: <text:span text:style-name="T645">as exhaustively </text:span><text:span text:style-name="T644">exemplified</text:span><text:span text:style-name="T645"> by</text:span> <text:span text:style-name="T645">Diels (1963: 121-125), </text:span></text:p>
      <text:p text:style-name="P102"><text:span text:style-name="T645">Common Slavic permitted only a restricted set of consonant-combinations in the syllable onset, </text:span><text:span text:style-name="T646">generally either combinations of the continuants</text:span><text:span text:style-name="T647"> *s/*z </text:span><text:span text:style-name="T646">plus</text:span><text:span text:style-name="T647"> </text:span><text:span text:style-name="T648">obstruent or sonorant (</text:span><text:span text:style-name="T649">except *r, see below), or of obstruents plus sonorant (with some curio</text:span><text:span text:style-name="T650">sities</text:span><text:span text:style-name="T649"> such as the seeming </text:span><text:span text:style-name="T651">dialectal diversity in the </text:span><text:span text:style-name="T649">tolerance of *bn </text:span><text:span text:style-name="T651">but not</text:span><text:span text:style-name="T649"> *pn: OCS </text:span><text:span text:style-name="T652">гъі</text:span><text:span text:style-name="T653">бн</text:span><text:span text:style-name="T652">ѫти</text:span><text:span text:style-name="T649"> &lt;</text:span><text:span text:style-name="T650">*gyb-nǫti &gt;</text:span><text:span text:style-name="T651"> Ukr. </text:span><text:span text:style-name="T654">ги</text:span><text:span text:style-name="T655">н</text:span><text:span text:style-name="T654">ути, </text:span><text:span text:style-name="T656">vs </text:span><text:span text:style-name="T651">OCS</text:span><text:span text:style-name="T649"> </text:span><text:span text:style-name="T652">оусънѫти</text:span><text:span text:style-name="T649"> &lt;*usъp-nǫti </text:span><text:span text:style-name="T651">(</text:span><text:span text:style-name="T649">cf. 3sg. aor. </text:span><text:span text:style-name="T652">оусъпе</text:span><text:span text:style-name="T657">), Ru. </text:span><text:span text:style-name="T658">тонуть </text:span><text:span text:style-name="T659">&lt;*top‑</text:span><text:span text:style-name="T660">nǫti</text:span><text:span text:style-name="T661">, </text:span><text:span text:style-name="T662">though </text:span><text:span text:style-name="T663">see </text:span><text:span text:style-name="T662">Meillet (1965: 142)</text:span><text:span text:style-name="T664">).</text:span></text:p>
      <text:p text:style-name="P103">Geminate consonants were banned and either simplified (<text:span text:style-name="T300">и</text:span><text:span text:style-name="T299">с</text:span><text:span text:style-name="T300">ѣшти</text:span> &lt;*jь<text:span text:style-name="T665">s-s</text:span>ekti) or <text:span text:style-name="T666">dissimilated</text:span> (<text:span text:style-name="T300">процви</text:span><text:span text:style-name="T299">ст</text:span><text:span text:style-name="T300">и</text:span> &lt;*prokvi<text:span text:style-name="T665">t-t</text:span>i).</text:p>
      <text:p text:style-name="P104">The ban on *sr/*zr is dealt with by <text:span text:style-name="T648">insert</text:span>ion of<text:span text:style-name="T648"> </text:span><text:span text:style-name="T644">*t </text:span><text:span text:style-name="T667">and </text:span><text:span text:style-name="T644">*d respectively, </text:span><text:span text:style-name="T668">but </text:span><text:span text:style-name="T669">the commonly-cited </text:span><text:span text:style-name="T668">examples of *str &lt;*sr </text:span><text:span text:style-name="T670">(</text:span><text:span text:style-name="T671">сестра</text:span><text:span text:style-name="T670">, </text:span><text:span text:style-name="T671">строуꙗ</text:span><text:span text:style-name="T670">, </text:span><text:span text:style-name="T671">остръ</text:span><text:span text:style-name="T670">)</text:span><text:span text:style-name="T668"> a</text:span><text:span text:style-name="T667">ll concern</text:span><text:span text:style-name="T668"> root-internal </text:span><text:span text:style-name="T667">*sr where insertion of *t is common also to the Germanic and sometimes Baltic cognates. </text:span><text:span text:style-name="T672">T</text:span><text:span text:style-name="T667">he examples give</text:span><text:span text:style-name="T673">n</text:span><text:span text:style-name="T667"> by Meillet (1965: 136) include: (for </text:span><text:span text:style-name="T671">строуꙗ</text:span><text:span text:style-name="T674">) </text:span><text:span text:style-name="T675">Lith. dial. </text:span><text:span text:style-name="T676">srauja</text:span><text:span text:style-name="T677"> next to Latvian </text:span><text:span text:style-name="T676">strauja</text:span><text:span text:style-name="T677">, then Germanic *straum‑ (&gt; Eng. </text:span><text:span text:style-name="T676">stream</text:span><text:span text:style-name="T677">, </text:span><text:span text:style-name="T678">Old Norse</text:span><text:span text:style-name="T677"> </text:span><text:span text:style-name="T676">straum</text:span><text:span text:style-name="T679">r</text:span><text:span text:style-name="T677"> etc.); </text:span><text:span text:style-name="T680">(for </text:span><text:span text:style-name="T681">остръ</text:span><text:span text:style-name="T680">) Lith. </text:span><text:span text:style-name="T682">aštrus, </text:span><text:span text:style-name="T680">Gk. </text:span><text:span text:style-name="T682">ἄκρος ­</text:span><text:span text:style-name="T680">(here the *s is from PIE *ḱ). </text:span><text:span text:style-name="T683">As Meillet says, “</text:span><text:span text:style-name="T684">ce n'est pas un developpement germano-balto-slave ; d'une part, le developpement d'un </text:span><text:span text:style-name="T683">-t-</text:span><text:span text:style-name="T684"> dans le groupe </text:span><text:span text:style-name="T683">sr </text:span><text:span text:style-name="T684">est chose naturelle et se retrouve ailleurs (fr. pop. </text:span><text:span text:style-name="T683">castrole </text:span><text:span text:style-name="T684">de</text:span><text:span text:style-name="T683"> casserole</text:span><text:span text:style-name="T684">) et, d'autre part, le developpement de </text:span><text:span text:style-name="T683">t </text:span><text:span text:style-name="T684">en ces conditions n'est pas general en baltique: </text:span><text:span text:style-name="T683">str </text:span><text:span text:style-name="T684">est regulier en lette, mais </text:span><text:span text:style-name="T683">sr </text:span><text:span text:style-name="T684">subsiste couramment en lituanien.</text:span><text:span text:style-name="T683">”, </text:span><text:span text:style-name="T685">so we can’t really be sure when the Slavic change took place or whether it was still active during our LCS stage. The only indication of its activity in OCS is the single Psal. </text:span><text:span text:style-name="T686">ⱄⱅⱃ</text:span><text:span text:style-name="T687">ⰰⰿⱁⰿⱐ</text:span><text:span text:style-name="T685"> &lt;*sorm-omь spelling cited by Diels (p. 122); otherwise new /sr/ from metathesised *sErC groups </text:span><text:span text:style-name="T688">is tolerated</text:span><text:span text:style-name="T685"> unchanged.</text:span></text:p>
      <text:p text:style-name="P105"><text:span text:style-name="T689">New occurences of </text:span><text:span text:style-name="T690">*zr, on the other hand, </text:span><text:span text:style-name="T689">are regularly generated </text:span><text:span text:style-name="T691">in the language</text:span><text:span text:style-name="T689"> right up to OCS times, </text:span><text:span text:style-name="T692">not only </text:span><text:span text:style-name="T691">in the derivational-morphology </text:span><text:span text:style-name="T692">because of the verb-prefixes *orz‑, *vъz‑, *jьz‑ (e.g. </text:span><text:span text:style-name="T693">Supr. 3sg. aor. </text:span><text:span text:style-name="T694">въ</text:span><text:span text:style-name="T695">здр</text:span><text:span text:style-name="T694">оу</text:span><text:span text:style-name="T693"> ‘</text:span><text:span text:style-name="T696">roared’</text:span><text:span text:style-name="T693">, from *vъz-ruti</text:span><text:span text:style-name="T692">), but</text:span><text:span text:style-name="T689"> </text:span><text:span text:style-name="T697">also </text:span><text:span text:style-name="T689">because of the clitic prepositions *jьz and *bez, </text:span><text:span text:style-name="T698">which form one phonological word with whatever </text:span><text:span text:style-name="T699">follows them</text:span><text:span text:style-name="T698"> </text:span><text:span text:style-name="T700">and thus cause OCS spellings like Mar. Luke 1 ⰻ</text:span><text:span text:style-name="T701">ⰸⰴⱃ</text:span><text:span text:style-name="T700">ⱘⰽⱏ &lt;*jь.z</text:span><text:span text:style-name="T702"> ‿</text:span><text:span text:style-name="T700">rǫ.kъ. </text:span><text:span text:style-name="T703">Meillet </text:span><text:span text:style-name="T704">(p. 136) </text:span><text:span text:style-name="T703">also cites the Old Polish adverb </text:span><text:span text:style-name="T705">zdręki</text:span><text:span text:style-name="T703"> </text:span><text:soft-page-break/><text:span text:style-name="T703">&lt;</text:span><text:span text:style-name="T704">*jьz</text:span><text:span text:style-name="T702"> ‿</text:span><text:span text:style-name="T700">rǫ.k</text:span><text:span text:style-name="T704">y, which proves that the phenomenon is not limited to SSl. or OCS.</text:span><text:span text:style-name="T700"> </text:span><text:span text:style-name="T703">Curiously, though, despite this overwhelming evidence of a synchronic</text:span><text:span text:style-name="T706"> /zr/ &gt; /zdr/ rule </text:span><text:span text:style-name="T707">in OCS, /zr/ from the metathesised *zork‑ root is never spelt &lt;</text:span><text:span text:style-name="T708">здрак</text:span><text:span text:style-name="T707">&gt; and so seems to be tolerated, even though Diels cites </text:span><text:span text:style-name="T709">prepositional forms like Supr. </text:span><text:span text:style-name="T710">бе</text:span><text:span text:style-name="T711">ꙁдр</text:span><text:span text:style-name="T710">аꙁоума </text:span><text:span text:style-name="T712">&lt;*bez ‿*orzuma</text:span><text:span text:style-name="T709">, </text:span><text:span text:style-name="T710">бе</text:span><text:span text:style-name="T711">здр</text:span><text:span text:style-name="T710">ала </text:span><text:span text:style-name="T712">&lt;*bez ‿*ordla,</text:span><text:span text:style-name="T709"> which come from metathesised </text:span><text:span text:style-name="T713">*</text:span><text:span text:style-name="T709">orT‑ groups </text:span><text:span text:style-name="T714">but </text:span><text:span text:style-name="T715">do</text:span><text:span text:style-name="T714"> show inserted /d/. </text:span><text:span text:style-name="T716">Such inconsistency is hard to explain unless the addition of /d/ has been partly morphologised as a variant of specifically the prepositions </text:span><text:span text:style-name="T717">before /r/.</text:span></text:p>
      <text:p text:style-name="P106">With such a sound-change that appears most often at morpheme or straight-up word-boundaries, there is a strong drive to restore the underlying <text:span text:style-name="T718">shape of the constituent parts, hence the modern languages have mostly restored /zr/ groups in e.g. Russian </text:span><text:span text:style-name="T719">разрешить</text:span><text:span text:style-name="T720">, and there are traces of this even in Psalterium Sinaiticum: Psalm 48 ⰻ</text:span><text:span text:style-name="T721">ⰸⱃ</text:span><text:span text:style-name="T720">ⱘⰽⱏⰹ (Diels 1963: 122). </text:span><text:span text:style-name="T722">In</text:span><text:span text:style-name="T720"> Old Rus</text:span><text:span text:style-name="T722">sian, the</text:span><text:span text:style-name="T720"> Uspenskij Sbornik is pretty consistent in keeping prefixed verb-forms like </text:span><text:span text:style-name="T723">раздрушить </text:span><text:span text:style-name="T724">&lt;*orzrušitь, but by the time of the Laurentian Codex we get forms like </text:span><text:span text:style-name="T723">възрадуем</text:span><text:span text:style-name="T724"> and </text:span><text:span text:style-name="T723">неизреченное</text:span><text:span text:style-name="T724">.</text:span></text:p>
      <text:p text:style-name="P107">Therefore even though *sr &gt; *str and *zr &gt; *zdr appear to be simply voiced and unvoiced variants of the same sound change, the practical effects <text:span text:style-name="T725">are very different </text:span><text:span text:style-name="T726">because the former is, from the LCS perspective, totally ‘opaque’, </text:span><text:span text:style-name="T727">since it only </text:span><text:span text:style-name="T728">occur</text:span><text:span text:style-name="T727">s </text:span><text:span text:style-name="T728">in roots and thus </text:span><text:span text:style-name="T727">is </text:span><text:span text:style-name="T729">not analysable by speakers into constituent morphemes </text:span><text:span text:style-name="T730">without the inserted stop, in the way that /bez</text:span><text:span text:style-name="T731"> ‿drǫky/ can be identified with separate /bez/ and /rǫky/. </text:span></text:p>
      <text:p text:style-name="P108">For this reason I don’t include /zdr/ &lt;*zr at prefix or preposition-boundaries in my LCS system, so that investigators can <text:span text:style-name="T732">see for themselves the extent of </text:span>each text’s<text:span text:style-name="T732"> </text:span><text:span text:style-name="T733">adherence to the expected phonological development vs restoration </text:span>of /zr/ under morphological pressure.</text:p>
      <text:p text:style-name="P109"><text:span text:style-name="T734">Following the same </text:span><text:span text:style-name="T735">logic</text:span><text:span text:style-name="T734"> I also retain illegal *ss and *sš groups in prefixed-verbs like </text:span><text:span text:style-name="T736">Psal. </text:span><text:span text:style-name="T737">ⰻⱄⱗⱍⰵ</text:span><text:span text:style-name="T734"> &lt;</text:span><text:span text:style-name="T738">*jьs‑sę</text:span><text:span text:style-name="T736">če, Mar. </text:span><text:span text:style-name="T737">ⰺⱎⰵⰴⱏ</text:span><text:span text:style-name="T739"> </text:span><text:span text:style-name="T738">&lt;*jьs‑šьdъ, </text:span><text:span text:style-name="T736">Assemanianus </text:span><text:span text:style-name="T737">ⱃⰰⱎⰹⱃⱑⱙⱅ̆</text:span><text:span text:style-name="T736"> &lt;*ors‑šiŕǢjǫtъ, </text:span><text:span text:style-name="T738">be</text:span><text:span text:style-name="T736">cause th</text:span><text:span text:style-name="T740">at</text:span><text:span text:style-name="T736"> same drive towards restoration of the underlying *jьs can be seen in modern Russian </text:span><text:span text:style-name="T741">и</text:span><text:span text:style-name="T742">сс</text:span><text:span text:style-name="T741">якнуть, ра</text:span><text:span text:style-name="T742">сш</text:span><text:span text:style-name="T741">ирять,</text:span><text:span text:style-name="T736"> and Laurentian Codex </text:span><text:span text:style-name="T743">ра</text:span><text:span text:style-name="T744">сш</text:span><text:span text:style-name="T743">едше</text:span><text:span text:style-name="T736">.</text:span><text:span text:style-name="T736"><text:note text:id="ftn16" text:note-class="footnote"><text:note-citation>16</text:note-citation><text:note-body><text:p text:style-name="P110">Conversely, sequences <text:span text:style-name="T745">of</text:span> *sk, *zg <text:span text:style-name="T745">at </text:span>prefix-boundaries <text:span text:style-name="T745">which </text:span><text:span text:style-name="T746">show</text:span> PV1 <text:span text:style-name="T746">reflexes</text:span>, like Mar., Zogr. <text:span text:style-name="T300">ⱃⰰ</text:span><text:span text:style-name="T299">ⱎⱅ</text:span><text:span text:style-name="T300">ⱐⱅⰵⱅⱏ </text:span><text:span text:style-name="T310">&lt;*orš-čьtetъ (ECS *sk</text:span><text:span text:style-name="T747">ĭt‑ &gt; *ščĭt‑), Psal. </text:span><text:span text:style-name="T300">ⱃⰰ</text:span><text:span text:style-name="T299">ⰶⰴ</text:span><text:span text:style-name="T300">ⰹⰷⰰⰵⱅⱏ </text:span><text:span text:style-name="T310">&lt;*orž‑ǯigajetъ (ECS *zg</text:span><text:span text:style-name="T748">ī</text:span><text:span text:style-name="T310">g‑ &gt; *žǯ</text:span><text:span text:style-name="T748">ī</text:span><text:span text:style-name="T310">g‑) are kept </text:span><text:span text:style-name="T749">as *š</text:span><text:span text:style-name="T750">č</text:span><text:span text:style-name="T749">, *žǯ</text:span><text:span text:style-name="T310">. </text:span><text:span text:style-name="T751">Such forms may well not go all the way back to the time of PV1, and instead be just the result of a synchronic rule prohibit</text:span><text:span text:style-name="T752">ing</text:span><text:span text:style-name="T751"> /zž/ and </text:span><text:span text:style-name="T753">/</text:span><text:span text:style-name="T751">sč/ (&gt; /žǯ/ and /šč/) </text:span><text:span text:style-name="T754">that remained active until much more recently</text:span><text:span text:style-name="T751">, </text:span><text:span text:style-name="T752">especially given </text:span><text:span text:style-name="T755">prepositional-phrase </text:span><text:span text:style-name="T752">forms like Psal. </text:span><text:span text:style-name="T756">ⰹ</text:span><text:span text:style-name="T757">ⱎⱅ</text:span><text:span text:style-name="T756">ⱃⱑⰲⰰ </text:span><text:span text:style-name="T752">&lt;*jьs ‿*červa, </text:span><text:span text:style-name="T753">so this is arguably inconsistent with my treatment of *ss, *sš etc. </text:span><text:span text:style-name="T758">My justification is </text:span><text:span text:style-name="T759">firstly </text:span><text:span text:style-name="T758">that</text:span><text:span text:style-name="T760"> </text:span><text:span text:style-name="T310">*sk, *zg &gt; </text:span><text:span text:style-name="T761">*šč, *žǯ</text:span><text:span text:style-name="T760"> are </text:span><text:span text:style-name="T762">conspicuously</text:span><text:span text:style-name="T760"> PV1-changes, </text:span><text:span text:style-name="T758">which we </text:span><text:span text:style-name="T763">know</text:span><text:span text:style-name="T764"> originated well before our target LCS point, </text:span><text:span text:style-name="T765">whereas</text:span><text:span text:style-name="T766"> </text:span><text:span text:style-name="T767">the precise timing of </text:span><text:span text:style-name="T766">de-gemination or simplification of *sš</text:span><text:span text:style-name="T764"> </text:span><text:span text:style-name="T767">is</text:span><text:span text:style-name="T768"> </text:span><text:span text:style-name="T769">less clear-cut;</text:span><text:span text:style-name="T768"> </text:span><text:span text:style-name="T770">and secondly that even in languages like Russian which orthographically have restored &lt;сч&gt; and &lt;зж&gt; spellings in compounds like </text:span><text:span text:style-name="T771">и</text:span><text:span text:style-name="T772">сч</text:span><text:span text:style-name="T771">езнуть</text:span><text:span text:style-name="T770"> and </text:span><text:span text:style-name="T771">ра</text:span><text:span text:style-name="T772">зж</text:span><text:span text:style-name="T771">ечь</text:span><text:span text:style-name="T770">, </text:span><text:span text:style-name="T773">the pronunciations are still arguably direct reflexes of LCS *šč and *žǯ, viz. [ɕː] and [ʐː] (or, in the conservative Moscow-dialect, </text:span><text:span text:style-name="T774">t</text:span><text:span text:style-name="T773">he palatalised [ʑː] found also in до</text:span><text:span text:style-name="T775">ждь</text:span><text:span text:style-name="T776"> &lt;*dъžђь).</text:span></text:p></text:note-body></text:note></text:span></text:p>
      <text:p text:style-name="P111"><text:s/></text:p>
      <text:p text:style-name="P112"><text:span text:style-name="T777">jьskěliti </text:span><text:span text:style-name="T778">(Meillet 1965: 1</text:span><text:span text:style-name="T777">33</text:span><text:span text:style-name="T778">)</text:span></text:p>
      <text:p text:style-name="P113">обновити/<text:span text:style-name="T779">оходити ошьлъ</text:span> </text:p>
      <text:p text:style-name="P113"/>
      <text:p text:style-name="P114">1.2 <text:span text:style-name="T780">Morphological innovations that </text:span><text:span text:style-name="T781">scupper LCS reconstruction</text:span></text:p>
      <text:p text:style-name="P115"><text:s/></text:p>
      <text:p text:style-name="P116"/>
      <text:p text:style-name="P117"><text:span text:style-name="T782">An example of</text:span><text:span text:style-name="T783"> </text:span><text:span text:style-name="T782">morphological</text:span><text:span text:style-name="T783"> </text:span><text:span text:style-name="T782">change contingent upon structural phonological change, leading to manuscript forms which preclude </text:span><text:span text:style-name="T783">any</text:span><text:span text:style-name="T782"> </text:span><text:span text:style-name="T784">valid re</text:span><text:span text:style-name="T785">construction</text:span><text:span text:style-name="T782"> of </text:span><text:span text:style-name="T783">their</text:span><text:span text:style-name="T782"> direct LCS-stage ancestor</text:span><text:span text:style-name="T783">s</text:span><text:span text:style-name="T782">, </text:span><text:span text:style-name="T783">is the replacement of i‑stem endings with those of the corresponding jo- or j</text:span><text:span text:style-name="T786">ā-stems</text:span><text:span text:style-name="T783">, in nouns whose stems end on labials or the subset of LCS dental consonants which lack palatal counterparts, viz. /d t s z/</text:span><text:span text:style-name="T783"><text:note text:id="ftn17" text:note-class="footnote"><text:note-citation>17</text:note-citation><text:note-body><text:p text:style-name="P118">In some dialects <text:span text:style-name="T787">(notably East Slavic)</text:span> the PV3 reflexes *ś and *ʒ became patalised counterparts to plain /s, z/, <text:span text:style-name="T787">i.e. /s’, z’/, </text:span><text:span text:style-name="T788">and merged with the /s’, z’/ that developed from LCS *s,z before front-vowels. </text:span><text:span text:style-name="T789">Thus it would be technically be possible to derive the modern Russian dat. pl. of LCS *vьsь ‘village’ (</text:span><text:span text:style-name="T790">ве́сям)</text:span><text:span text:style-name="T791"> from **vьxamъ (&gt;vьśamъ &gt;/v</text:span></text:p></text:note-body></text:note></text:span><text:span text:style-name="T783">. </text:span><text:span text:style-name="T784">Evidence </text:span><text:span text:style-name="T792">for</text:span><text:span text:style-name="T784"> such a change is furnished by the </text:span><text:span text:style-name="T793">Old Russian masc gen./acc. form </text:span><text:span text:style-name="T794">татѧ</text:span><text:span text:style-name="T795"> </text:span><text:span text:style-name="T793">from the 1229 Treaty between Smolensk, Riga and Gotland (Version A).</text:span><text:span text:style-name="T796"> </text:span><text:span text:style-name="T795">LCS *tatь is a</text:span><text:span text:style-name="T796"> masc. i-stem noun with genitive *tati, as it still appears in the Codex Suprasliensis translation of John Chrysostom's Homily for Holy Thursday (</text:span><text:span text:style-name="T797">...то кажетъ владꙑкꙑ чловѣколюбь҆ѥ҅· ꙗ҅ко прѣданника </text:span><text:soft-page-break/><text:span text:style-name="T797">раꙁбои҅ника тат</text:span><text:span text:style-name="T798">и</text:span><text:span text:style-name="T797">...</text:span><text:span text:style-name="T796">)</text:span><text:span text:style-name="T795">, but in the dialect underlying the </text:span><text:span text:style-name="T799">1229</text:span><text:span text:style-name="T800"> Treaty</text:span><text:span text:style-name="T795"> the rise of </text:span><text:span text:style-name="T801">phonemically </text:span><text:span text:style-name="T795">palatalised /t'/ </text:span><text:span text:style-name="T801">after the Jer Shift means that the stem (and the nom. sg. </text:span><text:span text:style-name="T802">тать</text:span><text:span text:style-name="T801"> /tat'/) of this noun now end</text:span><text:span text:style-name="T803">s</text:span><text:span text:style-name="T801"> on the same class of "soft" consonants as original jo-stem nouns like *pastyŕь &gt; /pastyr'/, where the original LCS palatal *ŕ has fallen together with secondarily-palatalised /r'/ from plain LCS *r before LCS front-vowels</text:span><text:span text:style-name="T804">, in e.g. the original i-stem *zvěrь &gt; /zvěr'/</text:span><text:span text:style-name="T804"><text:note text:id="ftn0"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at least /r’/ did occur in the Bulgarian dialect underlying it. Numerous spellings in Supr. like боура &lt;*buŕǢ, о҄укараѥ͑тъ <text:s/>&lt;*ukaŕǢjetъ, мороу &lt;*moŕu etc., however, point to a hardening of LCS *ŕ to plain /r/, so it’s difficult to know whether звѣрѣ spellings stem from a genuine /zvěŕa/ form in the history of the language, or if they instead represent synchronic /zvěra/, i.e. with a hard o-stem ending, but with confusion by the scribe between &lt;ра&gt;, &lt;рꙗ&gt;, and &lt;рѣ&gt; spellings for what in his/her language would’ve all been /ra/.</text:p></text:note-body></text:note></text:span><text:span text:style-name="T804">. This system thus no longer distinguishes between </text:span><text:span text:style-name="T803">descendants of the original</text:span><text:span text:style-name="T804"> LCS palatals and </text:span><text:span text:style-name="T803">the newly </text:span><text:span text:style-name="T804">secondarily-palatalised consonants like /t'/:</text:span><text:span text:style-name="T805"> </text:span><text:span text:style-name="T803">both are now together in the set of 'soft' consonants, opposed to their </text:span><text:span text:style-name="T806">'plain' or </text:span><text:span text:style-name="T803">'hard' counterparts, and so tend towards taking the same set of inflectional endings (in this case those of the original jo-stems)</text:span><text:span text:style-name="T807">. </text:span><text:span text:style-name="T808">Consequently, a word like </text:span><text:span text:style-name="T802">тать</text:span><text:span text:style-name="T808"> has begun to take jo-stem endings, including the Old Russian /a/ reflex of LCS *Ǣ in the gen</text:span><text:span text:style-name="T809">itive/accusative singular.</text:span></text:p>
      <text:p text:style-name="P119"><text:span text:style-name="Default_20_Paragraph_20_Font"><text:span text:style-name="T810">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11"> татю</text:span></text:span><text:span text:style-name="Default_20_Paragraph_20_Font"><text:span text:style-name="T810">), we don't even have an LCS archiphoneme available to signal a preceding soft-consonant; there's simply no way of getting from LCS *tatu to Russian /tat'u</text:span></text:span><text:span text:style-name="Default_20_Paragraph_20_Font"><text:span text:style-name="T811">/, </text:span></text:span><text:span text:style-name="Default_20_Paragraph_20_Font"><text:span text:style-name="T810">because</text:span></text:span><text:span text:style-name="Default_20_Paragraph_20_Font"><text:span text:style-name="T811"> </text:span></text:span><text:span text:style-name="Default_20_Paragraph_20_Font"><text:span text:style-name="T810">such a form was only made possible by the rise of phonemic /t'/, so our ability to index it with our LCS system is gone.</text:span></text:span></text:p>
      <text:p text:style-name="P120">Were the same shift from i-stem to jo-stem to occur in a word like *zvěrь</text:p>
      <text:p text:style-name="P121"><text:span text:style-name="Default_20_Paragraph_20_Font"><text:span text:style-name="T812">Forms like </text:span></text:span><text:span text:style-name="Default_20_Paragraph_20_Font"><text:span text:style-name="T813">татѧ</text:span></text:span><text:span text:style-name="Default_20_Paragraph_20_Font"><text:span text:style-name="T81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A more extreme example would be the modern standard Bulgarian 1</text:span></text:span><text:span text:style-name="Default_20_Paragraph_20_Font"><text:span text:style-name="T814">st</text:span></text:span><text:span text:style-name="Default_20_Paragraph_20_Font"><text:span text:style-name="T812">. pres. sg. ending of original class IV verbs: </text:span></text:span></text:p>
      <text:p text:style-name="P122"/>
      <text:p text:style-name="P122"/>
      <text:p text:style-name="P122"/>
      <text:p text:style-name="P122">//<text:span text:style-name="T815">this is </text:span><text:span text:style-name="T816">just rough unstructured ideas, some of which may already have been incorporated into the text above</text:span></text:p>
      <text:p text:style-name="P122"/>
      <text:p text:style-name="P123">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4"/>
      <text:p text:style-name="P125"><text:span text:style-name="T817">For example, whether or not </text:span><text:span text:style-name="T818">there actually existed at the LCS stage a</text:span><text:span text:style-name="T817"> </text:span><text:span text:style-name="T819">mechanism for deriving </text:span><text:span text:style-name="T817">secondary-imperfective verb</text:span><text:span text:style-name="T819">s like OCS</text:span><text:span text:style-name="T817"> </text:span><text:span text:style-name="T820">разарꙗти</text:span><text:span text:style-name="T821"> </text:span><text:span text:style-name="T822">&lt;*orzaŕǢti</text:span><text:span text:style-name="T823"> from the prefixed </text:span><text:span text:style-name="T824">разорити</text:span><text:span text:style-name="T823"> </text:span><text:span text:style-name="T825">*</text:span><text:span text:style-name="T818">orzoriti is irrelevant, because LCS /</text:span><text:span text:style-name="T822">orzaŕǢti/ does not violate the rule of LCS phonotactics: palatal /ŕ/ can be followed by /Ǣ/ </text:span><text:span text:style-name="T818"><text:s/></text:span><text:span text:style-name="T826">because such a combination exists in the paradigms of wholly securely reconstructable jo-stem nouns, e.g. nt. gen. sg. *moŕǢ</text:span><text:span text:style-name="T827"> (&gt; Pol. morza, OCS </text:span><text:span text:style-name="T828">морꙗ</text:span><text:span text:style-name="T827">, Ru. моря, etc.)</text:span></text:p>
      <text:p text:style-name="P126"/>
      <text:p text:style-name="P127"><text:span text:style-name="T310">In the case of Supr. Gsg. masc. ꙁвѣрѣ, for an original i-stem (звѣри &lt;*zvěri),</text:span><text:span text:style-name="T829">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text:span><text:soft-page-break/><text:span text:style-name="T829">with original LCS palatal /ŕ/, so that the nom. sg. *zvěrь became /zvěr'/, </text:span><text:span text:style-name="T830">and its stem now </text:span><text:span text:style-name="T829">end</text:span><text:span text:style-name="T830">ed</text:span><text:span text:style-name="T829"> on the same consonant </text:span><text:span text:style-name="T830">/r'/ </text:span><text:span text:style-name="T829">as</text:span><text:span text:style-name="T830"> original ja- and jo-stems ending on LCS *ŕ like </text:span><text:span text:style-name="T831">мор</text:span><text:span text:style-name="T832">҄</text:span><text:span text:style-name="T831">е</text:span><text:span text:style-name="T830"> and </text:span><text:span text:style-name="T831">боурꙗ</text:span><text:span text:style-name="T833">, so it began to be inflected as a jo-stem masculine instead of an i-stem. </text:span></text:p>
      <text:p text:style-name="P128"/>
      <text:p text:style-name="P129"/>
      <text:p text:style-name="P130">It should be emphasised that the historical reality of our reconstructions is only of concern at the phonological level<text:span text:style-name="T834">, that is, phonemes and phonotactics; the plausibility of higher-level structures built out of these units, <text:s/></text:span></text:p>
      <text:p text:style-name="P131"/>
      <text:p text:style-name="P131"/>
      <text:p text:style-name="P131">-<text:span text:style-name="T835">Mention the problems with my class “16” verbs in the morphology-section – i.e. , PAPs in /v/ aren’t very realistic for *žьńǫ, bastard Suprasliensis has PPP заклатъ </text:span><text:span text:style-name="T836">(a noisome foulness)</text:span><text:span text:style-name="T835">, etc.</text:span></text:p>
      <text:p text:style-name="P132">-Could talk about the impossibility of dealing with sъmęšę deviances of S-aorist sъmęsę (vs. sъmętǫ sъmętošę), since unlike with nasal-stems, the deviance-slot here is taken up with the -ox- aorists, leaving no room for deviantly-RUKI’d S-aorists</text:p>
      <text:p text:style-name="P132"/>
      <text:p text:style-name="P132">-<text:span text:style-name="T837">Could use the овьсяныи OR adjective as another example of derivational-morphology made possible only be the rise of soft /s’/ (if it can be confirmed that the *ěnъ adjectival suffix in e.g. OCS оловѣнъ ‘leaden’ is LCS)</text:span></text:p>
      <text:p text:style-name="P132"/>
      <text:p text:style-name="P133">-възлакати would be a good one to use to talk about the unmetathesised groups like *old-, *olk- etc., because the “corpus-forms” table of my thing shows many examples of metathesised and unmetathesised forms</text:p>
      <text:p text:style-name="P132"/>
      <text:p text:style-name="P132"/>
      <text:p text:style-name="P134"><text:span text:style-name="T838">LCS </text:span>Morphology <text:span text:style-name="T838">and the Autoreconstructor</text:span></text:p>
      <text:p text:style-name="P135"/>
      <text:p text:style-name="P135">- Consonant-stems – with the *teĺ- suffix agent-nouns, I mostly follow people like Meillet (1965: <text:span text:style-name="T839">42</text:span>6) in taking consonant-stem endings in most of the plural, <text:span text:style-name="T840">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5">- <text:span text:style-name="T841">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5"/>
      <text:p text:style-name="P136">-<text:span text:style-name="T842">Talk about the pres. forms of *telћi and link back to the discussion about the difficulties with syllabic *ĺ̥, saying that Derksen and the two Czech dictionaries cite <text:s/>*tl̥kǫ forms, and that Zogr. mostly spells this group with &lt;лъ&gt; as well, </text:span><text:span text:style-name="T843">which </text:span><text:span text:style-name="T844">would suggest an switch from e- to o-grade ablaut between the full-grade and zero-grade stems,</text:span><text:span text:style-name="T842"> but also that the issue is confounded by the existence of an o-grade form of the verb *tolћi suggested by the PPP form ⱀⰵⱂⱃⱁ</text:span><text:span text:style-name="T845">ⱅⰾⰰⱍ</text:span><text:span text:style-name="T842">ⰵⱀⱘⱙ &lt;*pro</text:span><text:span text:style-name="T845">tolč</text:span><text:span text:style-name="T842">enǫjǫ in Psal. Psalm 138</text:span></text:p>
      <text:p text:style-name="P135"/>
      <text:p text:style-name="P135">-<text:span text:style-name="T846">The seeming impossibility of reconstructing aberrations like Supr. жласти, жладьба, from what can only be an original *geld- root and likely a Germanic loan (cf. 1X жлѣдетъ in the same text, or OR </text:span><text:span text:style-name="T847">желести) </text:span><text:span text:style-name="T848">are real barriers to </text:span><text:span text:style-name="T846"><text:s text:c="2"/></text:span></text:p>
      <text:p text:style-name="P135"/>
      <text:p text:style-name="P135">-<text:span text:style-name="T849">Could use нарицати as example of too coarse-grained lemmatisation in TOROT</text:span></text:p>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
      <text:p text:style-name="P135"/>
      <text:p text:style-name="P137">Autoreconstructed forms are actually built out of a pre-dejotation stage, with dejotation applied as a post-processing step, because this greatly simplifies the inflectional morphology in places like the past-active-participle <text:span text:style-name="T850">and 1sg pres. indic.</text:span> of class IV (-iti) verbs: we can just use the desinences <text:s/>*‑jь <text:span text:style-name="T850">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2">siujan</text:span> confirms an ECS form *sjū-tei for the verb *šiti), which it is outside the scope of this project to consider, as the goal here is to enable investigations of actual texts, for which such ECS differences are irrelevant. I cannot<text:span text:style-name="T851">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2T20:55:50.453012972</dc:date>
    <meta:editing-duration>P10DT22H41M42S</meta:editing-duration>
    <meta:editing-cycles>841</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42" meta:word-count="8497" meta:character-count="53551" meta:non-whitespace-character-count="45044"/>
  </office:meta>
</office:document-meta>
</file>